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monospace"/>
    <style:font-face style:name="Lohit Devanagari1" svg:font-family="'Lohit Devanagari'"/>
    <style:font-face style:name="Verdana2" svg:font-family="Verdana, sans-serif"/>
    <style:font-face style:name="Verdana" svg:font-family="Verdan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8" style:family="table">
      <style:table-properties style:width="17.013cm" fo:margin-left="0cm" table:align="left"/>
    </style:style>
    <style:style style:name="Table18.A" style:family="table-column">
      <style:table-column-properties style:column-width="3.81cm"/>
    </style:style>
    <style:style style:name="Table18.B" style:family="table-column">
      <style:table-column-properties style:column-width="13.203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6.514cm" fo:margin-left="0cm" table:align="left"/>
    </style:style>
    <style:style style:name="Table2.A" style:family="table-column">
      <style:table-column-properties style:column-width="6.35cm"/>
    </style:style>
    <style:style style:name="Table2.B" style:family="table-column">
      <style:table-column-properties style:column-width="10.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5" style:family="table">
      <style:table-properties style:width="9.97cm" table:align="margins"/>
    </style:style>
    <style:style style:name="Table15.A" style:family="table-column">
      <style:table-column-properties style:column-width="2.688cm" style:rel-column-width="17670*"/>
    </style:style>
    <style:style style:name="Table15.B" style:family="table-column">
      <style:table-column-properties style:column-width="7.281cm" style:rel-column-width="4786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 style:family="table">
      <style:table-properties style:width="9.97cm" table:align="margins"/>
    </style:style>
    <style:style style:name="Table15.A" style:family="table-column">
      <style:table-column-properties style:column-width="2.688cm" style:rel-column-width="17670*"/>
    </style:style>
    <style:style style:name="Table15.B" style:family="table-column">
      <style:table-column-properties style:column-width="7.281cm" style:rel-column-width="4786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3" style:family="table">
      <style:table-properties style:width="16.514cm" fo:margin-left="0cm" table:align="left"/>
    </style:style>
    <style:style style:name="Table13.A" style:family="table-column">
      <style:table-column-properties style:column-width="5.346cm"/>
    </style:style>
    <style:style style:name="Table13.B" style:family="table-column">
      <style:table-column-properties style:column-width="11.167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793cm"/>
    </style:style>
    <style:style style:name="Table3.B" style:family="table-column">
      <style:table-column-properties style:column-width="10.2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9" style:family="table">
      <style:table-properties style:width="10.026cm" table:align="margins"/>
    </style:style>
    <style:style style:name="Table19.A" style:family="table-column">
      <style:table-column-properties style:column-width="5.013cm" style:rel-column-width="32767*"/>
    </style:style>
    <style:style style:name="Table19.B" style:family="table-column">
      <style:table-column-properties style:column-width="5.013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 style:family="table">
      <style:table-properties style:width="10.026cm" table:align="margins"/>
    </style:style>
    <style:style style:name="Table19.A" style:family="table-column">
      <style:table-column-properties style:column-width="5.013cm" style:rel-column-width="32767*"/>
    </style:style>
    <style:style style:name="Table19.B" style:family="table-column">
      <style:table-column-properties style:column-width="5.013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break-before="page" table:align="left"/>
    </style:style>
    <style:style style:name="Table23.A" style:family="table-column">
      <style:table-column-properties style:column-width="6.793cm"/>
    </style:style>
    <style:style style:name="Table23.B" style:family="table-column">
      <style:table-column-properties style:column-width="10.22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4" style:family="table">
      <style:table-properties style:width="10.026cm" table:align="margins"/>
    </style:style>
    <style:style style:name="Table4.A" style:family="table-column">
      <style:table-column-properties style:column-width="5.013cm" style:rel-column-width="32767*"/>
    </style:style>
    <style:style style:name="Table4.B" style:family="table-column">
      <style:table-column-properties style:column-width="5.013cm" style:rel-column-width="32768*"/>
    </style:style>
    <style:style style:name="Table4.A1" style:family="table-cell">
      <style:table-cell-properties fo:padding="0.097cm" fo:border="none"/>
    </style:style>
    <style:style style:name="Table4" style:family="table">
      <style:table-properties style:width="10.026cm" table:align="margins"/>
    </style:style>
    <style:style style:name="Table4.A" style:family="table-column">
      <style:table-column-properties style:column-width="5.013cm" style:rel-column-width="32767*"/>
    </style:style>
    <style:style style:name="Table4.B" style:family="table-column">
      <style:table-column-properties style:column-width="5.013cm" style:rel-column-width="32768*"/>
    </style:style>
    <style:style style:name="Table4.A1" style:family="table-cell">
      <style:table-cell-properties fo:padding="0.097cm" fo:border="none"/>
    </style:style>
    <style:style style:name="Table8" style:family="table">
      <style:table-properties style:width="16.986cm" table:align="left"/>
    </style:style>
    <style:style style:name="Table8.A" style:family="table-column">
      <style:table-column-properties style:column-width="8.299cm"/>
    </style:style>
    <style:style style:name="Table8.B" style:family="table-column">
      <style:table-column-properties style:column-width="8.687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986cm" table:align="left"/>
    </style:style>
    <style:style style:name="Table5.A" style:family="table-column">
      <style:table-column-properties style:column-width="8.387cm"/>
    </style:style>
    <style:style style:name="Table5.B" style:family="table-column">
      <style:table-column-properties style:column-width="8.599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986cm" table:align="left"/>
    </style:style>
    <style:style style:name="Table7.A" style:family="table-column">
      <style:table-column-properties style:column-width="8.299cm"/>
    </style:style>
    <style:style style:name="Table7.B" style:family="table-column">
      <style:table-column-properties style:column-width="8.687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8.493cm" table:align="margins"/>
    </style:style>
    <style:style style:name="Table16.A" style:family="table-column">
      <style:table-column-properties style:column-width="3.54cm" style:rel-column-width="27323*"/>
    </style:style>
    <style:style style:name="Table16.B" style:family="table-column">
      <style:table-column-properties style:column-width="4.953cm" style:rel-column-width="3821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 style:family="table">
      <style:table-properties style:width="8.493cm" table:align="margins"/>
    </style:style>
    <style:style style:name="Table16.A" style:family="table-column">
      <style:table-column-properties style:column-width="3.54cm" style:rel-column-width="27323*"/>
    </style:style>
    <style:style style:name="Table16.B" style:family="table-column">
      <style:table-column-properties style:column-width="4.953cm" style:rel-column-width="3821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9" style:family="table">
      <style:table-properties style:width="16.986cm" table:align="left"/>
    </style:style>
    <style:style style:name="Table9.A" style:family="table-column">
      <style:table-column-properties style:column-width="8.417cm"/>
    </style:style>
    <style:style style:name="Table9.B" style:family="table-column">
      <style:table-column-properties style:column-width="8.569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6.986cm" table:align="left"/>
    </style:style>
    <style:style style:name="Table12.A" style:family="table-column">
      <style:table-column-properties style:column-width="7.207cm"/>
    </style:style>
    <style:style style:name="Table12.B" style:family="table-column">
      <style:table-column-properties style:column-width="9.779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6.986cm" table:align="left"/>
    </style:style>
    <style:style style:name="Table11.A" style:family="table-column">
      <style:table-column-properties style:column-width="8.505cm"/>
    </style:style>
    <style:style style:name="Table11.B" style:family="table-column">
      <style:table-column-properties style:column-width="8.481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0" style:family="table">
      <style:table-properties style:width="16.986cm" table:align="left"/>
    </style:style>
    <style:style style:name="Table20.A" style:family="table-column">
      <style:table-column-properties style:column-width="8.505cm"/>
    </style:style>
    <style:style style:name="Table20.B" style:family="table-column">
      <style:table-column-properties style:column-width="8.481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6" style:family="table">
      <style:table-properties style:width="16.933cm" fo:margin-left="0.09cm" table:align="left"/>
    </style:style>
    <style:style style:name="Table6.A" style:family="table-column">
      <style:table-column-properties style:column-width="5.611cm"/>
    </style:style>
    <style:style style:name="Table6.B" style:family="table-column">
      <style:table-column-properties style:column-width="11.32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1" style:family="table">
      <style:table-properties style:width="16.933cm" fo:margin-left="0.09cm" fo:break-before="page" table:align="left"/>
    </style:style>
    <style:style style:name="Table21.A" style:family="table-column">
      <style:table-column-properties style:column-width="5.611cm"/>
    </style:style>
    <style:style style:name="Table21.B" style:family="table-column">
      <style:table-column-properties style:column-width="11.322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5.995cm"/>
    </style:style>
    <style:style style:name="Table10.B" style:family="table-column">
      <style:table-column-properties style:column-width="11.017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5.995cm"/>
    </style:style>
    <style:style style:name="Table22.B" style:family="table-column">
      <style:table-column-properties style:column-width="11.017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5.789cm"/>
    </style:style>
    <style:style style:name="Table14.B" style:family="table-column">
      <style:table-column-properties style:column-width="11.2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5.405cm"/>
    </style:style>
    <style:style style:name="Table17.B" style:family="table-column">
      <style:table-column-properties style:column-width="11.608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paragraph-rsid="0037fbd7"/>
    </style:style>
    <style:style style:name="P2" style:family="paragraph" style:parent-style-name="Text_20_body">
      <style:text-properties fo:language="en" fo:country="GB" officeooo:rsid="000ee14d" officeooo:paragraph-rsid="000ee14d"/>
    </style:style>
    <style:style style:name="P3" style:family="paragraph" style:parent-style-name="Text_20_body">
      <style:text-properties fo:language="en" fo:country="GB" officeooo:rsid="0013e596" officeooo:paragraph-rsid="0013e596"/>
    </style:style>
    <style:style style:name="P4" style:family="paragraph" style:parent-style-name="Text_20_body">
      <style:text-properties fo:language="en" fo:country="GB" officeooo:rsid="0013e596" officeooo:paragraph-rsid="002a0671"/>
    </style:style>
    <style:style style:name="P5" style:family="paragraph" style:parent-style-name="Text_20_body">
      <style:text-properties fo:language="en" fo:country="GB" officeooo:rsid="0011489a" officeooo:paragraph-rsid="002a0671"/>
    </style:style>
    <style:style style:name="P6" style:family="paragraph" style:parent-style-name="Text_20_body">
      <style:text-properties fo:language="en" fo:country="GB" fo:font-weight="normal" officeooo:rsid="0018f5a1" officeooo:paragraph-rsid="002a0671" style:font-weight-asian="normal" style:font-weight-complex="normal"/>
    </style:style>
    <style:style style:name="P7" style:family="paragraph" style:parent-style-name="Text_20_body">
      <style:text-properties fo:language="en" fo:country="GB" fo:font-weight="normal" officeooo:rsid="00190971" officeooo:paragraph-rsid="002a0671" style:font-weight-asian="normal" style:font-weight-complex="normal"/>
    </style:style>
    <style:style style:name="P8" style:family="paragraph" style:parent-style-name="Text_20_body">
      <style:text-properties fo:language="en" fo:country="GB" officeooo:rsid="0048a5b6" officeooo:paragraph-rsid="002a0671"/>
    </style:style>
    <style:style style:name="P9" style:family="paragraph" style:parent-style-name="Text_20_body">
      <style:text-properties fo:language="en" fo:country="GB" officeooo:rsid="0021773e" officeooo:paragraph-rsid="002a0671"/>
    </style:style>
    <style:style style:name="P10" style:family="paragraph" style:parent-style-name="Text_20_body">
      <style:text-properties fo:language="en" fo:country="GB" officeooo:rsid="0021773e" officeooo:paragraph-rsid="003b9958"/>
    </style:style>
    <style:style style:name="P11" style:family="paragraph" style:parent-style-name="Text_20_body">
      <style:text-properties fo:language="en" fo:country="GB" officeooo:rsid="00367c37" officeooo:paragraph-rsid="002a0671"/>
    </style:style>
    <style:style style:name="P12" style:family="paragraph" style:parent-style-name="Text_20_body">
      <style:text-properties fo:language="en" fo:country="GB" officeooo:paragraph-rsid="002a0671"/>
    </style:style>
    <style:style style:name="P13" style:family="paragraph" style:parent-style-name="Text_20_body">
      <style:text-properties officeooo:rsid="0015f79e" officeooo:paragraph-rsid="0015f79e"/>
    </style:style>
    <style:style style:name="P14" style:family="paragraph" style:parent-style-name="Text_20_body">
      <style:text-properties officeooo:rsid="0015f79e" officeooo:paragraph-rsid="002a0671"/>
    </style:style>
    <style:style style:name="P15" style:family="paragraph" style:parent-style-name="Text_20_body">
      <style:text-properties officeooo:rsid="0014a924" officeooo:paragraph-rsid="0014a924"/>
    </style:style>
    <style:style style:name="P16" style:family="paragraph" style:parent-style-name="Text_20_body">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1457d5"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44f3e8"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Courier New" fo:font-size="10pt" fo:language="en" fo:country="GB" fo:font-style="normal" fo:text-shadow="none" style:text-underline-style="none" fo:font-weight="normal" officeooo:rsid="0013e596" officeooo:paragraph-rsid="002a0671"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3pt" fo:language="en" fo:country="GB" fo:font-style="normal" fo:text-shadow="none" style:text-underline-style="none" fo:font-weight="bold" officeooo:rsid="0044f3e8" officeooo:paragraph-rsid="002a0671" style:font-size-asian="13pt" style:font-style-asian="normal" style:font-weight-asian="bold" style:font-size-complex="13pt" style:font-style-complex="normal" style:font-weight-complex="bold" style:text-overline-style="none" style:text-overline-color="font-color"/>
    </style:style>
    <style:style style:name="P20" style:family="paragraph" style:parent-style-name="Text_20_body">
      <style:text-properties officeooo:rsid="0011489a" officeooo:paragraph-rsid="002a0671"/>
    </style:style>
    <style:style style:name="P21" style:family="paragraph" style:parent-style-name="Text_20_body">
      <style:text-properties officeooo:paragraph-rsid="002a0671"/>
    </style:style>
    <style:style style:name="P22" style:family="paragraph" style:parent-style-name="Text_20_body">
      <style:text-properties style:font-name="Verdana1" fo:font-size="10pt" fo:language="en" fo:country="GB" fo:font-weight="bold" officeooo:rsid="005e1db9" officeooo:paragraph-rsid="002a0671" style:font-size-asian="10pt" style:font-weight-asian="bold" style:font-size-complex="10pt" style:font-weight-complex="bold"/>
    </style:style>
    <style:style style:name="P23" style:family="paragraph" style:parent-style-name="Text_20_body">
      <style:text-properties style:font-name="Verdana1" fo:font-size="10pt" fo:language="en" fo:country="GB" fo:font-weight="bold" officeooo:paragraph-rsid="002a0671" style:font-size-asian="10pt" style:font-weight-asian="bold" style:font-size-complex="10pt" style:font-weight-complex="bold"/>
    </style:style>
    <style:style style:name="P24" style:family="paragraph" style:parent-style-name="Text_20_body">
      <style:text-properties style:font-name="Verdana1" fo:font-size="10pt" fo:language="en" fo:country="GB" fo:font-weight="bold" officeooo:rsid="0027c16d" officeooo:paragraph-rsid="002a0671" style:font-size-asian="10pt" style:font-weight-asian="bold" style:font-size-complex="10pt" style:font-weight-complex="bold"/>
    </style:style>
    <style:style style:name="P25" style:family="paragraph" style:parent-style-name="Text_20_body">
      <style:text-properties style:font-name="Verdana1" fo:font-size="10pt" fo:language="en" fo:country="GB" fo:font-weight="bold" officeooo:rsid="005b0cfa" officeooo:paragraph-rsid="002a0671" style:font-size-asian="10pt" style:font-weight-asian="bold" style:font-size-complex="10pt" style:font-weight-complex="bold"/>
    </style:style>
    <style:style style:name="P26" style:family="paragraph" style:parent-style-name="Text_20_body">
      <style:text-properties style:font-name="Verdana1" fo:font-size="10pt" fo:language="en" fo:country="GB" fo:font-weight="bold" officeooo:paragraph-rsid="0038fbeb" style:font-size-asian="10pt" style:font-weight-asian="bold" style:font-size-complex="10pt" style:font-weight-complex="bold"/>
    </style:style>
    <style:style style:name="P27" style:family="paragraph" style:parent-style-name="Text_20_body">
      <style:text-properties style:font-name="Verdana1" fo:font-size="10pt" fo:language="en" fo:country="GB" fo:font-weight="bold" officeooo:paragraph-rsid="003949db" style:font-size-asian="10pt" style:font-weight-asian="bold" style:font-size-complex="10pt" style:font-weight-complex="bold"/>
    </style:style>
    <style:style style:name="P28" style:family="paragraph" style:parent-style-name="Text_20_body">
      <style:paragraph-properties>
        <style:tab-stops>
          <style:tab-stop style:position="5.907cm"/>
        </style:tab-stops>
      </style:paragraph-properties>
      <style:text-properties style:font-name="Verdana1" fo:font-size="10pt" fo:language="en" fo:country="GB" fo:font-weight="bold" officeooo:paragraph-rsid="002a0671" style:font-size-asian="10pt" style:font-weight-asian="bold" style:font-size-complex="10pt" style:font-weight-complex="bold"/>
    </style:style>
    <style:style style:name="P29" style:family="paragraph" style:parent-style-name="Text_20_body">
      <style:text-properties style:font-name="Verdana1" fo:font-size="10pt" fo:language="en" fo:country="GB" fo:font-weight="bold" officeooo:paragraph-rsid="002a0671" fo:background-color="transparent" style:font-size-asian="10pt" style:font-weight-asian="bold" style:font-size-complex="10pt" style:font-weight-complex="bold"/>
    </style:style>
    <style:style style:name="P30" style:family="paragraph" style:parent-style-name="Text_20_body">
      <style:paragraph-properties>
        <style:tab-stops>
          <style:tab-stop style:position="8.535cm"/>
        </style:tab-stops>
      </style:paragraph-properties>
      <style:text-properties style:font-name="Verdana1" fo:font-size="10pt" fo:language="en" fo:country="GB" fo:font-weight="bold" officeooo:paragraph-rsid="002a0671" fo:background-color="transparent" style:font-size-asian="10pt" style:font-weight-asian="bold" style:font-size-complex="10pt" style:font-weight-complex="bold"/>
    </style:style>
    <style:style style:name="P31" style:family="paragraph" style:parent-style-name="Text_20_body">
      <style:text-properties style:font-name="Verdana1" fo:font-size="10pt" fo:language="en" fo:country="GB" fo:font-weight="bold" officeooo:paragraph-rsid="003b9958" fo:background-color="transparent" style:font-size-asian="10pt" style:font-weight-asian="bold" style:font-size-complex="10pt" style:font-weight-complex="bold"/>
    </style:style>
    <style:style style:name="P32" style:family="paragraph" style:parent-style-name="Text_20_body">
      <style:text-properties style:font-name="Verdana1" fo:font-size="10pt" fo:language="en" fo:country="GB" officeooo:rsid="005e1db9" officeooo:paragraph-rsid="002a0671" style:font-size-asian="10pt" style:font-size-complex="10pt"/>
    </style:style>
    <style:style style:name="P33" style:family="paragraph" style:parent-style-name="Text_20_body">
      <style:text-properties style:font-name="Verdana1" fo:font-size="10pt" fo:language="en" fo:country="GB" officeooo:rsid="00600a5a" officeooo:paragraph-rsid="002a0671" style:font-size-asian="10pt" style:font-size-complex="10pt"/>
    </style:style>
    <style:style style:name="P34" style:family="paragraph" style:parent-style-name="Text_20_body">
      <style:text-properties style:font-name="Verdana1" fo:font-size="10pt" fo:language="en" fo:country="GB" officeooo:rsid="0019e763" officeooo:paragraph-rsid="002a0671" style:font-size-asian="10pt" style:font-size-complex="10pt"/>
    </style:style>
    <style:style style:name="P35" style:family="paragraph" style:parent-style-name="Text_20_body">
      <style:text-properties style:font-name="Verdana1" fo:font-size="10pt" fo:language="en" fo:country="GB" officeooo:rsid="001aea05" officeooo:paragraph-rsid="002a0671" style:font-size-asian="10pt" style:font-size-complex="10pt"/>
    </style:style>
    <style:style style:name="P36" style:family="paragraph" style:parent-style-name="Text_20_body">
      <style:text-properties style:font-name="Verdana1" fo:font-size="10pt" fo:language="en" fo:country="GB" officeooo:rsid="0027c16d" officeooo:paragraph-rsid="002a0671" style:font-size-asian="10pt" style:font-size-complex="10pt"/>
    </style:style>
    <style:style style:name="P37" style:family="paragraph" style:parent-style-name="Text_20_body">
      <style:text-properties style:font-name="Verdana1" fo:font-size="10pt" fo:language="en" fo:country="GB" officeooo:rsid="00319e17" officeooo:paragraph-rsid="002a0671" style:font-size-asian="10pt" style:font-size-complex="10pt"/>
    </style:style>
    <style:style style:name="P38" style:family="paragraph" style:parent-style-name="Text_20_body">
      <style:text-properties style:font-name="Verdana1" fo:font-size="10pt" fo:language="en" fo:country="GB" officeooo:rsid="005b0cfa" officeooo:paragraph-rsid="002a0671" style:font-size-asian="10pt" style:font-size-complex="10pt"/>
    </style:style>
    <style:style style:name="P39" style:family="paragraph" style:parent-style-name="Text_20_body">
      <style:text-properties style:font-name="Verdana1" fo:font-size="10pt" fo:language="en" fo:country="GB" officeooo:rsid="001bc521" officeooo:paragraph-rsid="002a0671" style:font-size-asian="10pt" style:font-size-complex="10pt"/>
    </style:style>
    <style:style style:name="P40" style:family="paragraph" style:parent-style-name="Text_20_body">
      <style:text-properties style:font-name="Verdana1" fo:font-size="10pt" fo:language="en" fo:country="GB" officeooo:rsid="001d4f58" officeooo:paragraph-rsid="002a0671" style:font-size-asian="10pt" style:font-size-complex="10pt"/>
    </style:style>
    <style:style style:name="P41" style:family="paragraph" style:parent-style-name="Text_20_body">
      <style:text-properties style:font-name="Verdana1" fo:font-size="10pt" fo:language="en" fo:country="GB" officeooo:rsid="001e9d0c" officeooo:paragraph-rsid="002a0671" style:font-size-asian="10pt" style:font-size-complex="10pt"/>
    </style:style>
    <style:style style:name="P42" style:family="paragraph" style:parent-style-name="Text_20_body">
      <style:text-properties style:font-name="Verdana1" fo:font-size="10pt" fo:language="en" fo:country="GB" officeooo:rsid="001f8dc4" officeooo:paragraph-rsid="002a0671" style:font-size-asian="10pt" style:font-size-complex="10pt"/>
    </style:style>
    <style:style style:name="P43" style:family="paragraph" style:parent-style-name="Text_20_body">
      <style:text-properties style:font-name="Verdana1" fo:font-size="10pt" fo:language="en" fo:country="GB" officeooo:rsid="001f8dc4" officeooo:paragraph-rsid="003b9958" style:font-size-asian="10pt" style:font-size-complex="10pt"/>
    </style:style>
    <style:style style:name="P44" style:family="paragraph" style:parent-style-name="Text_20_body">
      <style:text-properties style:font-name="Verdana1" fo:font-size="10pt" fo:language="en" fo:country="GB" officeooo:rsid="006178e9" officeooo:paragraph-rsid="002a0671" style:font-size-asian="10pt" style:font-size-complex="10pt"/>
    </style:style>
    <style:style style:name="P45" style:family="paragraph" style:parent-style-name="Text_20_body">
      <style:text-properties style:font-name="Verdana1" fo:font-size="10pt" fo:language="en" fo:country="GB" officeooo:rsid="00484eaf" officeooo:paragraph-rsid="002a0671" style:font-size-asian="10pt" style:font-size-complex="10pt"/>
    </style:style>
    <style:style style:name="P46" style:family="paragraph" style:parent-style-name="Text_20_body">
      <style:text-properties style:font-name="Verdana1" fo:font-size="10pt" fo:language="en" fo:country="GB" officeooo:rsid="00235764" officeooo:paragraph-rsid="002a0671" style:font-size-asian="10pt" style:font-size-complex="10pt"/>
    </style:style>
    <style:style style:name="P47" style:family="paragraph" style:parent-style-name="Text_20_body">
      <style:text-properties style:font-name="Verdana1" fo:font-size="10pt" fo:language="en" fo:country="GB" officeooo:rsid="00249c35" officeooo:paragraph-rsid="002a0671" style:font-size-asian="10pt" style:font-size-complex="10pt"/>
    </style:style>
    <style:style style:name="P48" style:family="paragraph" style:parent-style-name="Text_20_body">
      <style:text-properties style:font-name="Verdana1" fo:font-size="10pt" fo:language="en" fo:country="GB" officeooo:rsid="00269492" officeooo:paragraph-rsid="002a0671" style:font-size-asian="10pt" style:font-size-complex="10pt"/>
    </style:style>
    <style:style style:name="P49" style:family="paragraph" style:parent-style-name="Text_20_body">
      <style:text-properties style:font-name="Verdana1" fo:font-size="10pt" fo:language="en" fo:country="GB" officeooo:paragraph-rsid="002a0671" style:font-size-asian="10pt" style:font-size-complex="10pt"/>
    </style:style>
    <style:style style:name="P50" style:family="paragraph" style:parent-style-name="Text_20_body">
      <style:text-properties style:font-name="Verdana1" fo:font-size="10pt" fo:language="en" fo:country="GB" officeooo:rsid="00399dcd" officeooo:paragraph-rsid="00399dcd" style:font-size-asian="10pt" style:font-size-complex="10pt"/>
    </style:style>
    <style:style style:name="P51" style:family="paragraph" style:parent-style-name="Text_20_body">
      <style:text-properties style:font-name="Verdana1" fo:font-size="10pt" fo:language="en" fo:country="GB" officeooo:rsid="003bcb21" officeooo:paragraph-rsid="003bcb21" style:font-size-asian="10pt" style:font-size-complex="10pt"/>
    </style:style>
    <style:style style:name="P52" style:family="paragraph" style:parent-style-name="Text_20_body">
      <style:text-properties style:use-window-font-color="true" style:font-name="Verdana1" fo:font-size="10pt" fo:language="en" fo:country="GB" fo:font-weight="bold" officeooo:paragraph-rsid="002a0671" fo:background-color="transparent" style:font-size-asian="10pt" style:font-size-complex="10pt"/>
    </style:style>
    <style:style style:name="P53" style:family="paragraph" style:parent-style-name="Text_20_body">
      <style:paragraph-properties>
        <style:tab-stops>
          <style:tab-stop style:position="8.595cm"/>
        </style:tab-stops>
      </style:paragraph-properties>
      <style:text-properties style:use-window-font-color="true" style:font-name="Verdana1" fo:font-size="10pt" fo:language="en" fo:country="GB" fo:font-weight="bold" officeooo:paragraph-rsid="002a0671" fo:background-color="transparent" style:font-size-asian="10pt" style:font-size-complex="10pt"/>
    </style:style>
    <style:style style:name="P54" style:family="paragraph" style:parent-style-name="Text_20_body">
      <style:text-properties style:use-window-font-color="true" style:font-name="Verdana1" fo:font-size="10pt" fo:language="en" fo:country="GB" fo:font-weight="bold" officeooo:paragraph-rsid="002a0671" fo:background-color="transparent" style:font-size-asian="10pt" style:font-weight-asian="bold" style:font-size-complex="10pt" style:font-weight-complex="bold"/>
    </style:style>
    <style:style style:name="P55" style:family="paragraph" style:parent-style-name="Text_20_body">
      <style:paragraph-properties>
        <style:tab-stops>
          <style:tab-stop style:position="8.299cm"/>
        </style:tab-stops>
      </style:paragraph-properties>
      <style:text-properties style:use-window-font-color="true" style:font-name="Verdana1" fo:font-size="10pt" fo:language="en" fo:country="GB" fo:font-weight="bold" officeooo:paragraph-rsid="002a0671" fo:background-color="transparent" style:font-size-asian="10pt" style:font-weight-asian="bold" style:font-size-complex="10pt" style:font-weight-complex="bold"/>
    </style:style>
    <style:style style:name="P56" style:family="paragraph" style:parent-style-name="Text_20_body">
      <style:text-properties style:use-window-font-color="true" style:font-name="Verdana1" fo:font-size="10pt" fo:language="en" fo:country="GB" officeooo:rsid="002a0aa2" officeooo:paragraph-rsid="002a0671" fo:background-color="transparent" style:font-size-asian="10pt" style:font-size-complex="10pt"/>
    </style:style>
    <style:style style:name="P57" style:family="paragraph" style:parent-style-name="Text_20_body">
      <style:text-properties style:use-window-font-color="true" style:font-name="Verdana1" fo:font-size="10pt" fo:language="en" fo:country="GB" officeooo:paragraph-rsid="002a0671" fo:background-color="transparent" style:font-size-asian="10pt" style:font-size-complex="10pt"/>
    </style:style>
    <style:style style:name="P58" style:family="paragraph" style:parent-style-name="Text_20_body">
      <style:text-properties fo:font-size="10pt" fo:language="en" fo:country="GB" fo:font-weight="bold" officeooo:paragraph-rsid="002a0671" style:font-size-asian="10pt" style:font-weight-asian="bold" style:font-size-complex="10pt" style:font-weight-complex="bold"/>
    </style:style>
    <style:style style:name="P59" style:family="paragraph" style:parent-style-name="Text_20_body">
      <style:text-properties fo:font-size="10pt" fo:language="en" fo:country="GB" officeooo:rsid="00235764" officeooo:paragraph-rsid="002a0671" style:font-size-asian="10pt" style:font-size-complex="10pt"/>
    </style:style>
    <style:style style:name="P60" style:family="paragraph" style:parent-style-name="Text_20_body">
      <style:text-properties fo:font-size="10pt" fo:language="en" fo:country="GB" officeooo:rsid="00249c35" officeooo:paragraph-rsid="002a0671" style:font-size-asian="10pt" style:font-size-complex="10pt"/>
    </style:style>
    <style:style style:name="P61" style:family="paragraph" style:parent-style-name="Text_20_body">
      <style:text-properties fo:font-size="10pt" fo:language="en" fo:country="GB" officeooo:rsid="00269492" officeooo:paragraph-rsid="002a0671" style:font-size-asian="10pt" style:font-size-complex="10pt"/>
    </style:style>
    <style:style style:name="P62" style:family="paragraph" style:parent-style-name="Text_20_body">
      <style:text-properties officeooo:paragraph-rsid="00399dcd"/>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1457d5" officeooo:paragraph-rsid="002a067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language="en" fo:country="GB" fo:font-style="normal" fo:text-shadow="none" style:text-underline-style="none" fo:font-weight="normal" officeooo:rsid="001457d5" officeooo:paragraph-rsid="002a0671"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text-properties officeooo:rsid="002a9583" officeooo:paragraph-rsid="002a9583"/>
    </style:style>
    <style:style style:name="P67" style:family="paragraph" style:parent-style-name="Table_20_Contents">
      <style:text-properties officeooo:paragraph-rsid="002a9583"/>
    </style:style>
    <style:style style:name="P68" style:family="paragraph" style:parent-style-name="Table_20_Contents">
      <style:text-properties style:font-name="Verdana1" fo:font-size="10pt" fo:font-weight="bold" officeooo:rsid="00600a5a" officeooo:paragraph-rsid="002a0671" style:font-size-asian="10pt" style:font-weight-asian="bold" style:font-size-complex="10pt" style:font-weight-complex="bold"/>
    </style:style>
    <style:style style:name="P69" style:family="paragraph" style:parent-style-name="Table_20_Contents">
      <style:text-properties style:font-name="Verdana1" fo:font-size="10pt" fo:font-weight="bold" officeooo:rsid="006178e9" officeooo:paragraph-rsid="002a0671" style:font-size-asian="10pt" style:font-weight-asian="bold" style:font-size-complex="10pt" style:font-weight-complex="bold"/>
    </style:style>
    <style:style style:name="P70" style:family="paragraph" style:parent-style-name="Table_20_Contents">
      <style:text-properties style:font-name="Verdana1" fo:font-size="10pt" fo:font-weight="bold" officeooo:rsid="00399dcd" officeooo:paragraph-rsid="00399dcd" style:font-size-asian="10pt" style:font-weight-asian="bold" style:font-size-complex="10pt" style:font-weight-complex="bold"/>
    </style:style>
    <style:style style:name="P71" style:family="paragraph" style:parent-style-name="Table_20_Contents">
      <style:text-properties style:font-name="Verdana1" fo:font-size="10pt" officeooo:paragraph-rsid="002a0671" style:font-size-asian="10pt" style:font-size-complex="10pt"/>
    </style:style>
    <style:style style:name="P72" style:family="paragraph" style:parent-style-name="Table_20_Contents">
      <style:text-properties style:font-name="Verdana1" fo:font-size="10pt" officeooo:rsid="00600a5a" officeooo:paragraph-rsid="002a0671" style:font-size-asian="10pt" style:font-size-complex="10pt"/>
    </style:style>
    <style:style style:name="P73" style:family="paragraph" style:parent-style-name="Table_20_Contents">
      <style:text-properties style:font-name="Verdana1" fo:font-size="10pt" officeooo:rsid="0061e87d" officeooo:paragraph-rsid="002a0671" style:font-size-asian="10pt" style:font-size-complex="10pt"/>
    </style:style>
    <style:style style:name="P74" style:family="paragraph" style:parent-style-name="Table_20_Contents">
      <style:text-properties style:font-name="Verdana1" fo:font-size="10pt" fo:language="en" fo:country="GB" fo:font-weight="bold" officeooo:rsid="001bc521" officeooo:paragraph-rsid="002a0671" style:font-size-asian="10pt" style:font-weight-asian="bold" style:font-size-complex="10pt" style:font-weight-complex="bold"/>
    </style:style>
    <style:style style:name="P75" style:family="paragraph" style:parent-style-name="Table_20_Contents">
      <style:text-properties style:font-name="Verdana1" fo:font-size="10pt" fo:language="en" fo:country="GB" officeooo:rsid="001bc521" officeooo:paragraph-rsid="002a0671" style:font-size-asian="10pt" style:font-size-complex="10pt"/>
    </style:style>
    <style:style style:name="P76" style:family="paragraph" style:parent-style-name="Table_20_Contents">
      <style:text-properties style:font-name="Verdana1" fo:font-size="10pt" fo:language="en" fo:country="GB" officeooo:rsid="001bc521" officeooo:paragraph-rsid="00399dcd" style:font-size-asian="10pt" style:font-size-complex="10pt"/>
    </style:style>
    <style:style style:name="P77" style:family="paragraph" style:parent-style-name="Table_20_Contents">
      <style:text-properties style:font-name="Verdana1" fo:font-size="10pt" fo:language="en" fo:country="GB" officeooo:rsid="0041a5dd" officeooo:paragraph-rsid="002a0671" style:font-size-asian="10pt" style:font-size-complex="10pt"/>
    </style:style>
    <style:style style:name="P78" style:family="paragraph" style:parent-style-name="Table_20_Contents">
      <style:text-properties style:font-name="Verdana1" fo:font-size="10pt" fo:language="en" fo:country="GB" officeooo:rsid="003f61eb" officeooo:paragraph-rsid="002a0671" style:font-size-asian="10pt" style:font-size-complex="10pt"/>
    </style:style>
    <style:style style:name="P79" style:family="paragraph" style:parent-style-name="Table_20_Contents">
      <style:text-properties style:font-name="Verdana1" fo:font-size="10pt" fo:language="en" fo:country="GB" officeooo:rsid="0040dcee" officeooo:paragraph-rsid="002a0671" style:font-size-asian="10pt" style:font-size-complex="10pt"/>
    </style:style>
    <style:style style:name="P80" style:family="paragraph" style:parent-style-name="Table_20_Contents">
      <style:text-properties style:font-name="Verdana1" fo:font-size="10pt" fo:language="en" fo:country="GB" officeooo:rsid="0044baf6" officeooo:paragraph-rsid="002a0671" style:font-size-asian="10pt" style:font-size-complex="10pt"/>
    </style:style>
    <style:style style:name="P81" style:family="paragraph" style:parent-style-name="Table_20_Contents">
      <style:text-properties style:font-name="Verdana1" fo:font-size="10pt" fo:language="en" fo:country="GB" officeooo:rsid="0044f3e8" officeooo:paragraph-rsid="002a0671" style:font-size-asian="10pt" style:font-size-complex="10pt"/>
    </style:style>
    <style:style style:name="P82" style:family="paragraph" style:parent-style-name="Table_20_Contents">
      <style:text-properties style:font-name="Verdana1" fo:font-size="10pt" fo:language="en" fo:country="GB" officeooo:rsid="003d6336" officeooo:paragraph-rsid="002a0671" style:font-size-asian="10pt" style:font-size-complex="10pt"/>
    </style:style>
    <style:style style:name="P83" style:family="paragraph" style:parent-style-name="Table_20_Contents">
      <style:text-properties style:font-name="Verdana1" fo:font-size="10pt" fo:language="en" fo:country="GB" officeooo:rsid="003d8fd5" officeooo:paragraph-rsid="002a0671" style:font-size-asian="10pt" style:font-size-complex="10pt"/>
    </style:style>
    <style:style style:name="P84" style:family="paragraph" style:parent-style-name="Table_20_Contents">
      <style:text-properties fo:font-size="10pt" fo:language="en" fo:country="GB" officeooo:rsid="00520409" officeooo:paragraph-rsid="002a0671" style:font-size-asian="10pt" style:font-size-complex="10pt"/>
    </style:style>
    <style:style style:name="P85" style:family="paragraph" style:parent-style-name="Table_20_Contents">
      <style:text-properties fo:font-size="10pt" fo:language="en" fo:country="GB" officeooo:rsid="003d6336" officeooo:paragraph-rsid="002a0671" style:font-size-asian="10pt" style:font-size-complex="10pt"/>
    </style:style>
    <style:style style:name="P86" style:family="paragraph" style:parent-style-name="Table_20_Contents">
      <style:text-properties fo:font-size="10pt" fo:language="en" fo:country="GB" officeooo:rsid="0041a5dd" officeooo:paragraph-rsid="002a0671" style:font-size-asian="10pt" style:font-size-complex="10pt"/>
    </style:style>
    <style:style style:name="P87" style:family="paragraph" style:parent-style-name="Title">
      <style:text-properties officeooo:paragraph-rsid="000ee14d"/>
    </style:style>
    <style:style style:name="P88" style:family="paragraph" style:parent-style-name="Preformatted_20_Text">
      <style:text-properties fo:color="#000000" style:font-name="DejaVu Sans Mono" fo:font-size="10.5pt" fo:language="en" fo:country="GB" officeooo:rsid="0034eeac" officeooo:paragraph-rsid="002a0671"/>
    </style:style>
    <style:style style:name="P89" style:family="paragraph" style:parent-style-name="Preformatted_20_Text">
      <style:text-properties fo:color="#000000" style:font-name="DejaVu Sans Mono" fo:font-size="10.5pt" fo:language="en" fo:country="GB" officeooo:paragraph-rsid="002a0671"/>
    </style:style>
    <style:style style:name="P90" style:family="paragraph" style:parent-style-name="Preformatted_20_Text">
      <style:text-properties fo:color="#000000" fo:language="en" fo:country="GB" officeooo:paragraph-rsid="002a0671"/>
    </style:style>
    <style:style style:name="P91" style:family="paragraph" style:parent-style-name="Subtitle">
      <style:text-properties officeooo:paragraph-rsid="002a0671"/>
    </style:style>
    <style:style style:name="P92" style:family="paragraph" style:parent-style-name="Table_20_Heading">
      <style:text-properties style:font-name="Verdana1" fo:font-size="10pt" fo:language="en" fo:country="GB" officeooo:rsid="001c0e55" officeooo:paragraph-rsid="002a0671" style:font-size-asian="10pt" style:font-size-complex="10pt"/>
    </style:style>
    <style:style style:name="P93" style:family="paragraph" style:parent-style-name="Table_20_Heading">
      <style:text-properties style:font-name="Verdana1" fo:font-size="10pt" fo:language="en" fo:country="GB" officeooo:rsid="001c3737" officeooo:paragraph-rsid="002a0671" style:font-size-asian="10pt" style:font-size-complex="10pt"/>
    </style:style>
    <style:style style:name="P94" style:family="paragraph" style:parent-style-name="Table_20_Heading">
      <style:text-properties style:font-name="Verdana1" fo:font-size="10pt" fo:language="en" fo:country="GB" officeooo:rsid="0020755a" officeooo:paragraph-rsid="002a0671" style:font-size-asian="10pt" style:font-size-complex="10pt"/>
    </style:style>
    <style:style style:name="P95" style:family="paragraph" style:parent-style-name="Table_20_Heading">
      <style:text-properties style:font-name="Verdana1" fo:font-size="10pt" fo:language="en" fo:country="GB" officeooo:rsid="0024814f" officeooo:paragraph-rsid="002a0671" style:font-size-asian="10pt" style:font-size-complex="10pt"/>
    </style:style>
    <style:style style:name="P96" style:family="paragraph" style:parent-style-name="Table_20_Heading">
      <style:text-properties style:font-name="Verdana1" fo:font-size="10pt" fo:language="en" fo:country="GB" officeooo:rsid="0039f8fd" officeooo:paragraph-rsid="002a0671" style:font-size-asian="10pt" style:font-size-complex="10pt"/>
    </style:style>
    <style:style style:name="P97" style:family="paragraph" style:parent-style-name="Table_20_Heading">
      <style:text-properties fo:font-size="10pt" fo:language="en" fo:country="GB" officeooo:rsid="00258efc" officeooo:paragraph-rsid="002a0671" style:font-size-asian="10pt" style:font-size-complex="10pt"/>
    </style:style>
    <style:style style:name="P98" style:family="paragraph" style:parent-style-name="Table_20_Heading">
      <style:text-properties fo:font-size="10pt" fo:language="en" fo:country="GB" officeooo:rsid="0039f8fd" officeooo:paragraph-rsid="002a0671" style:font-size-asian="10pt" style:font-size-complex="10pt"/>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Text_20_body">
      <style:paragraph-properties fo:break-before="page"/>
      <style:text-properties officeooo:paragraph-rsid="002a0671"/>
    </style:style>
    <style:style style:name="P104"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style:font-name="Verdana1" fo:font-size="10pt" fo:language="en" fo:country="GB" officeooo:rsid="001e9d0c" officeooo:paragraph-rsid="002a0671" style:font-size-asian="10pt" style:font-size-complex="10pt"/>
    </style:style>
    <style:style style:name="P105" style:family="paragraph" style:parent-style-name="Standard">
      <style:text-properties fo:language="en" fo:country="GB" officeooo:paragraph-rsid="002a0671"/>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Heading_20_1">
      <style:text-properties fo:language="en" fo:country="GB" officeooo:rsid="000ee14d" officeooo:paragraph-rsid="000ee14d"/>
    </style:style>
    <style:style style:name="P111" style:family="paragraph" style:parent-style-name="Heading_20_1">
      <style:text-properties fo:language="en" fo:country="GB" officeooo:paragraph-rsid="002a0671"/>
    </style:style>
    <style:style style:name="P112" style:family="paragraph" style:parent-style-name="Heading_20_1">
      <style:paragraph-properties fo:break-before="page"/>
    </style:style>
    <style:style style:name="P113" style:family="paragraph" style:parent-style-name="Heading_20_2">
      <style:text-properties fo:language="en" fo:country="GB" officeooo:paragraph-rsid="0011489a"/>
    </style:style>
    <style:style style:name="P114" style:family="paragraph" style:parent-style-name="Heading_20_2">
      <style:text-properties fo:language="en" fo:country="GB" officeooo:rsid="00190971" officeooo:paragraph-rsid="002a0671"/>
    </style:style>
    <style:style style:name="P115" style:family="paragraph" style:parent-style-name="Heading_20_2">
      <style:text-properties officeooo:rsid="0014a924" officeooo:paragraph-rsid="0014a924"/>
    </style:style>
    <style:style style:name="P116" style:family="paragraph" style:parent-style-name="Heading_20_3">
      <style:text-properties officeooo:rsid="0013e596" officeooo:paragraph-rsid="002a0671"/>
    </style:style>
    <style:style style:name="P117" style:family="paragraph" style:parent-style-name="Heading_20_3">
      <style:text-properties fo:language="en" fo:country="GB" officeooo:rsid="001bc521" officeooo:paragraph-rsid="002a0671"/>
    </style:style>
    <style:style style:name="P118" style:family="paragraph" style:parent-style-name="Heading_20_3">
      <style:text-properties fo:language="en" fo:country="GB" officeooo:paragraph-rsid="002a0671"/>
    </style:style>
    <style:style style:name="P119" style:family="paragraph" style:parent-style-name="Heading_20_3">
      <style:text-properties fo:language="en" fo:country="GB" officeooo:rsid="00293d5d" officeooo:paragraph-rsid="002a0671"/>
    </style:style>
    <style:style style:name="P120" style:family="paragraph" style:parent-style-name="Heading_20_3">
      <style:text-properties fo:language="en" fo:country="GB" officeooo:rsid="001d4f58" officeooo:paragraph-rsid="002a0671"/>
    </style:style>
    <style:style style:name="P121" style:family="paragraph" style:parent-style-name="Heading_20_3">
      <style:text-properties fo:language="en" fo:country="GB" officeooo:rsid="004771d4" officeooo:paragraph-rsid="002a0671"/>
    </style:style>
    <style:style style:name="P122" style:family="paragraph" style:parent-style-name="Heading_20_3">
      <style:text-properties fo:language="en" fo:country="GB" officeooo:rsid="003b9958" officeooo:paragraph-rsid="003b9958"/>
    </style:style>
    <style:style style:name="P123" style:family="paragraph" style:parent-style-name="Heading_20_3">
      <style:text-properties fo:language="en" fo:country="GB" officeooo:rsid="0021773e" officeooo:paragraph-rsid="003b9958"/>
    </style:style>
    <style:style style:name="P124" style:family="paragraph" style:parent-style-name="Heading_20_3">
      <style:text-properties fo:language="en" fo:country="GB" officeooo:rsid="0021773e" officeooo:paragraph-rsid="002a0671"/>
    </style:style>
    <style:style style:name="P125" style:family="paragraph" style:parent-style-name="Heading_20_3" style:master-page-name="Standard">
      <style:paragraph-properties style:page-number="auto"/>
      <style:text-properties fo:language="en" fo:country="GB" officeooo:rsid="004771d4" officeooo:paragraph-rsid="002a0671"/>
    </style:style>
    <style:style style:name="P126" style:family="paragraph" style:parent-style-name="Heading_20_3">
      <style:paragraph-properties fo:break-before="page"/>
      <style:text-properties fo:language="en" fo:country="GB" officeooo:paragraph-rsid="002a0671"/>
    </style:style>
    <style:style style:name="P127" style:family="paragraph" style:parent-style-name="Heading_20_4">
      <style:text-properties fo:language="en" fo:country="GB" officeooo:paragraph-rsid="002a0671"/>
    </style:style>
    <style:style style:name="T1" style:family="text">
      <style:text-properties fo:font-variant="normal" fo:text-transform="none" fo:color="#000000" style:font-name="Verdana2" fo:font-size="10.5pt" fo:letter-spacing="normal" fo:font-style="normal" fo:font-weight="normal"/>
    </style:style>
    <style:style style:name="T2" style:family="text">
      <style:text-properties fo:font-variant="normal" fo:text-transform="none" fo:color="#000000" style:font-name="Verdana2" fo:font-size="10.5pt" fo:letter-spacing="normal" fo:font-style="normal" fo:font-weight="normal" officeooo:rsid="0033953e"/>
    </style:style>
    <style:style style:name="T3" style:family="text">
      <style:text-properties fo:font-variant="normal" fo:text-transform="none" fo:color="#000000" style:font-name="Verdana2" fo:font-size="10.5pt" fo:letter-spacing="normal" fo:font-style="normal" fo:font-weight="normal" officeooo:rsid="00446394"/>
    </style:style>
    <style:style style:name="T4" style:family="text">
      <style:text-properties officeooo:rsid="005638e0"/>
    </style:style>
    <style:style style:name="T5" style:family="text">
      <style:text-properties officeooo:rsid="0012050e"/>
    </style:style>
    <style:style style:name="T6" style:family="text">
      <style:text-properties officeooo:rsid="0013e596"/>
    </style:style>
    <style:style style:name="T7" style:family="text">
      <style:text-properties style:font-name="Courier New" fo:font-size="10pt" style:font-size-asian="10pt" style:font-size-complex="10pt"/>
    </style:style>
    <style:style style:name="T8" style:family="text">
      <style:text-properties style:font-name="Courier New" fo:font-size="10pt" officeooo:rsid="0013e596" style:font-size-asian="10pt" style:font-size-complex="10pt"/>
    </style:style>
    <style:style style:name="T9" style:family="text">
      <style:text-properties style:font-name="Courier New" fo:font-size="10pt" officeooo:rsid="0015b616" style:font-size-asian="10pt" style:font-size-complex="10pt"/>
    </style:style>
    <style:style style:name="T10" style:family="text">
      <style:text-properties fo:font-weight="normal" style:font-weight-asian="normal" style:font-weight-complex="normal"/>
    </style:style>
    <style:style style:name="T11" style:family="text">
      <style:text-properties fo:font-weight="normal" officeooo:rsid="005d2340" style:font-weight-asian="normal" style:font-weight-complex="normal"/>
    </style:style>
    <style:style style:name="T12" style:family="text">
      <style:text-properties fo:font-weight="normal" fo:background-color="#ffffff" loext:char-shading-value="0" style:font-weight-asian="normal" style:font-weight-complex="normal"/>
    </style:style>
    <style:style style:name="T13" style:family="text">
      <style:text-properties fo:font-weight="normal" officeooo:rsid="002a0aa2" fo:background-color="#ffffff" loext:char-shading-value="0" style:font-weight-asian="normal" style:font-weight-complex="normal"/>
    </style:style>
    <style:style style:name="T14" style:family="text">
      <style:text-properties officeooo:rsid="0019e763"/>
    </style:style>
    <style:style style:name="T15" style:family="text">
      <style:text-properties officeooo:rsid="001e9d0c"/>
    </style:style>
    <style:style style:name="T16" style:family="text">
      <style:text-properties officeooo:rsid="00216024"/>
    </style:style>
    <style:style style:name="T17" style:family="text">
      <style:text-properties officeooo:rsid="0021773e"/>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269492" style:font-style-asian="italic" style:font-style-complex="italic"/>
    </style:style>
    <style:style style:name="T21" style:family="text">
      <style:text-properties officeooo:rsid="00249c35"/>
    </style:style>
    <style:style style:name="T22" style:family="text">
      <style:text-properties officeooo:rsid="00269492"/>
    </style:style>
    <style:style style:name="T23" style:family="text">
      <style:text-properties officeooo:rsid="0027c2f3"/>
    </style:style>
    <style:style style:name="T24" style:family="text">
      <style:text-properties fo:language="en" fo:country="GB"/>
    </style:style>
    <style:style style:name="T25" style:family="text">
      <style:text-properties fo:language="en" fo:country="GB" officeooo:rsid="000ee14d"/>
    </style:style>
    <style:style style:name="T26" style:family="text">
      <style:text-properties fo:language="en" fo:country="GB" officeooo:rsid="0017734b"/>
    </style:style>
    <style:style style:name="T27" style:family="text">
      <style:text-properties style:font-name="Verdana" fo:font-size="28pt" fo:language="en" fo:country="GB" fo:font-weight="bold" officeooo:rsid="000ee14d" style:font-name-asian="Tahoma" style:font-size-asian="28pt" style:font-weight-asian="bold" style:font-name-complex="Lohit Devanagari" style:font-size-complex="28pt" style:font-weight-complex="bold"/>
    </style:style>
    <style:style style:name="T28" style:family="text">
      <style:text-properties style:font-name="Verdana" fo:font-size="28pt" fo:language="en" fo:country="GB" fo:font-weight="bold" officeooo:rsid="0027c2f3" style:font-name-asian="Tahoma" style:font-size-asian="28pt" style:font-weight-asian="bold" style:font-name-complex="Lohit Devanagari" style:font-size-complex="28pt" style:font-weight-complex="bold"/>
    </style:style>
    <style:style style:name="T29" style:family="text">
      <style:text-properties style:font-name="Verdana" fo:font-size="18pt" officeooo:rsid="002a0671" style:font-name-asian="Tahoma" style:font-size-asian="18pt" style:font-name-complex="Lohit Devanagari" style:font-size-complex="18pt"/>
    </style:style>
    <style:style style:name="T30" style:family="text">
      <style:text-properties style:font-name="Verdana" officeooo:rsid="003af088"/>
    </style:style>
    <style:style style:name="T31" style:family="text">
      <style:text-properties officeooo:rsid="0046de21"/>
    </style:style>
    <style:style style:name="T32" style:family="text">
      <style:text-properties officeooo:rsid="0015b616"/>
    </style:style>
    <style:style style:name="T33" style:family="text">
      <style:text-properties fo:color="#000000" style:font-name="DejaVu Sans Mono" fo:font-size="10.5pt" officeooo:rsid="0017734b" fo:background-color="#efefef" loext:char-shading-value="0"/>
    </style:style>
    <style:style style:name="T34" style:family="text">
      <style:text-properties fo:color="#660e7a" style:font-name="DejaVu Sans Mono" fo:font-size="10.5pt" fo:font-weight="bold" officeooo:rsid="0017734b" fo:background-color="#efefef" loext:char-shading-value="0"/>
    </style:style>
    <style:style style:name="T35" style:family="text">
      <style:text-properties fo:color="#660e7a" fo:font-weight="bold" fo:background-color="#efefef" loext:char-shading-value="0"/>
    </style:style>
    <style:style style:name="T36" style:family="text">
      <style:text-properties fo:color="#000080" style:font-name="DejaVu Sans Mono" fo:font-size="10.5pt" fo:font-weight="bold" fo:background-color="#efefef" loext:char-shading-value="0"/>
    </style:style>
    <style:style style:name="T37" style:family="text">
      <style:text-properties fo:color="#000080" style:font-name="DejaVu Sans Mono" fo:font-size="10.5pt" fo:font-weight="bold" officeooo:rsid="0017734b" fo:background-color="#efefef" loext:char-shading-value="0"/>
    </style:style>
    <style:style style:name="T38" style:family="text">
      <style:text-properties fo:color="#000080" fo:font-weight="bold" fo:background-color="#efefef" loext:char-shading-value="0"/>
    </style:style>
    <style:style style:name="T39" style:family="text">
      <style:text-properties officeooo:rsid="005d2340"/>
    </style:style>
    <style:style style:name="T40" style:family="text">
      <style:text-properties officeooo:rsid="001a645a"/>
    </style:style>
    <style:style style:name="T41" style:family="text">
      <style:text-properties officeooo:rsid="005e1db9"/>
    </style:style>
    <style:style style:name="T42" style:family="text">
      <style:text-properties officeooo:rsid="00319e17"/>
    </style:style>
    <style:style style:name="T43" style:family="text">
      <style:text-properties officeooo:rsid="0031b6ac"/>
    </style:style>
    <style:style style:name="T44" style:family="text">
      <style:text-properties officeooo:rsid="005b0cfa"/>
    </style:style>
    <style:style style:name="T45" style:family="text">
      <style:text-properties officeooo:rsid="005b546b"/>
    </style:style>
    <style:style style:name="T46" style:family="text">
      <style:text-properties officeooo:rsid="00293d5d"/>
    </style:style>
    <style:style style:name="T47" style:family="text">
      <style:text-properties officeooo:rsid="004a4098"/>
    </style:style>
    <style:style style:name="T48" style:family="text">
      <style:text-properties officeooo:rsid="00288f09"/>
    </style:style>
    <style:style style:name="T49" style:family="text">
      <style:text-properties style:use-window-font-color="true"/>
    </style:style>
    <style:style style:name="T50" style:family="text">
      <style:text-properties style:use-window-font-color="true" fo:background-color="transparent" loext:char-shading-value="0"/>
    </style:style>
    <style:style style:name="T51" style:family="text">
      <style:text-properties style:use-window-font-color="true" officeooo:rsid="003b6ab0" fo:background-color="transparent" loext:char-shading-value="0"/>
    </style:style>
    <style:style style:name="T52" style:family="text">
      <style:text-properties style:use-window-font-color="true" officeooo:rsid="0039f8fd" fo:background-color="transparent" loext:char-shading-value="0"/>
    </style:style>
    <style:style style:name="T53" style:family="text">
      <style:text-properties style:use-window-font-color="true" officeooo:rsid="003d8fd5" fo:background-color="transparent" loext:char-shading-value="0"/>
    </style:style>
    <style:style style:name="T54" style:family="text">
      <style:text-properties style:use-window-font-color="true" officeooo:rsid="002a0aa2" fo:background-color="transparent" loext:char-shading-value="0"/>
    </style:style>
    <style:style style:name="T55" style:family="text">
      <style:text-properties style:use-window-font-color="true" officeooo:rsid="00438cf7" fo:background-color="transparent" loext:char-shading-value="0"/>
    </style:style>
    <style:style style:name="T56" style:family="text">
      <style:text-properties style:use-window-font-color="true" officeooo:rsid="004771d4"/>
    </style:style>
    <style:style style:name="T57" style:family="text">
      <style:text-properties style:use-window-font-color="true" officeooo:rsid="003bcb21"/>
    </style:style>
    <style:style style:name="T58" style:family="text">
      <style:text-properties officeooo:rsid="004c21ea"/>
    </style:style>
    <style:style style:name="T59" style:family="text">
      <style:text-properties officeooo:rsid="0028da37"/>
    </style:style>
    <style:style style:name="T60" style:family="text">
      <style:text-properties officeooo:rsid="00297917"/>
    </style:style>
    <style:style style:name="T61" style:family="text">
      <style:text-properties officeooo:rsid="002b1c71"/>
    </style:style>
    <style:style style:name="T62" style:family="text">
      <style:text-properties officeooo:rsid="002a0aa2" fo:background-color="#ffffff" loext:char-shading-value="0"/>
    </style:style>
    <style:style style:name="T63" style:family="text">
      <style:text-properties officeooo:rsid="002c3ab0"/>
    </style:style>
    <style:style style:name="T64" style:family="text">
      <style:text-properties officeooo:rsid="002da854"/>
    </style:style>
    <style:style style:name="T65" style:family="text">
      <style:text-properties officeooo:rsid="002f0083"/>
    </style:style>
    <style:style style:name="T66" style:family="text">
      <style:text-properties officeooo:rsid="002e8fc3"/>
    </style:style>
    <style:style style:name="T67" style:family="text">
      <style:text-properties officeooo:rsid="002ddb6b"/>
    </style:style>
    <style:style style:name="T68" style:family="text">
      <style:text-properties officeooo:rsid="00484eaf"/>
    </style:style>
    <style:style style:name="T69" style:family="text">
      <style:text-properties officeooo:rsid="0050146c"/>
    </style:style>
    <style:style style:name="T70" style:family="text">
      <style:text-properties officeooo:rsid="0044f3e8"/>
    </style:style>
    <style:style style:name="T71" style:family="text">
      <style:text-properties officeooo:rsid="003d6336"/>
    </style:style>
    <style:style style:name="T72" style:family="text">
      <style:text-properties officeooo:rsid="00367c37"/>
    </style:style>
    <style:style style:name="T73" style:family="text">
      <style:text-properties officeooo:rsid="003b6ab0"/>
    </style:style>
    <style:style style:name="T74" style:family="text">
      <style:text-properties officeooo:rsid="00368ca0"/>
    </style:style>
    <style:style style:name="T75" style:family="text">
      <style:text-properties officeooo:rsid="00386d39"/>
    </style:style>
    <style:style style:name="T76" style:family="text">
      <style:text-properties fo:color="#0000ff" fo:font-weight="bold" fo:background-color="#efefef" loext:char-shading-value="0"/>
    </style:style>
    <style:style style:name="T77" style:family="text">
      <style:text-properties fo:color="#0000ff" style:font-name="DejaVu Sans Mono" fo:font-size="10.5pt" fo:font-weight="bold" fo:background-color="#efefef" loext:char-shading-value="0"/>
    </style:style>
    <style:style style:name="T78" style:family="text">
      <style:text-properties fo:color="#008000" fo:font-weight="bold" fo:background-color="#efefef" loext:char-shading-value="0"/>
    </style:style>
    <style:style style:name="T79" style:family="text">
      <style:text-properties fo:color="#008000" style:font-name="DejaVu Sans Mono" fo:font-size="10.5pt" fo:font-weight="bold" fo:background-color="#efefef" loext:char-shading-value="0"/>
    </style:style>
    <style:style style:name="T80" style:family="text">
      <style:text-properties fo:background-color="#efefef" loext:char-shading-value="0"/>
    </style:style>
    <style:style style:name="T81" style:family="text">
      <style:text-properties style:font-name="DejaVu Sans Mono" fo:font-size="10.5pt"/>
    </style:style>
    <style:style style:name="T82" style:family="text">
      <style:text-properties style:font-name="DejaVu Sans Mono" fo:font-size="10.5pt" fo:background-color="#efefef" loext:char-shading-value="0"/>
    </style:style>
    <style:style style:name="T83" style:family="text">
      <style:text-properties officeooo:rsid="002a0671"/>
    </style:style>
    <style:style style:name="T84" style:family="text">
      <style:text-properties style:font-name="Verdana1" fo:font-size="10pt" fo:language="en" fo:country="GB" fo:font-weight="bold" style:font-size-asian="10pt" style:font-weight-asian="bold" style:font-size-complex="10pt" style:font-weight-complex="bold"/>
    </style:style>
    <style:style style:name="T85" style:family="text">
      <style:text-properties style:font-name="Verdana1" fo:font-size="10pt" fo:language="en" fo:country="GB" fo:font-weight="bold" officeooo:rsid="0021773e" style:font-size-asian="10pt" style:font-weight-asian="bold" style:font-size-complex="10pt" style:font-weight-complex="bold"/>
    </style:style>
    <style:style style:name="T86" style:family="text">
      <style:text-properties style:font-name="Verdana1" fo:font-size="10pt" fo:language="en" fo:country="GB" fo:font-weight="bold" officeooo:rsid="00399dcd" style:font-size-asian="10pt" style:font-weight-asian="bold" style:font-size-complex="10pt" style:font-weight-complex="bold"/>
    </style:style>
    <style:style style:name="T87" style:family="text">
      <style:text-properties style:font-weight-asian="bold" style:font-weight-complex="bold"/>
    </style:style>
    <style:style style:name="T88" style:family="text">
      <style:text-properties officeooo:rsid="00216024" style:font-weight-asian="bold" style:font-weight-complex="bold"/>
    </style:style>
    <style:style style:name="T89" style:family="text">
      <style:text-properties officeooo:rsid="00297917" style:font-weight-asian="bold" style:font-weight-complex="bold"/>
    </style:style>
    <style:style style:name="T90" style:family="text">
      <style:text-properties officeooo:rsid="002c3ab0" style:font-weight-asian="bold" style:font-weight-complex="bold"/>
    </style:style>
    <style:style style:name="T91" style:family="text">
      <style:text-properties officeooo:rsid="004771d4" style:font-weight-asian="bold" style:font-weight-complex="bold"/>
    </style:style>
    <style:style style:name="T92" style:family="text">
      <style:text-properties officeooo:rsid="0038fbeb"/>
    </style:style>
    <style:style style:name="T93" style:family="text">
      <style:text-properties officeooo:rsid="003e679d"/>
    </style:style>
    <style:style style:name="T94" style:family="text">
      <style:text-properties officeooo:rsid="003e767f"/>
    </style:style>
    <style:style style:name="T95" style:family="text">
      <style:text-properties officeooo:rsid="003fecf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27">p</text:span><text:span text:style-name="T28">g</text:span><text:span text:style-name="T25">code formatter</text:span></text:p>
      <text:p text:style-name="P91"><text:span text:style-name="T83">Beautifies your P</text:span><text:span text:style-name="T29">L</text:span><text:span text:style-name="T83">pgSQL and SQL cod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8" table:style-name="Table18">
        <table:table-column table:style-name="Table18.A"/>
        <table:table-column table:style-name="Table18.B"/>
        <table:table-row table:style-name="TableLine94433566475328">
          <table:table-cell table:style-name="Table18.A1" office:value-type="string">
            <text:p text:style-name="P66">Document</text:p>
          </table:table-cell>
          <table:table-cell table:style-name="Table18.B1" office:value-type="string">
            <text:p text:style-name="P66">pgcode_formatter_manual</text:p>
          </table:table-cell>
        </table:table-row>
        <table:table-row table:style-name="TableLine94433566499792">
          <table:table-cell table:style-name="Table18.A2" office:value-type="string">
            <text:p text:style-name="P66">Version</text:p>
          </table:table-cell>
          <table:table-cell table:style-name="Table18.B2" office:value-type="string">
            <text:p text:style-name="P67">0.1 - <text:date style:data-style-name="N84" text:date-value="2021-01-26T13:40:45.800394122">2021-01-26</text:date></text:p>
          </table:table-cell>
        </table:table-row>
        <table:table-row table:style-name="TableLine94433566501312">
          <table:table-cell table:style-name="Table18.A2" office:value-type="string">
            <text:p text:style-name="P66">Copyright</text:p>
          </table:table-cell>
          <table:table-cell table:style-name="Table18.B2" office:value-type="string">
            <text:p text:style-name="P66"><text:span text:style-name="T30">©</text:span> Splendid Data Product Development B.V. 2020</text:p>
          </table:table-cell>
        </table:table-row>
        <table:table-row table:style-name="TableLine94433566501952">
          <table:table-cell table:style-name="Table18.A2" office:value-type="string">
            <text:p text:style-name="P66">License</text:p>
          </table:table-cell>
          <table:table-cell table:style-name="Table18.B2" office:value-type="string">
            <text:p text:style-name="P66">https://www.gnu.org/licenses/gpl-3.0.en.html</text:p>
          </table:table-cell>
        </table:table-row>
      </table:table>
      <text:p text:style-name="P2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6"><text:a xlink:type="simple" xlink:href="#__RefHeading___Toc1174_36107868" text:style-name="Index_20_Link" text:visited-style-name="Index_20_Link">1. Introduction<text:tab/>3</text:a></text:p>
          <text:p text:style-name="P107"><text:a xlink:type="simple" xlink:href="#__RefHeading___Toc1176_36107868" text:style-name="Index_20_Link" text:visited-style-name="Index_20_Link">1.1 Command line<text:tab/>3</text:a></text:p>
          <text:p text:style-name="P108"><text:a xlink:type="simple" xlink:href="#__RefHeading___Toc1178_36107868" text:style-name="Index_20_Link" text:visited-style-name="Index_20_Link">1.1.1 Command line options<text:tab/>3</text:a></text:p>
          <text:p text:style-name="P107"><text:a xlink:type="simple" xlink:href="#__RefHeading___Toc6942_36107868" text:style-name="Index_20_Link" text:visited-style-name="Index_20_Link">1.2 Embedded<text:tab/>3</text:a></text:p>
          <text:p text:style-name="P106"><text:a xlink:type="simple" xlink:href="#__RefHeading___Toc48411_2191359424" text:style-name="Index_20_Link" text:visited-style-name="Index_20_Link">2. Profiles<text:tab/>5</text:a></text:p>
          <text:p text:style-name="P106"><text:a xlink:type="simple" xlink:href="#__RefHeading___Toc48413_2191359424" text:style-name="Index_20_Link" text:visited-style-name="Index_20_Link">3. Configuration<text:tab/>6</text:a></text:p>
          <text:p text:style-name="P107"><text:a xlink:type="simple" xlink:href="#__RefHeading___Toc48415_2191359424" text:style-name="Index_20_Link" text:visited-style-name="Index_20_Link">3.1 Options<text:tab/>6</text:a></text:p>
          <text:p text:style-name="P108"><text:a xlink:type="simple" xlink:href="#__RefHeading___Toc6946_36107868" text:style-name="Index_20_Link" text:visited-style-name="Index_20_Link">3.1.1 General settings<text:tab/>6</text:a></text:p>
          <text:p text:style-name="P108"><text:a xlink:type="simple" xlink:href="#__RefHeading___Toc48417_2191359424" text:style-name="Index_20_Link" text:visited-style-name="Index_20_Link">3.1.2 query settings<text:tab/>7</text:a></text:p>
          <text:p text:style-name="P108"><text:a xlink:type="simple" xlink:href="#__RefHeading___Toc48419_2191359424" text:style-name="Index_20_Link" text:visited-style-name="Index_20_Link">3.1.3 Comma separated list settings<text:tab/>8</text:a></text:p>
          <text:p text:style-name="P108"><text:a xlink:type="simple" xlink:href="#__RefHeading___Toc48421_2191359424" text:style-name="Index_20_Link" text:visited-style-name="Index_20_Link">3.1.4 Function call argument settings<text:tab/>10</text:a></text:p>
          <text:p text:style-name="P108"><text:a xlink:type="simple" xlink:href="#__RefHeading___Toc48423_2191359424" text:style-name="Index_20_Link" text:visited-style-name="Index_20_Link">3.1.5 Function definition argument settings<text:tab/>12</text:a></text:p>
          <text:p text:style-name="P108"><text:a xlink:type="simple" xlink:href="#__RefHeading___Toc48425_2191359424" text:style-name="Index_20_Link" text:visited-style-name="Index_20_Link">3.1.6 Table definition settings<text:tab/>15</text:a></text:p>
          <text:p text:style-name="P108"><text:a xlink:type="simple" xlink:href="#__RefHeading___Toc48427_2191359424" text:style-name="Index_20_Link" text:visited-style-name="Index_20_Link">3.1.7 FROM clause grouping<text:tab/>18</text:a></text:p>
          <text:p text:style-name="P108"><text:a xlink:type="simple" xlink:href="#__RefHeading___Toc48429_2191359424" text:style-name="Index_20_Link" text:visited-style-name="Index_20_Link">3.1.8 Target list grouping<text:tab/>20</text:a></text:p>
          <text:p text:style-name="P108"><text:a xlink:type="simple" xlink:href="#__RefHeading___Toc9056_1501141916" text:style-name="Index_20_Link" text:visited-style-name="Index_20_Link">3.1.9 Logical operators (WHERE clause)<text:tab/>21</text:a></text:p>
          <text:p text:style-name="P108"><text:a xlink:type="simple" xlink:href="#__RefHeading___Toc48431_2191359424" text:style-name="Index_20_Link" text:visited-style-name="Index_20_Link">3.1.10 Case operand clause<text:tab/>22</text:a></text:p>
          <text:p text:style-name="P108"><text:a xlink:type="simple" xlink:href="#__RefHeading___Toc48433_2191359424" text:style-name="Index_20_Link" text:visited-style-name="Index_20_Link">3.1.11 Case when clause<text:tab/>23</text:a></text:p>
          <text:p text:style-name="P108"><text:a xlink:type="simple" xlink:href="#__RefHeading___Toc48435_2191359424" text:style-name="Index_20_Link" text:visited-style-name="Index_20_Link">3.1.12 Declare section and code section<text:tab/>25</text:a></text:p>
          <text:p text:style-name="P108"><text:a xlink:type="simple" xlink:href="#__RefHeading___Toc48437_2191359424" text:style-name="Index_20_Link" text:visited-style-name="Index_20_Link">3.1.13 Default xml file<text:tab/>26</text:a></text:p>
        </text:index-body>
      </text:table-of-content>
      <text:h text:style-name="P110" text:outline-level="1"><text:bookmark-start text:name="__RefHeading___Toc1174_36107868"/>Introduction<text:bookmark-end text:name="__RefHeading___Toc1174_36107868"/></text:h>
      <text:p text:style-name="P2">The pgcode_formatter formats sql and plpgsql code according to a provided configuration xml file.</text:p>
      <text:h text:style-name="P113" text:outline-level="2"><text:bookmark-start text:name="__RefHeading___Toc1176_36107868"/>Command line<text:bookmark-end text:name="__RefHeading___Toc1176_36107868"/></text:h>
      <text:p text:style-name="P5">The pgcode_formatter can be used via the command line. <text:span text:style-name="T5">The program directory contains a jar file containing the com.splendiddata.plpgsql.code.formatter.PlPgSqlCodeFormatterMain main class and a lib directory containing some libraries that are used by the program.</text:span></text:p>
      <text:p text:style-name="P65">execute</text:p>
      <text:p text:style-name="P64"><text:span text:style-name="T7">java -jar pgcode_formatter-0.1-SNAPSHOT.jar -</text:span><text:span text:style-name="T9">help</text:span></text:p>
      <text:p text:style-name="P16"><text:span text:style-name="T7">to see </text:span><text:span text:style-name="T9">usage information.</text:span></text:p>
      <text:p text:style-name="P3">Example:</text:p>
      <table:table table:name="Table1" table:style-name="Table1">
        <table:table-column table:style-name="Table1.A"/>
        <table:table-row table:style-name="TableLine94433566592144">
          <table:table-cell table:style-name="Table1.A1" office:value-type="string">
            <text:p text:style-name="P63"><text:span text:style-name="T7">java -jar pgcode_formatter-0.1-SNAPSHOT.jar --</text:span><text:span text:style-name="T8">input source.sql --output formattedSource.sql --config formatterConfig.xml</text:span><text:span text:style-name="T6"> </text:span></text:p>
          </table:table-cell>
        </table:table-row>
      </table:table>
      <text:h text:style-name="P116" text:outline-level="3"><text:bookmark-start text:name="__RefHeading___Toc1178_36107868"/>Command line options<text:bookmark-end text:name="__RefHeading___Toc1178_36107868"/></text:h>
      <text:h text:style-name="P127" text:outline-level="4">? <text:span text:style-name="T6">or --help</text:span></text:h>
      <text:p text:style-name="P4">Shows the command line usage</text:p>
      <text:h text:style-name="P127" text:outline-level="4">-<text:span text:style-name="T6">c or --config</text:span></text:h>
      <text:p text:style-name="P4"><text:span text:style-name="T31">One of the predefined profile names : profile1, profile2, profile3 and compact or a p</text:span>ath to <text:span text:style-name="T31">a configuration</text:span> xml file in which the formatter options are specified.</text:p>
      <text:p text:style-name="P4">If not provided, then the <text:span text:style-name="T32">configuration saved in the user preferences/registry will be used.</text:span></text:p>
      <text:p text:style-name="P4"><text:span text:style-name="T32">If no configuration is found in the user preferences/registry then the </text:span>default configuration will be used, <text:span text:style-name="T31">see </text:span><text:span text:style-name="T31"><text:bookmark-ref text:reference-format="chapter" text:ref-name="__RefNumPara__1704_1044030364">3.1.13</text:bookmark-ref></text:span><text:span text:style-name="T31">.</text:span></text:p>
      <text:h text:style-name="P127" text:outline-level="4">-i <text:span text:style-name="T6">or --input</text:span></text:h>
      <text:p text:style-name="P4">The input sql file that is to be formatted.</text:p>
      <text:h text:style-name="P127" text:outline-level="4">-<text:span text:style-name="T6">o or --output</text:span></text:h>
      <text:p text:style-name="P4">The file in which to put the formatted output.</text:p>
      <text:p text:style-name="P18">If not provided, then stdout is assumed.</text:p>
      <text:p text:style-name="P19">-S, --store-config</text:p>
      <text:p text:style-name="P17">The provided configuration file, if any, will be stored in user preferences. This will be used in future calls when neither a profile name nor <text:s/>a <text:s/>configuration xml file is provided</text:p>
      <text:h text:style-name="P115" text:outline-level="2"><text:bookmark-start text:name="__RefHeading___Toc6942_36107868"/>Embedded<text:bookmark-end text:name="__RefHeading___Toc6942_36107868"/></text:h>
      <text:p text:style-name="P15">If you want to use the code formatter in an embedded way, then two classes are important: com.splendiddata.pgcode.formatter.FormatConfiguration and com.splendiddata.pgcode.formatter.CodeFormatter.</text:p>
      <text:p text:style-name="P13"><text:soft-page-break/>The FormatConfiguration can be instantiated wit a path to a config file or with an instance of com.splendiddata.p<text:span text:style-name="T23">g</text:span>code.formatter.configuration.xml.v1_0.Configuration – or null if you want default formatting.</text:p>
      <text:p text:style-name="P14">The CodeFomatter needs to be instantiated with an instance of <text:s/>FormatConfiguration. The CodeFormatter.format(String) method will do the trick.</text:p>
      <text:h text:style-name="P112" text:outline-level="1"><text:bookmark-start text:name="__RefHeading___Toc48411_2191359424"/>Profiles<text:bookmark-end text:name="__RefHeading___Toc48411_2191359424"/></text:h>
      <text:p text:style-name="P20"><text:span text:style-name="T26">The </text:span><text:span text:style-name="T24">pgcode_formatter </text:span><text:span text:style-name="T26">provides different “standard” profiles that can be used for formatting the PL/pgSQL source code. Besides that, it offers the possibility to create your own format configuration and use it through the “-c” option.</text:span></text:p>
      <text:h text:style-name="P111" text:outline-level="1"><text:bookmark-start text:name="__RefHeading___Toc48413_2191359424"/>Configuration<text:bookmark-end text:name="__RefHeading___Toc48413_2191359424"/></text:h>
      <text:p text:style-name="P12">The XSD file for the configuration o<text:span text:style-name="T10">ptions can be found in the Jar file under META-INF/p</text:span><text:span text:style-name="T11">g</text:span><text:span text:style-name="T10">code_formatter-v1_0.xsd.</text:span></text:p>
      <text:p text:style-name="P6">A default configuration file exists in the jar file under com/splendiddata/p<text:span text:style-name="T39">g</text:span>code/formatter/DefaultConfig.xml.</text:p>
      <text:p text:style-name="P7">Many options have a “weight” clause. When two options collide, then the option with the highest “weight” value will <text:span text:style-name="T40">be used</text:span>.</text:p>
      <text:h text:style-name="P114" text:outline-level="2"><text:bookmark-start text:name="__RefHeading___Toc48415_2191359424"/>Options<text:bookmark-end text:name="__RefHeading___Toc48415_2191359424"/></text:h>
      <text:h text:style-name="P117" text:outline-level="3"><text:bookmark-start text:name="__RefHeading___Toc6946_36107868"/>General settings<text:bookmark-end text:name="__RefHeading___Toc6946_36107868"/></text:h>
      <table:table table:name="Table2" table:style-name="Table2">
        <table:table-column table:style-name="Table2.A"/>
        <table:table-column table:style-name="Table2.B"/>
        <table:table-header-rows>
          <table:table-row table:style-name="TableLine94433566633840">
            <table:table-cell table:style-name="Table2.A1" office:value-type="string">
              <text:p text:style-name="P92">Option</text:p>
            </table:table-cell>
            <table:table-cell table:style-name="Table2.B1" office:value-type="string">
              <text:p text:style-name="P92">Description</text:p>
            </table:table-cell>
          </table:table-row>
        </table:table-header-rows>
        <table:table-row table:style-name="TableLine94433566698560">
          <table:table-cell table:style-name="Table2.A2" office:value-type="string">
            <text:p text:style-name="P22">Configuration<text:line-break/>.emptyLine</text:p>
          </table:table-cell>
          <table:table-cell table:style-name="Table2.B2" office:value-type="string">
            <text:p text:style-name="P32">Indicates what to do with empty lines.</text:p>
            <text:p text:style-name="P33">Options:</text:p>
            <table:table table:name="Table15" table:style-name="Table15">
              <table:table-column table:style-name="Table15.A"/>
              <table:table-column table:style-name="Table15.B"/>
              <table:table-row table:style-name="TableLine94433566677856">
                <table:table-cell table:style-name="Table15.A1" office:value-type="string">
                  <text:p text:style-name="P68">Option</text:p>
                </table:table-cell>
                <table:table-cell table:style-name="Table15.B1" office:value-type="string">
                  <text:p text:style-name="P68">Description</text:p>
                </table:table-cell>
              </table:table-row>
              <table:table-row table:style-name="TableLine94433566688080">
                <table:table-cell table:style-name="Table15.A2" office:value-type="string">
                  <text:p text:style-name="P71">preserveAll</text:p>
                </table:table-cell>
                <table:table-cell table:style-name="Table15.B2" office:value-type="string">
                  <text:p text:style-name="P72">All white lines are left as they are.</text:p>
                </table:table-cell>
              </table:table-row>
              <table:table-row table:style-name="TableLine94433566689616">
                <table:table-cell table:style-name="Table15.A2" office:value-type="string">
                  <text:p text:style-name="P71">preserveOne</text:p>
                </table:table-cell>
                <table:table-cell table:style-name="Table15.B2" office:value-type="string">
                  <text:p text:style-name="P72">Blocks of white lines are reduced to a single white line</text:p>
                </table:table-cell>
              </table:table-row>
              <table:table-row table:style-name="TableLine94433566690256">
                <table:table-cell table:style-name="Table15.A2" office:value-type="string">
                  <text:p text:style-name="P71">remove</text:p>
                </table:table-cell>
                <table:table-cell table:style-name="Table15.B2" office:value-type="string">
                  <text:p text:style-name="P72">All white lines are removed</text:p>
                </table:table-cell>
              </table:table-row>
            </table:table>
            <text:p text:style-name="P33"/>
            <text:p text:style-name="P32">Default: preserveOne</text:p>
          </table:table-cell>
        </table:table-row>
        <table:table-row table:style-name="TableLine94433566699952">
          <table:table-cell table:style-name="Table2.A2" office:value-type="string">
            <text:p text:style-name="P23"><text:span text:style-name="T17">c</text:span>onfiguration<text:line-break/>→<text:bookmark-start text:name="__DdeLink__900_2002180904"/>lineWidth<text:bookmark-end text:name="__DdeLink__900_2002180904"/><text:line-break/>.value</text:p>
          </table:table-cell>
          <table:table-cell table:style-name="Table2.B2" office:value-type="string">
            <text:p text:style-name="P34">Maximum line width in characters. For tab characters, the amount of space characters that they would represent are counted.</text:p>
            <text:p text:style-name="P34">Default: 140</text:p>
          </table:table-cell>
        </table:table-row>
        <table:table-row table:style-name="TableLine94433566700592">
          <table:table-cell table:style-name="Table2.A2" office:value-type="string">
            <text:p text:style-name="P23">configuration<text:line-break/>→lineWidth<text:line-break/>.weight</text:p>
          </table:table-cell>
          <table:table-cell table:style-name="Table2.B2" office:value-type="string">
            <text:p text:style-name="P34">Defines the importance for the lineWidth setting.</text:p>
            <text:p text:style-name="P34">Default: 10</text:p>
          </table:table-cell>
        </table:table-row>
        <table:table-row table:style-name="TableLine94433566701392">
          <table:table-cell table:style-name="Table2.A2" office:value-type="string">
            <text:p text:style-name="P23">configuration<text:line-break/>→tabs<text:line-break/><text:span text:style-name="T14">.tabWidth</text:span></text:p>
          </table:table-cell>
          <table:table-cell table:style-name="Table2.B2" office:value-type="string">
            <text:p text:style-name="P34">The tab interval to be used, specified in number of characters.</text:p>
            <text:p text:style-name="P34">Default: 4</text:p>
          </table:table-cell>
        </table:table-row>
        <table:table-row table:style-name="TableLine94433566702192">
          <table:table-cell table:style-name="Table2.A2" office:value-type="string">
            <text:p text:style-name="P23">configuration<text:line-break/>→tabs<text:line-break/>.tabsOrSpaces</text:p>
          </table:table-cell>
          <table:table-cell table:style-name="Table2.B2" office:value-type="string">
            <text:p text:style-name="P35">Use tab characters or spaces.</text:p>
            <text:p text:style-name="P35">Possible values: tabs, spaces</text:p>
            <text:p text:style-name="P35">Default: spaces</text:p>
          </table:table-cell>
        </table:table-row>
      </table:table>
      <text:p text:style-name="P21"/>
      <text:p text:style-name="P21"/>
      <text:p text:style-name="P103"/>
      <table:table table:name="Table13" table:style-name="Table13">
        <table:table-column table:style-name="Table13.A"/>
        <table:table-column table:style-name="Table13.B"/>
        <table:table-header-rows>
          <table:table-row table:style-name="TableLine94433566703920">
            <table:table-cell table:style-name="Table13.A1" office:value-type="string">
              <text:p text:style-name="P92">Option</text:p>
            </table:table-cell>
            <table:table-cell table:style-name="Table13.B1" office:value-type="string">
              <text:p text:style-name="P92">Description</text:p>
            </table:table-cell>
          </table:table-row>
        </table:table-header-rows>
        <table:table-row table:style-name="TableLine94433566723520">
          <table:table-cell table:style-name="Table13.A2" office:value-type="string">
            <text:p text:style-name="P24"><text:span text:style-name="T41">C</text:span>onfiguration<text:line-break/>→indent<text:line-break/>.indentWidth</text:p>
          </table:table-cell>
          <table:table-cell table:style-name="Table13.B2" office:value-type="string">
            <text:p text:style-name="P36">Indentation size</text:p>
            <text:p text:style-name="P36">Default : 4</text:p>
          </table:table-cell>
        </table:table-row>
        <table:table-row table:style-name="TableLine94433566724912">
          <table:table-cell table:style-name="Table13.A2" office:value-type="string">
            <text:p text:style-name="P24">Configuration<text:line-break/>→indent<text:line-break/>.tabsOrSpaces</text:p>
          </table:table-cell>
          <table:table-cell table:style-name="Table13.B2" office:value-type="string">
            <text:p text:style-name="P36">Use tab character or spaces of indenting.</text:p>
            <text:p text:style-name="P36">Default : spaces</text:p>
          </table:table-cell>
        </table:table-row>
        <table:table-row table:style-name="TableLine94433566725552">
          <table:table-cell table:style-name="Table13.A2" office:value-type="string">
            <text:p text:style-name="P24"><text:span text:style-name="T41">C</text:span>onfiguration<text:line-break/>→indent<text:line-break/>.<text:span text:style-name="T42">indentInnerFunction</text:span></text:p>
          </table:table-cell>
          <table:table-cell table:style-name="Table13.B2" office:value-type="string">
            <text:p text:style-name="P37">Indicates whether a nested function (create function <text:span text:style-name="T43">enclosed in</text:span> a<text:span text:style-name="T43">nother</text:span> create function or inside an anonym<text:span text:style-name="T43">o</text:span>us block) should be indented or not.</text:p>
            <text:p text:style-name="P36">Default : <text:span text:style-name="T42">false</text:span></text:p>
          </table:table-cell>
        </table:table-row>
        <table:table-row table:style-name="TableLine94433566726192">
          <table:table-cell table:style-name="Table13.A2" office:value-type="string">
            <text:p text:style-name="P25"><text:span text:style-name="T17">c</text:span>onfiguration<text:line-break/>→letterCaseKeywords</text:p>
          </table:table-cell>
          <table:table-cell table:style-name="Table13.B2" office:value-type="string">
            <text:p text:style-name="P38">Converts the postgres keywords to upper/lower case or keeps it unchanged.</text:p>
            <text:p text:style-name="P35">Possible values: <text:span text:style-name="T44">lowercase, uppercase, unchanged</text:span></text:p>
            <text:p text:style-name="P35">Default: <text:span text:style-name="T45">unchanged</text:span></text:p>
          </table:table-cell>
        </table:table-row>
        <table:table-row table:style-name="TableLine94433566726832">
          <table:table-cell table:style-name="Table13.A2" office:value-type="string">
            <text:p text:style-name="P24"><text:span text:style-name="T17">c</text:span>onfiguration<text:line-break/>→<text:span text:style-name="T44">letterCaseFunctions</text:span></text:p>
          </table:table-cell>
          <table:table-cell table:style-name="Table13.B2" office:value-type="string">
            <text:p text:style-name="P38">Converts the postgres built-in functions to upper/lower case or keeps it unchanged.</text:p>
            <text:p text:style-name="P35">Possible values:<text:span text:style-name="T44"> lowercase, uppercase, <text:s/>unchanged</text:span></text:p>
            <text:p text:style-name="P35">Default: <text:span text:style-name="T45">unchanged</text:span></text:p>
          </table:table-cell>
        </table:table-row>
      </table:table>
      <text:p text:style-name="P12"/>
      <text:h text:style-name="P117" text:outline-level="3"><text:bookmark-start text:name="__RefHeading___Toc48417_2191359424"/>query settings<text:bookmark-end text:name="__RefHeading___Toc48417_2191359424"/></text:h>
      <table:table table:name="Table3" table:style-name="Table3">
        <table:table-column table:style-name="Table3.A"/>
        <table:table-column table:style-name="Table3.B"/>
        <table:table-header-rows>
          <table:table-row table:style-name="TableLine94433566663344">
            <table:table-cell table:style-name="Table3.A1" office:value-type="string">
              <text:p text:style-name="P93">Option</text:p>
            </table:table-cell>
            <table:table-cell table:style-name="Table3.B1" office:value-type="string">
              <text:p text:style-name="P93">Description</text:p>
            </table:table-cell>
          </table:table-row>
        </table:table-header-rows>
        <table:table-row table:style-name="TableLine94433566613456">
          <table:table-cell table:style-name="Table3.A2" office:value-type="string">
            <text:p text:style-name="P62"><text:span text:style-name="T85">c</text:span><text:span text:style-name="T84">onfiguration<text:line-break/>→queryConfig<text:line-break/>.</text:span><text:span text:style-name="T86">indent</text:span></text:p>
          </table:table-cell>
          <table:table-cell table:style-name="Table3.B2" office:value-type="string">
            <text:p text:style-name="P50">Are the major parts of a query indented relative to the start of the query?</text:p>
            <text:p text:style-name="P50">Default: false</text:p>
            <text:p text:style-name="P50">Example:</text:p>
            <table:table table:name="Table19" table:style-name="Table19">
              <table:table-column table:style-name="Table19.A"/>
              <table:table-column table:style-name="Table19.B"/>
              <table:table-row table:style-name="TableLine94433566736496">
                <table:table-cell table:style-name="Table19.A1" office:value-type="string">
                  <text:p text:style-name="P70">true</text:p>
                </table:table-cell>
                <table:table-cell table:style-name="Table19.B1" office:value-type="string">
                  <text:p text:style-name="P70">false</text:p>
                </table:table-cell>
              </table:table-row>
              <table:table-row table:style-name="TableLine94433566744464">
                <table:table-cell table:style-name="Table19.A2" office:value-type="string">
                  <text:p text:style-name="P76">SELECT the, target, list</text:p>
                  <text:p text:style-name="P76"><text:s text:c="4"/>FROM some_table</text:p>
                  <text:p text:style-name="P76"><text:s text:c="4"/>WHERE where condition</text:p>
                </table:table-cell>
                <table:table-cell table:style-name="Table19.B2" office:value-type="string">
                  <text:p text:style-name="P76">SELECT the, target, list</text:p>
                  <text:p text:style-name="P76">FROM some_table</text:p>
                  <text:p text:style-name="P76">WHERE where condition</text:p>
                </table:table-cell>
              </table:table-row>
            </table:table>
            <text:p text:style-name="P50"/>
          </table:table-cell>
        </table:table-row>
      </table:table>
      <text:p text:style-name="Text_20_body"/>
      <table:table table:name="Table23" table:style-name="Table23">
        <table:table-column table:style-name="Table23.A"/>
        <table:table-column table:style-name="Table23.B"/>
        <table:table-header-rows>
          <table:table-row table:style-name="TableLine94433566746096">
            <table:table-cell table:style-name="Table23.A1" office:value-type="string">
              <text:p text:style-name="P93">Option</text:p>
            </table:table-cell>
            <table:table-cell table:style-name="Table23.B1" office:value-type="string">
              <text:p text:style-name="P93">Description</text:p>
            </table:table-cell>
          </table:table-row>
        </table:table-header-rows>
        <table:table-row table:style-name="TableLine94433566767152">
          <table:table-cell table:style-name="Table23.A2" office:value-type="string">
            <text:p text:style-name="P23"><text:span text:style-name="T17">c</text:span>onfiguration<text:line-break/>→queryConfig<text:line-break/>.majorKeywordsOnSeparateLine</text:p>
          </table:table-cell>
          <table:table-cell table:style-name="Table23.B2" office:value-type="string">
            <text:p text:style-name="P39">Do the major keywords in a query get a line of their own?</text:p>
            <text:p text:style-name="P39">The major keywords are “select”, “from”, “where”, “group by”, “order by” etc.</text:p>
            <text:p text:style-name="P39">Possible values: true, false</text:p>
            <text:p text:style-name="P39">Default: false</text:p>
            <text:p text:style-name="P39">Example:</text:p>
            <table:table table:name="Table4" table:style-name="Table4">
              <table:table-column table:style-name="Table4.A"/>
              <table:table-column table:style-name="Table4.B"/>
              <table:table-row table:style-name="TableLine94433566752928">
                <table:table-cell table:style-name="Table4.A1" office:value-type="string">
                  <text:p text:style-name="P74">true</text:p>
                </table:table-cell>
                <table:table-cell table:style-name="Table4.A1" office:value-type="string">
                  <text:p text:style-name="P74">false</text:p>
                </table:table-cell>
              </table:table-row>
              <table:table-row table:style-name="TableLine94433566762992">
                <table:table-cell table:style-name="Table4.A1" office:value-type="string">
                  <text:p text:style-name="P75">SELECT</text:p>
                  <text:p text:style-name="P75"><text:s text:c="4"/>the, target, list</text:p>
                  <text:p text:style-name="P75">FROM</text:p>
                  <text:p text:style-name="P75"><text:s text:c="4"/>some table</text:p>
                  <text:p text:style-name="P75">WHERE</text:p>
                  <text:p text:style-name="P75"><text:s text:c="4"/>the where condition</text:p>
                </table:table-cell>
                <table:table-cell table:style-name="Table4.A1" office:value-type="string">
                  <text:p text:style-name="P75">SELECT the, target, list</text:p>
                  <text:p text:style-name="P75">FROM some_table</text:p>
                  <text:p text:style-name="P75">WHERE the where condition</text:p>
                </table:table-cell>
              </table:table-row>
            </table:table>
            <text:p text:style-name="P39"><text:s/></text:p>
          </table:table-cell>
        </table:table-row>
        <table:table-row table:style-name="TableLine94433566768800">
          <table:table-cell table:style-name="Table23.A2" office:value-type="string">
            <text:p text:style-name="P23">configuration<text:line-break/>→queryConfig<text:line-break/>→maxSingleLineQuery<text:line-break/>.value</text:p>
          </table:table-cell>
          <table:table-cell table:style-name="Table23.B2" office:value-type="string">
            <text:p text:style-name="P40">When a query does not exceed this number of characters, it will be written on a single line. Otherwise it will be split up by major keywords and spread over several lines.</text:p>
            <text:p text:style-name="P40">Default: 60</text:p>
          </table:table-cell>
        </table:table-row>
        <table:table-row table:style-name="TableLine94433566769440">
          <table:table-cell table:style-name="Table23.A2" office:value-type="string">
            <text:p text:style-name="P23">configuration<text:line-break/>→queryConfig<text:line-break/>→maxSingleLineQuery<text:line-break/>.weight</text:p>
          </table:table-cell>
          <table:table-cell table:style-name="Table23.B2" office:value-type="string">
            <text:p text:style-name="P40">Determines the importance of the maxSingleLineQuery when for example competing with the configuration→lineWidth setting.</text:p>
            <text:p text:style-name="P40">Default: 5</text:p>
          </table:table-cell>
        </table:table-row>
      </table:table>
      <text:h text:style-name="P118" text:outline-level="3" text:is-list-header="true"/>
      <text:h text:style-name="P119" text:outline-level="3"><text:bookmark-start text:name="__RefHeading___Toc48419_2191359424"/>Comma separated list settings<text:bookmark-end text:name="__RefHeading___Toc48419_2191359424"/></text:h>
      <text:p text:style-name="P8">Settings are used for a comma separated list of no specific settings are set.</text:p>
      <table:table table:name="Table8" table:style-name="Table8">
        <table:table-column table:style-name="Table8.A"/>
        <table:table-column table:style-name="Table8.B"/>
        <table:table-header-rows>
          <table:table-row table:style-name="Table8.1">
            <table:table-cell table:style-name="Table8.A1" office:value-type="string">
              <text:p text:style-name="P94">Option</text:p>
            </table:table-cell>
            <table:table-cell table:style-name="Table8.B1" office:value-type="string">
              <text:p text:style-name="P94">Description</text:p>
            </table:table-cell>
          </table:table-row>
        </table:table-header-rows>
        <table:table-row table:style-name="Table8.1">
          <table:table-cell table:style-name="Table8.A2" office:value-type="string">
            <text:p text:style-name="P52"><text:span text:style-name="T88">c</text:span><text:span text:style-name="T87">onfiguration<text:line-break/>→</text:span>commaSeparatedListGrouping<text:span text:style-name="T87"><text:line-break/>→</text:span><text:bookmark text:name="__DdeLink__922_20021809042"/><text:bookmark text:name="__DdeLink__918_20021809042"/><text:span text:style-name="T87">maxSingleLineLength<text:line-break/>.value</text:span></text:p>
          </table:table-cell>
          <table:table-cell table:style-name="Table8.B2" office:value-type="string">
            <text:p text:style-name="P41">When a <text:bookmark-start text:name="__DdeLink__957_2002180904"/><text:span text:style-name="T46">comma separated list</text:span><text:bookmark-end text:name="__DdeLink__957_2002180904"/><text:span text:style-name="T46"> (for example is select statement)</text:span> does not exceed this number of characters, it will be written on a sin<text:span text:style-name="T47">g</text:span>le line. Otherwise it will be split-up over several lines.</text:p>
            <text:p text:style-name="P41">Default: <text:span text:style-name="T48">8</text:span>0</text:p>
          </table:table-cell>
        </table:table-row>
        <table:table-row table:style-name="Table8.1">
          <table:table-cell table:style-name="Table8.A2" office:value-type="string">
            <text:p text:style-name="P30">configuration<text:line-break/>→<text:span text:style-name="T49">commaSeparatedListGrouping</text:span><text:line-break/>→<text:span text:style-name="T49">maxSingleLineLength <text:line-break/></text:span>.<text:span text:style-name="T15">weight</text:span></text:p>
          </table:table-cell>
          <table:table-cell table:style-name="Table8.B2" office:value-type="string">
            <text:p text:style-name="P41">Importance of this setting over conflicting options (if any).</text:p>
            <text:p text:style-name="P41">Default: 5</text:p>
          </table:table-cell>
        </table:table-row>
        <text:soft-page-break/>
        <table:table-row table:style-name="Table8.1">
          <table:table-cell table:style-name="Table8.A2" office:value-type="string">
            <text:p text:style-name="P29">configuration<text:line-break/>→<text:span text:style-name="T49">commaSeparatedListGrouping<text:line-break/></text:span>.multilineOpeningParenBeforeArgument</text:p>
          </table:table-cell>
          <table:table-cell table:style-name="Table8.B2" office:value-type="string">
            <text:p text:style-name="P41">When a <text:span text:style-name="T46">comma separated list</text:span> is split-up over several lines, will the opening parenthesis be written before the first argument (true) or will it be written after the function name (false).</text:p>
            <text:p text:style-name="P41">Possible values: true, false</text:p>
            <text:p text:style-name="P41">Default: <text:span text:style-name="T48">true</text:span></text:p>
          </table:table-cell>
        </table:table-row>
        <table:table-row table:style-name="Table8.1">
          <table:table-cell table:style-name="Table8.A2" office:value-type="string">
            <text:p text:style-name="P29">configuration<text:line-break/>→<text:span text:style-name="T49">commaSeparatedListGrouping<text:line-break/></text:span>.multilineClosingParenOnNewLine</text:p>
          </table:table-cell>
          <table:table-cell table:style-name="Table8.B2" office:value-type="string">
            <text:p text:style-name="P41">When a <text:span text:style-name="T46">comma separated list</text:span> is split-up over several lines, will the closing parenthesis <text:span text:style-name="T48">b</text:span>e written on a new line (true) or will it be written directly after the last argument (false).</text:p>
            <text:p text:style-name="P41">Possible values: true, false</text:p>
            <text:p text:style-name="P41">Default: false</text:p>
          </table:table-cell>
        </table:table-row>
        <table:table-row table:style-name="Table8.1">
          <table:table-cell table:style-name="Table8.A2" office:value-type="string">
            <text:p text:style-name="P29">configuration<text:line-break/>→<text:span text:style-name="T49">commaSeparatedListGrouping</text:span><text:line-break/>→maxArgumentsPerGroup<text:line-break/>.value</text:p>
          </table:table-cell>
          <table:table-cell table:style-name="Table8.B2" office:value-type="string">
            <text:p text:style-name="P42">When a <text:span text:style-name="T46">comma separated list</text:span> is split-up over several lines, then <text:span text:style-name="T48">how</text:span> many arguments are to be written per line.</text:p>
            <text:p text:style-name="P42">Default: 10</text:p>
          </table:table-cell>
        </table:table-row>
        <table:table-row table:style-name="Table8.1">
          <table:table-cell table:style-name="Table8.A2" office:value-type="string">
            <text:p text:style-name="P29">configuration<text:line-break/>→<text:span text:style-name="T49">commaSeparatedListGrouping</text:span><text:line-break/>→maxArgumentsPerGroup<text:line-break/>.weight</text:p>
          </table:table-cell>
          <table:table-cell table:style-name="Table8.B2" office:value-type="string">
            <text:p text:style-name="P42">The importance of this setting for example compared with the maxLengthOfGroup setting.</text:p>
            <text:p text:style-name="P42">Default: 5</text:p>
          </table:table-cell>
        </table:table-row>
        <table:table-row table:style-name="Table8.1">
          <table:table-cell table:style-name="Table8.A2" office:value-type="string">
            <text:p text:style-name="P29">configuration<text:line-break/>→<text:span text:style-name="T49">commaSeparatedListGrouping</text:span><text:line-break/>→maxLengthOfGroup<text:line-break/>.value</text:p>
          </table:table-cell>
          <table:table-cell table:style-name="Table8.B2" office:value-type="string">
            <text:p text:style-name="P42">When a <text:span text:style-name="T46">comma separated list</text:span> is split-up over several lines, then how long can a group of arguments on a single line be (in characters).</text:p>
            <text:p text:style-name="P42">Default: 50</text:p>
          </table:table-cell>
        </table:table-row>
        <table:table-row table:style-name="Table8.1">
          <table:table-cell table:style-name="Table8.A2" office:value-type="string">
            <text:p text:style-name="P29">configuration<text:line-break/>→<text:span text:style-name="T49">commaSeparatedListGrouping</text:span><text:line-break/>→maxLengthOfGroup<text:line-break/>.weight</text:p>
          </table:table-cell>
          <table:table-cell table:style-name="Table8.B2" office:value-type="string">
            <text:p text:style-name="P42">The importance of this setting for example compared with the <text:span text:style-name="T15">maxArgumentsPerGroup</text:span> setting.</text:p>
            <text:p text:style-name="P42">Default: 10</text:p>
          </table:table-cell>
        </table:table-row>
        <table:table-row table:style-name="Table8.1">
          <table:table-cell table:style-name="Table8.A2" office:value-type="string">
            <text:p text:style-name="P29">configuration<text:line-break/>→<text:span text:style-name="T49">commaSeparatedListGrouping</text:span><text:line-break/>→indent<text:line-break/>.value</text:p>
          </table:table-cell>
          <table:table-cell table:style-name="Table8.B2" office:value-type="string">
            <text:p text:style-name="P42">When a <text:span text:style-name="T46">comma separated list</text:span> is split-up over several lines, then how will the arguments in following lines be indented.</text:p>
            <text:p text:style-name="P42">Possible values: underFirstArgument, indented, doubleIndented</text:p>
            <text:p text:style-name="P42">Default: underFirstArgument</text:p>
          </table:table-cell>
        </table:table-row>
        <table:table-row table:style-name="Table8.1">
          <table:table-cell table:style-name="Table8.A2" office:value-type="string">
            <text:p text:style-name="P29">configuration<text:line-break/>→<text:span text:style-name="T49">commaSeparatedListGrouping</text:span><text:line-break/>→indent.weight</text:p>
          </table:table-cell>
          <table:table-cell table:style-name="Table8.B2" office:value-type="string">
            <text:p text:style-name="P42">The importance of this setting, for example when competing with the max line length.</text:p>
            <text:p text:style-name="P42">Default: 10</text:p>
          </table:table-cell>
        </table:table-row>
        <text:soft-page-break/>
        <table:table-row table:style-name="Table8.1">
          <table:table-cell table:style-name="Table8.A2" office:value-type="string">
            <text:p text:style-name="P29">configuration<text:line-break/>→<text:span text:style-name="T49">commaSeparatedListGrouping</text:span><text:line-break/>→<text:span text:style-name="T48">commaBeforeOrAfter</text:span></text:p>
          </table:table-cell>
          <table:table-cell table:style-name="Table8.B2" office:value-type="string">
            <text:p text:style-name="P35"><text:span text:style-name="T48">If</text:span> <text:span text:style-name="T48">the</text:span> comma separated list<text:span text:style-name="T48"> </text:span>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
      <text:p text:style-name="P12"/>
      <text:h text:style-name="P120" text:outline-level="3"><text:bookmark-start text:name="__RefHeading___Toc48421_2191359424"/>Function <text:span text:style-name="T48">call </text:span>argument settings<text:bookmark-end text:name="__RefHeading___Toc48421_2191359424"/></text:h>
      <table:table table:name="Table5" table:style-name="Table5">
        <table:table-column table:style-name="Table5.A"/>
        <table:table-column table:style-name="Table5.B"/>
        <table:table-header-rows>
          <table:table-row table:style-name="Table5.1">
            <table:table-cell table:style-name="Table5.A1" office:value-type="string">
              <text:p text:style-name="P94">Option</text:p>
            </table:table-cell>
            <table:table-cell table:style-name="Table5.B1" office:value-type="string">
              <text:p text:style-name="P94">Description</text:p>
            </table:table-cell>
          </table:table-row>
        </table:table-header-rows>
        <table:table-row table:style-name="Table5.1">
          <table:table-cell table:style-name="Table5.A2" office:value-type="string">
            <text:p text:style-name="P54"><text:span text:style-name="T16">c</text:span>onfiguration<text:line-break/>→<text:bookmark text:name="__DdeLink__920_2002180904"/>functionCallArgumentGrouping<text:line-break/>→<text:bookmark text:name="__DdeLink__922_2002180904"/><text:bookmark text:name="__DdeLink__918_2002180904"/>maxSingleLineLength<text:line-break/>.value</text:p>
          </table:table-cell>
          <table:table-cell table:style-name="Table5.B2" office:value-type="string">
            <text:p text:style-name="P41">When a function call does not exceed this number of characters, it will be written on a sin<text:span text:style-name="T58">g</text:span>le line. Otherwise it will be split-up over several lines.</text:p>
            <text:p text:style-name="P41">Default: <text:span text:style-name="T48">8</text:span>0</text:p>
          </table:table-cell>
        </table:table-row>
        <table:table-row table:style-name="Table5.1">
          <table:table-cell table:style-name="Table5.A2" office:value-type="string">
            <text:p text:style-name="P23">configuration<text:line-break/>→<text:span text:style-name="T50">functionCallArgumentGrouping</text:span><text:line-break/>→<text:span text:style-name="T50">maxSingleLineLength<text:line-break/> </text:span>.<text:span text:style-name="T15">weight</text:span></text:p>
          </table:table-cell>
          <table:table-cell table:style-name="Table5.B2" office:value-type="string">
            <text:p text:style-name="P41">Importance of this setting over conflicting options (if any).</text:p>
            <text:p text:style-name="P41">Default: 5</text:p>
          </table:table-cell>
        </table:table-row>
        <table:table-row table:style-name="Table5.1">
          <table:table-cell table:style-name="Table5.A2" office:value-type="string">
            <text:p text:style-name="P23">configuration<text:line-break/>→<text:span text:style-name="T50">functionCallArgumentGrouping<text:line-break/></text:span>.multilineOpeningParenBeforeArgument</text:p>
          </table:table-cell>
          <table:table-cell table:style-name="Table5.B2" office:value-type="string">
            <text:p text:style-name="P41">When a function call is split-up over several lines, will the opening parenthesis be written before the first argument (true) or will it be written after the function name (false).</text:p>
            <text:p text:style-name="P41">Possible values: true, false</text:p>
            <text:p text:style-name="P41">Default: <text:span text:style-name="T48">true</text:span></text:p>
          </table:table-cell>
        </table:table-row>
        <table:table-row table:style-name="Table5.1">
          <table:table-cell table:style-name="Table5.A2" office:value-type="string">
            <text:p text:style-name="P23">configuration<text:line-break/>→<text:span text:style-name="T50">functionCallArgumentGrouping<text:line-break/></text:span>.multilineClosingParenOnNewLine</text:p>
          </table:table-cell>
          <table:table-cell table:style-name="Table5.B2" office:value-type="string">
            <text:p text:style-name="P41">When a function call is split-up over several lines, will the closing parenthesis <text:span text:style-name="T48">b</text:span>e written on a new line (true) or will it be written directly after the last argument (false).</text:p>
            <text:p text:style-name="P41">Possible values: true, false</text:p>
            <text:p text:style-name="P41">Default: false</text:p>
          </table:table-cell>
        </table:table-row>
        <text:soft-page-break/>
        <table:table-row table:style-name="Table5.1">
          <table:table-cell table:style-name="Table5.A2" office:value-type="string">
            <text:p text:style-name="P23">configuration<text:line-break/>→<text:span text:style-name="T50">functionCallArgumentGrouping</text:span><text:line-break/>→maxArgumentsPerGroup<text:line-break/>.value</text:p>
          </table:table-cell>
          <table:table-cell table:style-name="Table5.B2" office:value-type="string">
            <text:p text:style-name="P42">When a function call is split-up over several lines, then <text:span text:style-name="T48">how</text:span> many arguments are to be written per line</text:p>
            <text:p text:style-name="P42">Default: 10</text:p>
          </table:table-cell>
        </table:table-row>
        <table:table-row table:style-name="Table5.1">
          <table:table-cell table:style-name="Table5.A2" office:value-type="string">
            <text:p text:style-name="P23">configuration<text:line-break/>→<text:span text:style-name="T50">functionCallArgumentGrouping</text:span><text:line-break/>→maxArgumentsPerGroup<text:line-break/>.weight</text:p>
          </table:table-cell>
          <table:table-cell table:style-name="Table5.B2" office:value-type="string">
            <text:p text:style-name="P42">The importance of this setting for example compared with the maxLengthOfGroup setting.</text:p>
            <text:p text:style-name="P42">Default: 5</text:p>
          </table:table-cell>
        </table:table-row>
        <table:table-row table:style-name="Table5.1">
          <table:table-cell table:style-name="Table5.A2" office:value-type="string">
            <text:p text:style-name="P23">configuration<text:line-break/>→<text:span text:style-name="T50">functionCallArgumentGrouping</text:span><text:line-break/>→maxLengthOfGroup<text:line-break/>.value</text:p>
          </table:table-cell>
          <table:table-cell table:style-name="Table5.B2" office:value-type="string">
            <text:p text:style-name="P42">When a function call is split-up over several lines, then how long can a group of arguments on a single line be (in characters).</text:p>
            <text:p text:style-name="P42">Default: 50</text:p>
          </table:table-cell>
        </table:table-row>
        <table:table-row table:style-name="Table5.1">
          <table:table-cell table:style-name="Table5.A2" office:value-type="string">
            <text:p text:style-name="P23">configuration<text:line-break/>→<text:span text:style-name="T50">functionCallArgumentGrouping</text:span><text:line-break/>→maxLengthOfGroup<text:line-break/>.weight</text:p>
          </table:table-cell>
          <table:table-cell table:style-name="Table5.B2" office:value-type="string">
            <text:p text:style-name="P42">The importance of this setting for example compared with the <text:span text:style-name="T15">maxArgumentsPerGroup</text:span> setting.</text:p>
            <text:p text:style-name="P42">Default: 10</text:p>
          </table:table-cell>
        </table:table-row>
        <table:table-row table:style-name="Table5.1">
          <table:table-cell table:style-name="Table5.A2" office:value-type="string">
            <text:p text:style-name="P27">configuration<text:line-break/>→<text:span text:style-name="T50">functionCallArgumentGrouping</text:span><text:line-break/>→indent<text:line-break/>.value</text:p>
          </table:table-cell>
          <table:table-cell table:style-name="Table5.B2" office:value-type="string">
            <text:p text:style-name="P42">When a function call is split-up over several lines, then how will the arguments in following lines be indented.</text:p>
            <text:p text:style-name="P42">Possible values: underFirstArgument, indented, doubleIndented</text:p>
            <text:p text:style-name="P42">Default: underFirstArgument</text:p>
          </table:table-cell>
        </table:table-row>
        <table:table-row table:style-name="Table5.1">
          <table:table-cell table:style-name="Table5.A2" office:value-type="string">
            <text:p text:style-name="P23">configuration<text:line-break/>→<text:span text:style-name="T50">functionCallArgumentGrouping</text:span><text:line-break/>→indent<text:line-break/>.weight</text:p>
          </table:table-cell>
          <table:table-cell table:style-name="Table5.B2" office:value-type="string">
            <text:p text:style-name="P42">The importance of this setting, for example when competing with the max line length.</text:p>
            <text:p text:style-name="P42">Default: 10</text:p>
          </table:table-cell>
        </table:table-row>
        <table:table-row table:style-name="Table5.1">
          <table:table-cell table:style-name="Table5.A2" office:value-type="string">
            <text:p text:style-name="P23">configuration<text:line-break/>→<text:span text:style-name="T50">functionCallArgumentGrouping</text:span><text:line-break/>→<text:span text:style-name="T48">commaBeforeOrAfter</text:span></text:p>
          </table:table-cell>
          <table:table-cell table:style-name="Table5.B2" office:value-type="string">
            <text:p text:style-name="P35"><text:span text:style-name="T48">If</text:span> <text:span text:style-name="T48">the</text:span> comma separated list <text:span text:style-name="T48">of function call arguments </text:span>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
      <text:p text:style-name="P12"><text:soft-page-break/></text:p>
      <text:h text:style-name="P120" text:outline-level="3"><text:bookmark-start text:name="__RefHeading___Toc48423_2191359424"/>Function <text:span text:style-name="T48">definition </text:span>argument settings<text:bookmark-end text:name="__RefHeading___Toc48423_2191359424"/></text:h>
      <table:table table:name="Table7" table:style-name="Table7">
        <table:table-column table:style-name="Table7.A"/>
        <table:table-column table:style-name="Table7.B"/>
        <table:table-header-rows>
          <table:table-row table:style-name="Table7.1">
            <table:table-cell table:style-name="Table7.A1" office:value-type="string">
              <text:p text:style-name="P94">Option</text:p>
            </table:table-cell>
            <table:table-cell table:style-name="Table7.B1" office:value-type="string">
              <text:p text:style-name="P94">Description</text:p>
            </table:table-cell>
          </table:table-row>
        </table:table-header-rows>
        <table:table-row table:style-name="Table7.1">
          <table:table-cell table:style-name="Table7.A2" office:value-type="string">
            <text:p text:style-name="P52"><text:span text:style-name="T88">c</text:span><text:span text:style-name="T87">onfiguration<text:line-break/>→functionDefinitionArgumentGrouping<text:line-break/>.defaultIndicator</text:span></text:p>
          </table:table-cell>
          <table:table-cell table:style-name="Table7.B2" office:value-type="string">
            <text:p text:style-name="P44">In a function definition, arguments can have default values. A default value can be defined using an equals sign (=) or the word “default”.</text:p>
            <table:table table:name="Table16" table:style-name="Table16">
              <table:table-column table:style-name="Table16.A"/>
              <table:table-column table:style-name="Table16.B"/>
              <table:table-row table:style-name="TableLine94433566884144">
                <table:table-cell table:style-name="Table16.A1" office:value-type="string">
                  <text:p text:style-name="P69">Option</text:p>
                </table:table-cell>
                <table:table-cell table:style-name="Table16.B1" office:value-type="string">
                  <text:p text:style-name="P69">Description</text:p>
                </table:table-cell>
              </table:table-row>
              <table:table-row table:style-name="TableLine94433566892576">
                <table:table-cell table:style-name="Table16.A2" office:value-type="string">
                  <text:p text:style-name="P71">alterToDefault</text:p>
                </table:table-cell>
                <table:table-cell table:style-name="Table16.B2" office:value-type="string">
                  <text:p text:style-name="P73">The equals sign will be altered to the word “default”.</text:p>
                </table:table-cell>
              </table:table-row>
              <table:table-row table:style-name="TableLine94433566894096">
                <table:table-cell table:style-name="Table16.A2" office:value-type="string">
                  <text:p text:style-name="P71">alterToEqualsSign</text:p>
                </table:table-cell>
                <table:table-cell table:style-name="Table16.B2" office:value-type="string">
                  <text:p text:style-name="P73">The word “default” will be altered to “=”.</text:p>
                </table:table-cell>
              </table:table-row>
              <table:table-row table:style-name="TableLine94433566894736">
                <table:table-cell table:style-name="Table16.A2" office:value-type="string">
                  <text:p text:style-name="P71">asIs</text:p>
                </table:table-cell>
                <table:table-cell table:style-name="Table16.B2" office:value-type="string">
                  <text:p text:style-name="P73">Nothing will change.</text:p>
                </table:table-cell>
              </table:table-row>
            </table:table>
            <text:p text:style-name="P44"/>
            <text:p text:style-name="P44">Default: asIs</text:p>
          </table:table-cell>
        </table:table-row>
        <table:table-row table:style-name="Table7.1">
          <table:table-cell table:style-name="Table7.A2" office:value-type="string">
            <text:p text:style-name="P52"><text:span text:style-name="T88">c</text:span><text:span text:style-name="T87">onfiguration<text:line-break/>→functionDefinitionArgumentGrouping →</text:span><text:span text:style-name="T89">argumentGrouping<text:line-break/></text:span><text:span text:style-name="T87">→</text:span><text:bookmark text:name="__DdeLink__918_20021809041"/><text:bookmark text:name="__DdeLink__922_20021809041"/><text:span text:style-name="T87">maxSingleLineLength<text:line-break/>.value</text:span></text:p>
          </table:table-cell>
          <table:table-cell table:style-name="Table7.B2" office:value-type="string">
            <text:p text:style-name="P41">When function <text:span text:style-name="T59">definition arguments</text:span> do not exceed this number of characters, <text:span text:style-name="T59">they</text:span> will be written on a single line. Otherwise <text:span text:style-name="T59">they</text:span> will be split-up over several lines.</text:p>
            <text:p text:style-name="P41">Default: <text:span text:style-name="T48">8</text:span>0</text:p>
          </table:table-cell>
        </table:table-row>
        <table:table-row table:style-name="Table7.1">
          <table:table-cell table:style-name="Table7.A2" office:value-type="string">
            <text:p text:style-name="P54">configuration<text:line-break/>→ functionDefinitionArgumentGrouping →<text:span text:style-name="T60">argumentGrouping</text:span><text:line-break/>→maxSingleLineLength <text:line-break/>.<text:span text:style-name="T15">weight</text:span></text:p>
          </table:table-cell>
          <table:table-cell table:style-name="Table7.B2" office:value-type="string">
            <text:p text:style-name="P41">Importance of this setting over conflicting options (if any).</text:p>
            <text:p text:style-name="P41">Default: 5</text:p>
          </table:table-cell>
        </table:table-row>
        <table:table-row table:style-name="Table7.1">
          <table:table-cell table:style-name="Table7.A2" office:value-type="string">
            <text:p text:style-name="P54">configuration<text:line-break/>→ functionDefinitionArgumentGrouping →<text:span text:style-name="T60">argumentGrouping<text:line-break/></text:span>.multilineOpeningParenBeforeArgument</text:p>
          </table:table-cell>
          <table:table-cell table:style-name="Table7.B2" office:value-type="string">
            <text:p text:style-name="P41">When funct<text:span text:style-name="T59">ion definition arguments</text:span> <text:span text:style-name="T59">are</text:span> split-up over several lines, will the opening parenthesis be written before the first argument (true) or will it be written after the function name (false).</text:p>
            <text:p text:style-name="P41">Possible values: true, false</text:p>
            <text:p text:style-name="P41">Default: <text:span text:style-name="T48">true</text:span></text:p>
          </table:table-cell>
        </table:table-row>
        <table:table-row table:style-name="Table7.1">
          <table:table-cell table:style-name="Table7.A2" office:value-type="string">
            <text:p text:style-name="P54">configuration<text:line-break/>→ functionDefinitionArgumentGrouping →<text:span text:style-name="T60">argumentGrouping<text:line-break/></text:span>.multilineClosingParenOnNewLine</text:p>
          </table:table-cell>
          <table:table-cell table:style-name="Table7.B2" office:value-type="string">
            <text:p text:style-name="P41">When funct<text:span text:style-name="T59">ion definition arguments</text:span> <text:span text:style-name="T59">are</text:span> split-up over several lines, will the closing parenthesis <text:span text:style-name="T48">b</text:span>e written on a new line (true) or will it be written directly after the last argument (false).</text:p>
            <text:p text:style-name="P41">Possible values: true, false</text:p>
            <text:p text:style-name="P41">Default: false</text:p>
          </table:table-cell>
        </table:table-row>
        <text:soft-page-break/>
        <table:table-row table:style-name="Table7.1">
          <table:table-cell table:style-name="Table7.A2" office:value-type="string">
            <text:p text:style-name="P54">configuration<text:line-break/>→ functionDefinitionArgumentGrouping →<text:span text:style-name="T60">argumentGrouping</text:span><text:line-break/>→maxArgumentsPerGroup<text:line-break/>.value</text:p>
          </table:table-cell>
          <table:table-cell table:style-name="Table7.B2" office:value-type="string">
            <text:p text:style-name="P42">When <text:span text:style-name="T15">function definition arguments are</text:span> split-up over several lines, then <text:span text:style-name="T48">how</text:span> many arguments are to be written per line.</text:p>
            <text:p text:style-name="P42">Default: 10</text:p>
          </table:table-cell>
        </table:table-row>
        <table:table-row table:style-name="Table7.1">
          <table:table-cell table:style-name="Table7.A2" office:value-type="string">
            <text:p text:style-name="P54">configuration<text:line-break/>→ functionDefinitionArgumentGrouping →<text:span text:style-name="T60">argumentGrouping</text:span><text:line-break/>→maxArgumentsPerGroup<text:line-break/>.weight</text:p>
          </table:table-cell>
          <table:table-cell table:style-name="Table7.B2" office:value-type="string">
            <text:p text:style-name="P42">The importance of this setting for example compared with the maxLengthOfGroup setting.</text:p>
            <text:p text:style-name="P42">Default: 5</text:p>
          </table:table-cell>
        </table:table-row>
        <table:table-row table:style-name="Table7.1">
          <table:table-cell table:style-name="Table7.A2" office:value-type="string">
            <text:p text:style-name="P54">configuration<text:line-break/>→ functionDefinitionArgumentGrouping →<text:span text:style-name="T60">argumentGrouping</text:span><text:line-break/>→maxLengthOfGroup<text:line-break/>.value</text:p>
          </table:table-cell>
          <table:table-cell table:style-name="Table7.B2" office:value-type="string">
            <text:p text:style-name="P42">When <text:span text:style-name="T15">function definition arguments are</text:span> split-up over several lines, then how long can a group of arguments on a single line be (in characters).</text:p>
            <text:p text:style-name="P42">Default: 50</text:p>
          </table:table-cell>
        </table:table-row>
        <table:table-row table:style-name="Table7.1">
          <table:table-cell table:style-name="Table7.A2" office:value-type="string">
            <text:p text:style-name="P54">configuration<text:line-break/>→ functionDefinitionArgumentGrouping →<text:span text:style-name="T60">argumentGrouping</text:span><text:line-break/>→maxLengthOfGroup<text:line-break/>.weight</text:p>
          </table:table-cell>
          <table:table-cell table:style-name="Table7.B2" office:value-type="string">
            <text:p text:style-name="P42">The importance of this setting for example compared with the <text:span text:style-name="T15">maxArgumentsPerGroup</text:span> setting.</text:p>
            <text:p text:style-name="P42">Default: 10</text:p>
          </table:table-cell>
        </table:table-row>
        <table:table-row table:style-name="Table7.1">
          <table:table-cell table:style-name="Table7.A2" office:value-type="string">
            <text:p text:style-name="P54">configuration<text:line-break/>→ functionDefinitionArgumentGrouping<text:line-break/>→indent<text:line-break/>.value</text:p>
          </table:table-cell>
          <table:table-cell table:style-name="Table7.B2" office:value-type="string">
            <text:p text:style-name="P42">When <text:span text:style-name="T15">function definition arguments are</text:span> split-up over several lines, then how will the arguments in following lines be indented.</text:p>
            <text:p text:style-name="P42">Possible values: underFirstArgument, indented, doubleIndented</text:p>
            <text:p text:style-name="P42">Default: underFirstArgument</text:p>
          </table:table-cell>
        </table:table-row>
        <table:table-row table:style-name="Table7.1">
          <table:table-cell table:style-name="Table7.A2" office:value-type="string">
            <text:p text:style-name="P54">configuration<text:line-break/>→ <text:bookmark-start text:name="__DdeLink__959_2002180904"/>functionDefinitionArgumentGrouping<text:bookmark-end text:name="__DdeLink__959_2002180904"/> →<text:span text:style-name="T60">argumentGrouping</text:span><text:line-break/>→indent<text:line-break/>.weight</text:p>
          </table:table-cell>
          <table:table-cell table:style-name="Table7.B2" office:value-type="string">
            <text:p text:style-name="P42">The importance of this setting, for example when competing with the max line length.</text:p>
            <text:p text:style-name="P42">Default: 10</text:p>
          </table:table-cell>
        </table:table-row>
        <text:soft-page-break/>
        <table:table-row table:style-name="Table7.1">
          <table:table-cell table:style-name="Table7.A2" office:value-type="string">
            <text:p text:style-name="P54">configuration<text:line-break/>→ functionDefinitionArgumentGrouping →<text:span text:style-name="T60">argumentGrouping</text:span><text:line-break/>→<text:span text:style-name="T48">commaBeforeOrAfter</text:span></text:p>
          </table:table-cell>
          <table:table-cell table:style-name="Table7.B2" office:value-type="string">
            <text:p text:style-name="P35"><text:span text:style-name="T48">If</text:span> <text:span text:style-name="T48">the</text:span> comma separated list <text:span text:style-name="T48">of function definition arguments </text:span>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row table:style-name="Table7.1">
          <table:table-cell table:style-name="Table7.A2" office:value-type="string">
            <text:p text:style-name="P54">configuration<text:line-break/>→ <text:bookmark-start text:name="__DdeLink__959_20021809041"/>functionDefinitionArgumentGrouping<text:bookmark-end text:name="__DdeLink__959_20021809041"/> →<text:span text:style-name="T60">argumentName<text:line-break/>.alignment</text:span></text:p>
          </table:table-cell>
          <table:table-cell table:style-name="Table7.B2" office:value-type="string">
            <text:p text:style-name="P56">How should the argument name be aligned?</text:p>
            <text:p text:style-name="P56">Possible values : <text:span text:style-name="T10">verticallyAligned, subsequent, atHorizontalPosition</text:span></text:p>
            <text:p text:style-name="P57"><text:span text:style-name="T60">Default : </text:span><text:span text:style-name="T10">verticallyAligned</text:span></text:p>
          </table:table-cell>
        </table:table-row>
        <table:table-row table:style-name="Table7.1">
          <table:table-cell table:style-name="Table7.A2" office:value-type="string">
            <text:p text:style-name="P54">configuration<text:line-break/>→ <text:bookmark-start text:name="__DdeLink__959_200218090411"/>functionDefinitionArgumentGrouping<text:bookmark-end text:name="__DdeLink__959_200218090411"/> →<text:span text:style-name="T60">argumentName<text:line-break/>.minPosition</text:span></text:p>
          </table:table-cell>
          <table:table-cell table:style-name="Table7.B2" office:value-type="string">
            <text:p text:style-name="P56">The minimum<text:span text:style-name="T61"> position where the argument name can be placed.</text:span></text:p>
            <text:p text:style-name="P56">Default : 0</text:p>
          </table:table-cell>
        </table:table-row>
        <table:table-row table:style-name="Table7.1">
          <table:table-cell table:style-name="Table7.A2" office:value-type="string">
            <text:p text:style-name="P54">configuration<text:line-break/>→ <text:bookmark-start text:name="__DdeLink__959_200218090412"/>functionDefinitionArgumentGrouping<text:bookmark-end text:name="__DdeLink__959_200218090412"/> →<text:span text:style-name="T60">argumentName<text:line-break/>.maxPosition</text:span></text:p>
          </table:table-cell>
          <table:table-cell table:style-name="Table7.B2" office:value-type="string">
            <text:p text:style-name="P56">The <text:span text:style-name="T61">maximum position where the argument name can be placed.</text:span></text:p>
            <text:p text:style-name="P56">Default : 9</text:p>
          </table:table-cell>
        </table:table-row>
        <table:table-row table:style-name="Table7.1">
          <table:table-cell table:style-name="Table7.A2" office:value-type="string">
            <text:p text:style-name="P54">configuration<text:line-break/>→ <text:bookmark-start text:name="__DdeLink__959_20021809042"/>functionDefinitionArgumentGrouping<text:bookmark-end text:name="__DdeLink__959_20021809042"/> →<text:span text:style-name="T60">dataType<text:line-break/>.alignment</text:span></text:p>
          </table:table-cell>
          <table:table-cell table:style-name="Table7.B2" office:value-type="string">
            <text:p text:style-name="P56">How should the data type <text:s/>be aligned?</text:p>
            <text:p text:style-name="P56">Possible values : <text:span text:style-name="T10">verticallyAligned, subsequent, atHorizontalPosition</text:span></text:p>
            <text:p text:style-name="P57"><text:span text:style-name="T60">Default : </text:span><text:span text:style-name="T10">verticallyAligned</text:span></text:p>
          </table:table-cell>
        </table:table-row>
        <table:table-row table:style-name="Table7.1">
          <table:table-cell table:style-name="Table7.A2" office:value-type="string">
            <text:p text:style-name="P54">configuration<text:line-break/>→ <text:bookmark-start text:name="__DdeLink__959_200218090421"/>functionDefinitionArgumentGrouping<text:bookmark-end text:name="__DdeLink__959_200218090421"/> →<text:span text:style-name="T60">dataType<text:line-break/>.minPosition</text:span></text:p>
          </table:table-cell>
          <table:table-cell table:style-name="Table7.B2" office:value-type="string">
            <text:p text:style-name="P56">The minimum<text:span text:style-name="T61"> position where the data type can be placed.</text:span></text:p>
            <text:p text:style-name="P56">Default : 5</text:p>
          </table:table-cell>
        </table:table-row>
        <table:table-row table:style-name="Table7.1">
          <table:table-cell table:style-name="Table7.A2" office:value-type="string">
            <text:p text:style-name="P54">configuration<text:line-break/>→ <text:bookmark-start text:name="__DdeLink__959_2002180904211"/>functionDefinitionArgumentGrouping<text:bookmark-end text:name="__DdeLink__959_2002180904211"/> →<text:span text:style-name="T60">dataType<text:line-break/>.maxPosition</text:span></text:p>
          </table:table-cell>
          <table:table-cell table:style-name="Table7.B2" office:value-type="string">
            <text:p text:style-name="P56">The <text:span text:style-name="T61">maximum position where the data type can be placed</text:span></text:p>
            <text:p text:style-name="P56">Default : 40</text:p>
          </table:table-cell>
        </table:table-row>
        <text:soft-page-break/>
        <table:table-row table:style-name="Table7.1">
          <table:table-cell table:style-name="Table7.A2" office:value-type="string">
            <text:p text:style-name="P54">configuration<text:line-break/>→ <text:bookmark-start text:name="__DdeLink__959_20021809043"/>functionDefinitionArgumentGrouping<text:bookmark-end text:name="__DdeLink__959_20021809043"/> →<text:span text:style-name="T60">defaultValue<text:line-break/>.alignment</text:span></text:p>
          </table:table-cell>
          <table:table-cell table:style-name="Table7.B2" office:value-type="string">
            <text:p text:style-name="P56">How should the default expression be aligned?</text:p>
            <text:p text:style-name="P57"><text:span text:style-name="T62">Possible values : </text:span><text:span text:style-name="T13">verticallyAligned, subsequent, </text:span><text:span text:style-name="T12">atHorizontalPosition</text:span></text:p>
            <text:p text:style-name="P57"><text:span text:style-name="T60">Default : </text:span><text:span text:style-name="T10">verticallyAligned</text:span></text:p>
          </table:table-cell>
        </table:table-row>
        <table:table-row table:style-name="Table7.1">
          <table:table-cell table:style-name="Table7.A2" office:value-type="string">
            <text:p text:style-name="P54">configuration<text:line-break/>→ <text:bookmark-start text:name="__DdeLink__959_200218090431"/>functionDefinitionArgumentGrouping<text:bookmark-end text:name="__DdeLink__959_200218090431"/> →<text:span text:style-name="T60">defaultValue<text:line-break/>.minPosition</text:span></text:p>
          </table:table-cell>
          <table:table-cell table:style-name="Table7.B2" office:value-type="string">
            <text:p text:style-name="P56">The minimum<text:span text:style-name="T61"> position where the default value/expression can be placed.</text:span></text:p>
            <text:p text:style-name="P56">Default : 10</text:p>
          </table:table-cell>
        </table:table-row>
        <table:table-row table:style-name="Table7.1">
          <table:table-cell table:style-name="Table7.A2" office:value-type="string">
            <text:p text:style-name="P54">configuration<text:line-break/>→ <text:bookmark-start text:name="__DdeLink__959_200218090432"/>functionDefinitionArgumentGrouping<text:bookmark-end text:name="__DdeLink__959_200218090432"/> →<text:span text:style-name="T60">defaultValue<text:line-break/>.maxPosition</text:span></text:p>
          </table:table-cell>
          <table:table-cell table:style-name="Table7.B2" office:value-type="string">
            <text:p text:style-name="P56">The <text:span text:style-name="T61">maximum position where the default value/expression can be placed.</text:span></text:p>
            <text:p text:style-name="P56">Default : 60</text:p>
          </table:table-cell>
        </table:table-row>
      </table:table>
      <text:p text:style-name="P12"/>
      <text:h text:style-name="P120" text:outline-level="3"><text:bookmark-start text:name="__RefHeading___Toc48425_2191359424"/><text:span text:style-name="T63">Table</text:span> <text:span text:style-name="T48">definition </text:span>settings<text:bookmark-end text:name="__RefHeading___Toc48425_2191359424"/></text:h>
      <table:table table:name="Table9" table:style-name="Table9">
        <table:table-column table:style-name="Table9.A"/>
        <table:table-column table:style-name="Table9.B"/>
        <table:table-header-rows>
          <table:table-row table:style-name="Table9.1">
            <table:table-cell table:style-name="Table9.A1" office:value-type="string">
              <text:p text:style-name="P94">Option</text:p>
            </table:table-cell>
            <table:table-cell table:style-name="Table9.B1" office:value-type="string">
              <text:p text:style-name="P94">Description</text:p>
            </table:table-cell>
          </table:table-row>
        </table:table-header-rows>
        <table:table-row table:style-name="Table9.1">
          <table:table-cell table:style-name="Table9.A2" office:value-type="string">
            <text:p text:style-name="P52"><text:span text:style-name="T88">c</text:span><text:span text:style-name="T87">onfiguration<text:line-break/>→</text:span><text:span text:style-name="T90">table</text:span><text:span text:style-name="T87">Definition <text:line-break/>→</text:span><text:span text:style-name="T89">argumentGrouping<text:line-break/></text:span><text:span text:style-name="T87">→</text:span><text:bookmark text:name="__DdeLink__918_200218090411"/><text:bookmark text:name="__DdeLink__922_200218090411"/><text:span text:style-name="T87">maxSingleLineLength.value</text:span></text:p>
          </table:table-cell>
          <table:table-cell table:style-name="Table9.B2" office:value-type="string">
            <text:p text:style-name="P41">When <text:span text:style-name="T64">a table</text:span> <text:span text:style-name="T59">definition </text:span>do<text:span text:style-name="T63">es</text:span> not exceed this number of characters, <text:span text:style-name="T63">it</text:span> will be written on a single line. Otherwise <text:span text:style-name="T63">it</text:span> will be split-up over several lines.</text:p>
            <text:p text:style-name="P41">Default: <text:span text:style-name="T48">8</text:span>0</text:p>
          </table:table-cell>
        </table:table-row>
        <table:table-row table:style-name="Table9.1">
          <table:table-cell table:style-name="Table9.A2" office:value-type="string">
            <text:p text:style-name="P54">configuration<text:line-break/>→<text:span text:style-name="T63">table</text:span>Definition <text:line-break/>→<text:span text:style-name="T60">argumentGrouping</text:span><text:line-break/>→maxSingleLineLength <text:line-break/>.<text:span text:style-name="T15">weight</text:span></text:p>
          </table:table-cell>
          <table:table-cell table:style-name="Table9.B2" office:value-type="string">
            <text:p text:style-name="P41">Importance of this setting over conflicting options (if any).</text:p>
            <text:p text:style-name="P104">Default: <text:span text:style-name="T65">1</text:span></text:p>
          </table:table-cell>
        </table:table-row>
        <table:table-row table:style-name="Table9.1">
          <table:table-cell table:style-name="Table9.A2" office:value-type="string">
            <text:p text:style-name="P55">configuration<text:line-break/>→ <text:span text:style-name="T63">table</text:span>Definition <text:line-break/>→<text:span text:style-name="T60">argumentGrouping<text:line-break/></text:span>.multilineOpeningParenBeforeArgument</text:p>
          </table:table-cell>
          <table:table-cell table:style-name="Table9.B2" office:value-type="string">
            <text:p text:style-name="P41">When <text:span text:style-name="T64">table definition is</text:span> split-up over several lines, will the opening parenthesis be written before the first <text:span text:style-name="T64">column definition</text:span> (true) or will it be written after the function name (false).</text:p>
            <text:p text:style-name="P41">Possible values: true, false</text:p>
            <text:p text:style-name="P41">Default: <text:span text:style-name="T48">true</text:span></text:p>
          </table:table-cell>
        </table:table-row>
        <table:table-row table:style-name="Table9.1">
          <table:table-cell table:style-name="Table9.A2" office:value-type="string">
            <text:p text:style-name="P54">configuration<text:line-break/>→<text:span text:style-name="T63">table</text:span>Definition <text:line-break/>→<text:span text:style-name="T60">argumentGrouping<text:line-break/></text:span>.multilineClosingParenOnNewLine</text:p>
          </table:table-cell>
          <table:table-cell table:style-name="Table9.B2" office:value-type="string">
            <text:p text:style-name="P41">When <text:span text:style-name="T64">a table definition is</text:span> split-up over several lines, will the closing parenthesis <text:span text:style-name="T48">b</text:span>e written on a new line (true) or will it be written directly after the last <text:span text:style-name="T64">column definition</text:span> (false).</text:p>
            <text:p text:style-name="P41">Possible values: true, false</text:p>
            <text:p text:style-name="P41">Default: false</text:p>
          </table:table-cell>
        </table:table-row>
        <text:soft-page-break/>
        <table:table-row table:style-name="Table9.1">
          <table:table-cell table:style-name="Table9.A2" office:value-type="string">
            <text:p text:style-name="P54">configuration<text:line-break/>→<text:span text:style-name="T63">table</text:span>Definition<text:line-break/>→<text:span text:style-name="T60">argumentGrouping</text:span><text:line-break/>→maxArgumentsPerGroup<text:line-break/>.value</text:p>
          </table:table-cell>
          <table:table-cell table:style-name="Table9.B2" office:value-type="string">
            <text:p text:style-name="P42">When <text:span text:style-name="T64">a table definition is</text:span> split-up over several lines, then <text:span text:style-name="T48">how</text:span> many <text:span text:style-name="T64">column definitions</text:span> are to be written per line.</text:p>
            <text:p text:style-name="P42">Default: 1</text:p>
          </table:table-cell>
        </table:table-row>
        <table:table-row table:style-name="Table9.1">
          <table:table-cell table:style-name="Table9.A2" office:value-type="string">
            <text:p text:style-name="P54">configuration<text:line-break/>→<text:span text:style-name="T63">table</text:span>Definition <text:line-break/>→<text:span text:style-name="T60">argumentGrouping</text:span><text:line-break/>→maxArgumentsPerGroup<text:line-break/>.weight</text:p>
          </table:table-cell>
          <table:table-cell table:style-name="Table9.B2" office:value-type="string">
            <text:p text:style-name="P42">The importance of this setting for example compared with the maxLengthOfGroup setting.</text:p>
            <text:p text:style-name="P42">Default: <text:span text:style-name="T65">10</text:span></text:p>
          </table:table-cell>
        </table:table-row>
        <table:table-row table:style-name="Table9.1">
          <table:table-cell table:style-name="Table9.A2" office:value-type="string">
            <text:p text:style-name="P54">configuration<text:line-break/>→<text:span text:style-name="T63">table</text:span>Definition <text:line-break/>→<text:span text:style-name="T60">argumentGrouping</text:span><text:line-break/>→maxLengthOfGroup<text:line-break/>.value</text:p>
          </table:table-cell>
          <table:table-cell table:style-name="Table9.B2" office:value-type="string">
            <text:p text:style-name="P42">When <text:span text:style-name="T66">a function definition is</text:span> split-up over several lines, then how long can a group of <text:span text:style-name="T66">column definitions</text:span> on a single line be (in characters).</text:p>
            <text:p text:style-name="P42">Default: 50</text:p>
          </table:table-cell>
        </table:table-row>
        <table:table-row table:style-name="Table9.1">
          <table:table-cell table:style-name="Table9.A2" office:value-type="string">
            <text:p text:style-name="P54">configuration<text:line-break/>→<text:span text:style-name="T92">table</text:span>Definition <text:line-break/>→<text:span text:style-name="T60">argumentGrouping</text:span><text:line-break/>→maxLengthOfGroup<text:line-break/>.weight</text:p>
          </table:table-cell>
          <table:table-cell table:style-name="Table9.B2" office:value-type="string">
            <text:p text:style-name="P42">The importance of this setting for example compared with the <text:span text:style-name="T15">maxArgumentsPerGroup</text:span> setting.</text:p>
            <text:p text:style-name="P42">Default: 10</text:p>
          </table:table-cell>
        </table:table-row>
        <table:table-row table:style-name="Table9.1">
          <table:table-cell table:style-name="Table9.A2" office:value-type="string">
            <text:p text:style-name="P54">configuration<text:line-break/>→<text:span text:style-name="T63">table</text:span>Definition<text:line-break/>→indent.value</text:p>
          </table:table-cell>
          <table:table-cell table:style-name="Table9.B2" office:value-type="string">
            <text:p text:style-name="P42">When <text:span text:style-name="T65">a table definition is</text:span> split-up over several lines, then how will the <text:span text:style-name="T66">column definitions/constraints</text:span> in following lines be indented.</text:p>
            <text:p text:style-name="P42">Possible values: underFirstArgument, indented, doubleIndented</text:p>
            <text:p text:style-name="P42">Default: underFirstArgument</text:p>
          </table:table-cell>
        </table:table-row>
        <table:table-row table:style-name="Table9.1">
          <table:table-cell table:style-name="Table9.A2" office:value-type="string">
            <text:p text:style-name="P54">configuration<text:line-break/>→<text:bookmark-start text:name="__DdeLink__959_20021809044"/><text:span text:style-name="T63">table</text:span>Definition<text:bookmark-end text:name="__DdeLink__959_20021809044"/> <text:line-break/>→<text:span text:style-name="T60">argumentGrouping</text:span><text:line-break/>→indent<text:line-break/>.weight</text:p>
          </table:table-cell>
          <table:table-cell table:style-name="Table9.B2" office:value-type="string">
            <text:p text:style-name="P42">The importance of this setting, for example when competing with the max line length.</text:p>
            <text:p text:style-name="P42">Default: 1</text:p>
          </table:table-cell>
        </table:table-row>
        <text:soft-page-break/>
        <table:table-row table:style-name="Table9.1">
          <table:table-cell table:style-name="Table9.A2" office:value-type="string">
            <text:p text:style-name="P54">configuration<text:line-break/>→<text:span text:style-name="T63">table</text:span>Definition <text:line-break/>→<text:span text:style-name="T60">argumentGrouping</text:span><text:line-break/>→<text:span text:style-name="T48">commaBeforeOrAfter</text:span></text:p>
          </table:table-cell>
          <table:table-cell table:style-name="Table9.B2" office:value-type="string">
            <text:p text:style-name="P35"><text:span text:style-name="T48">If</text:span> <text:span text:style-name="T48">the</text:span> comma separated list <text:span text:style-name="T48">of table column definitions/constraints </text:span>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row table:style-name="Table9.1">
          <table:table-cell table:style-name="Table9.A2" office:value-type="string">
            <text:p text:style-name="P54">configuration<text:line-break/>→<text:bookmark-start text:name="__DdeLink__959_200218090413"/><text:span text:style-name="T63">table</text:span>Definition<text:bookmark-end text:name="__DdeLink__959_200218090413"/><text:line-break/>→<text:span text:style-name="T65">dataType<text:line-break/>.alignment</text:span></text:p>
          </table:table-cell>
          <table:table-cell table:style-name="Table9.B2" office:value-type="string">
            <text:p text:style-name="P56">How should the <text:span text:style-name="T65">data type</text:span> be aligned?</text:p>
            <text:p text:style-name="P56"><text:span text:style-name="T67">Relative position of </text:span>the <text:span text:style-name="T65">data type</text:span> <text:span text:style-name="T67">horizontally to its neighbouring items and vertically to data types</text:span></text:p>
            <text:p text:style-name="P56">Possible values : <text:span text:style-name="T10">verticallyAligned, subsequent, atHorizontalPosition</text:span></text:p>
            <text:p text:style-name="P57"><text:span text:style-name="T60">Default : </text:span><text:span text:style-name="T10">verticallyAligned</text:span></text:p>
          </table:table-cell>
        </table:table-row>
        <table:table-row table:style-name="Table9.1">
          <table:table-cell table:style-name="Table9.A2" office:value-type="string">
            <text:p text:style-name="P54">configuration<text:line-break/>→<text:bookmark-start text:name="__DdeLink__959_2002180904111"/><text:span text:style-name="T63">table</text:span>Definition<text:bookmark-end text:name="__DdeLink__959_2002180904111"/><text:line-break/>→<text:span text:style-name="T65">dataType<text:line-break/>.minPosition</text:span></text:p>
          </table:table-cell>
          <table:table-cell table:style-name="Table9.B2" office:value-type="string">
            <text:p text:style-name="P56">The minimum<text:span text:style-name="T61"> position where the data type can be placed.</text:span></text:p>
            <text:p text:style-name="P56">Default : <text:span text:style-name="T65">5</text:span></text:p>
          </table:table-cell>
        </table:table-row>
        <table:table-row table:style-name="Table9.1">
          <table:table-cell table:style-name="Table9.A2" office:value-type="string">
            <text:p text:style-name="P54">configuration<text:line-break/>→<text:bookmark-start text:name="__DdeLink__959_2002180904121"/><text:span text:style-name="T63">table</text:span>Definition<text:bookmark-end text:name="__DdeLink__959_2002180904121"/><text:line-break/>→<text:span text:style-name="T65">dataType<text:line-break/>.maxPosition</text:span></text:p>
          </table:table-cell>
          <table:table-cell table:style-name="Table9.B2" office:value-type="string">
            <text:p text:style-name="P56">The <text:span text:style-name="T61">maximum position where the data type can be placed.</text:span></text:p>
            <text:p text:style-name="P56">Default : <text:span text:style-name="T65">40</text:span></text:p>
          </table:table-cell>
        </table:table-row>
        <table:table-row table:style-name="Table9.1">
          <table:table-cell table:style-name="Table9.A2" office:value-type="string">
            <text:p text:style-name="P54">configuration<text:line-break/>→<text:bookmark-start text:name="__DdeLink__959_200218090422"/><text:span text:style-name="T63">table</text:span>Definition<text:bookmark-end text:name="__DdeLink__959_200218090422"/><text:line-break/>→<text:span text:style-name="T65">columnConstraint<text:line-break/>.alignment</text:span></text:p>
          </table:table-cell>
          <table:table-cell table:style-name="Table9.B2" office:value-type="string">
            <text:p text:style-name="P56">How should the <text:span text:style-name="T65">column constraint</text:span> be aligned?</text:p>
            <text:p text:style-name="P56"><text:span text:style-name="T67">Relative position of </text:span>the <text:span text:style-name="T65">column constraint</text:span> <text:span text:style-name="T67">horizontally to its neighbouring items and vertically to <text:s/>column constraint</text:span></text:p>
            <text:p text:style-name="P56">Possible values : <text:span text:style-name="T10">verticallyAligned, subsequent, atHorizontalPosition</text:span></text:p>
            <text:p text:style-name="P57"><text:span text:style-name="T60">Default : </text:span><text:span text:style-name="T10">verticallyAligned</text:span></text:p>
          </table:table-cell>
        </table:table-row>
        <table:table-row table:style-name="Table9.1">
          <table:table-cell table:style-name="Table9.A2" office:value-type="string">
            <text:p text:style-name="P54">configuration<text:line-break/>→<text:bookmark-start text:name="__DdeLink__959_2002180904212"/><text:span text:style-name="T63">table</text:span>Definition<text:bookmark-end text:name="__DdeLink__959_2002180904212"/> <text:line-break/>→<text:span text:style-name="T65">columnConstraint<text:line-break/>.minPosition</text:span></text:p>
          </table:table-cell>
          <table:table-cell table:style-name="Table9.B2" office:value-type="string">
            <text:p text:style-name="P56">The minimum<text:span text:style-name="T61"> position where the column constraint can be placed?</text:span></text:p>
            <text:p text:style-name="P56">Default : <text:span text:style-name="T65">10</text:span></text:p>
          </table:table-cell>
        </table:table-row>
        <text:soft-page-break/>
        <table:table-row table:style-name="Table9.1">
          <table:table-cell table:style-name="Table9.A2" office:value-type="string">
            <text:p text:style-name="P54">configuration<text:line-break/>→<text:bookmark-start text:name="__DdeLink__959_20021809042111"/><text:span text:style-name="T63">table</text:span>Definition<text:bookmark-end text:name="__DdeLink__959_20021809042111"/> <text:line-break/>→<text:span text:style-name="T65">columnConstraint<text:line-break/>.maxPosition</text:span></text:p>
          </table:table-cell>
          <table:table-cell table:style-name="Table9.B2" office:value-type="string">
            <text:p text:style-name="P56">The <text:span text:style-name="T61">maximum position where the data type can be placed.</text:span></text:p>
            <text:p text:style-name="P56">Default : <text:span text:style-name="T65">6</text:span>0</text:p>
          </table:table-cell>
        </table:table-row>
      </table:table>
      <text:p text:style-name="P12"/>
      <text:h text:style-name="P121" text:outline-level="3"><text:bookmark-start text:name="__RefHeading___Toc48427_2191359424"/><text:span text:style-name="T68">FROM</text:span> clause grouping<text:bookmark-end text:name="__RefHeading___Toc48427_2191359424"/></text:h>
      <text:p text:style-name="P12"/>
      <table:table table:name="Table12" table:style-name="Table12">
        <table:table-column table:style-name="Table12.A"/>
        <table:table-column table:style-name="Table12.B"/>
        <table:table-header-rows>
          <table:table-row table:style-name="Table12.1">
            <table:table-cell table:style-name="Table12.A1" office:value-type="string">
              <text:p text:style-name="P94">Option</text:p>
            </table:table-cell>
            <table:table-cell table:style-name="Table12.B1" office:value-type="string">
              <text:p text:style-name="P94">Description</text:p>
            </table:table-cell>
          </table:table-row>
        </table:table-header-rows>
        <table:table-row table:style-name="Table12.1">
          <table:table-cell table:style-name="Table12.A2" office:value-type="string">
            <text:p text:style-name="P53"><text:span text:style-name="T88">c</text:span><text:span text:style-name="T87">onfiguration<text:line-break/>→</text:span><text:span text:style-name="T91">fromItem</text:span>Grouping<text:span text:style-name="T87"><text:line-break/>→</text:span><text:bookmark text:name="__DdeLink__922_200218090423"/><text:bookmark text:name="__DdeLink__918_200218090423"/><text:span text:style-name="T87">maxSingleLineLength<text:line-break/>.value</text:span></text:p>
          </table:table-cell>
          <table:table-cell table:style-name="Table12.B2" office:value-type="string">
            <text:p text:style-name="P41">When a <text:span text:style-name="T46">FROM clause </text:span>does not exceed this number of characters, it will be written on a single line. Otherwise it will be split-up over several lines.</text:p>
            <text:p text:style-name="P41">Default: <text:span text:style-name="T68">100</text:span></text:p>
          </table:table-cell>
        </table:table-row>
        <table:table-row table:style-name="Table12.1">
          <table:table-cell table:style-name="Table12.A2" office:value-type="string">
            <text:p text:style-name="P29">configuration<text:line-break/>→<text:span text:style-name="T56">fromItem</text:span><text:span text:style-name="T49">Grouping</text:span><text:line-break/>→<text:span text:style-name="T49">maxSingleLineLength<text:line-break/> </text:span>.<text:span text:style-name="T15">weight</text:span></text:p>
          </table:table-cell>
          <table:table-cell table:style-name="Table12.B2" office:value-type="string">
            <text:p text:style-name="P41">Importance of this setting over conflicting options (if any).</text:p>
            <text:p text:style-name="P41">Default: <text:span text:style-name="T68">10</text:span></text:p>
          </table:table-cell>
        </table:table-row>
        <table:table-row table:style-name="Table12.1">
          <table:table-cell table:style-name="Table12.A2" office:value-type="string">
            <text:p text:style-name="P29">configuration<text:line-break/>→<text:span text:style-name="T56">fromItem</text:span><text:span text:style-name="T49">Grouping<text:line-break/></text:span>.multilineOpeningParenBeforeArgument</text:p>
          </table:table-cell>
          <table:table-cell table:style-name="Table12.B2" office:value-type="string">
            <text:p text:style-name="P41">When a <text:span text:style-name="T46">FROM clause </text:span>is split-up over several lines, will the opening parenthesis be written before the first argument (true) or will it be written after the function name (false).</text:p>
            <text:p text:style-name="P41">Possible values: true, false</text:p>
            <text:p text:style-name="P41">Default: <text:span text:style-name="T48">true</text:span></text:p>
          </table:table-cell>
        </table:table-row>
        <table:table-row table:style-name="Table12.1">
          <table:table-cell table:style-name="Table12.A2" office:value-type="string">
            <text:p text:style-name="P29">configuration<text:line-break/>→<text:span text:style-name="T56">fromItem</text:span><text:span text:style-name="T49">Grouping<text:line-break/></text:span>.multilineClosingParenOnNewLine</text:p>
          </table:table-cell>
          <table:table-cell table:style-name="Table12.B2" office:value-type="string">
            <text:p text:style-name="P41">When a <text:span text:style-name="T46">FROM clause </text:span>is split-up over several lines, will the closing parenthesis <text:span text:style-name="T48">b</text:span>e written on a new line (true) or will it be written directly after the last argument (false).</text:p>
            <text:p text:style-name="P41">Possible values: true, false</text:p>
            <text:p text:style-name="P41">Default: false</text:p>
          </table:table-cell>
        </table:table-row>
        <table:table-row table:style-name="Table12.1">
          <table:table-cell table:style-name="Table12.A2" office:value-type="string">
            <text:p text:style-name="P29">configuration<text:line-break/>→<text:span text:style-name="T56">fromItem</text:span><text:span text:style-name="T49">Grouping</text:span><text:line-break/>→<text:span text:style-name="T68">aliasAlignment</text:span>.<text:span text:style-name="T68">alignment</text:span></text:p>
          </table:table-cell>
          <table:table-cell table:style-name="Table12.B2" office:value-type="string">
            <text:p text:style-name="P45">How aliases in a <text:span text:style-name="T46">FROM clause </text:span>should be aligned?</text:p>
            <text:p text:style-name="P45">Possible values : verticallyAligned, atHorizontalPosition, subsequent</text:p>
            <text:p text:style-name="P42">Default: <text:s/><text:span text:style-name="T68">verticallyAligned</text:span></text:p>
          </table:table-cell>
        </table:table-row>
        <table:table-row table:style-name="Table12.1">
          <table:table-cell table:style-name="Table12.A2" office:value-type="string">
            <text:p text:style-name="P29">configuration<text:line-break/>→<text:span text:style-name="T56">fromItem</text:span><text:span text:style-name="T49">Grouping</text:span><text:line-break/>→<text:span text:style-name="T68">aliasAlignment<text:line-break/></text:span>.<text:span text:style-name="T68">minPosition</text:span></text:p>
          </table:table-cell>
          <table:table-cell table:style-name="Table12.B2" office:value-type="string">
            <text:p text:style-name="P56">The minimum<text:span text:style-name="T61"> position where the alias in a FROM clause can be placed.</text:span></text:p>
            <text:p text:style-name="P77">Default : <text:span text:style-name="T68">10</text:span></text:p>
          </table:table-cell>
        </table:table-row>
        <text:soft-page-break/>
        <table:table-row table:style-name="Table12.1">
          <table:table-cell table:style-name="Table12.A2" office:value-type="string">
            <text:p text:style-name="P29">configuration<text:line-break/>→<text:span text:style-name="T56">fromItem</text:span><text:span text:style-name="T49">Grouping</text:span><text:line-break/>→<text:span text:style-name="T68">aliasAlignment<text:line-break/></text:span>.<text:span text:style-name="T68">maxPosition</text:span></text:p>
          </table:table-cell>
          <table:table-cell table:style-name="Table12.B2" office:value-type="string">
            <text:p text:style-name="P56">The maximum<text:span text:style-name="T68"> position where the alias in a FROM clause can be placed.</text:span></text:p>
            <text:p text:style-name="P77">Default : <text:span text:style-name="T68">60</text:span></text:p>
          </table:table-cell>
        </table:table-row>
        <table:table-row table:style-name="Table12.1">
          <table:table-cell table:style-name="Table12.A2" office:value-type="string">
            <text:p text:style-name="P29">configuration<text:line-break/>→<text:span text:style-name="T56">fromItem</text:span><text:span text:style-name="T49">Grouping</text:span><text:line-break/>→<text:span text:style-name="T68">comma</text:span></text:p>
          </table:table-cell>
          <table:table-cell table:style-name="Table12.B2" office:value-type="string">
            <text:p text:style-name="P35"><text:span text:style-name="T48">If</text:span> <text:span text:style-name="T48">the</text:span> FROM clause 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
      <text:h text:style-name="P121" text:outline-level="3" text:is-list-header="true"/>
      <text:h text:style-name="P125" text:outline-level="3"><text:bookmark-start text:name="__RefHeading___Toc48429_2191359424"/>Target list grouping<text:bookmark-end text:name="__RefHeading___Toc48429_2191359424"/></text:h>
      <text:p text:style-name="P12"/>
      <table:table table:name="Table11" table:style-name="Table11">
        <table:table-column table:style-name="Table11.A"/>
        <table:table-column table:style-name="Table11.B"/>
        <table:table-header-rows>
          <table:table-row table:style-name="Table11.1">
            <table:table-cell table:style-name="Table11.A1" office:value-type="string">
              <text:p text:style-name="P94">Option</text:p>
            </table:table-cell>
            <table:table-cell table:style-name="Table11.B1" office:value-type="string">
              <text:p text:style-name="P94">Description</text:p>
            </table:table-cell>
          </table:table-row>
        </table:table-header-rows>
        <table:table-row table:style-name="Table11.1">
          <table:table-cell table:style-name="Table11.A2" office:value-type="string">
            <text:p text:style-name="P52"><text:span text:style-name="T88">c</text:span><text:span text:style-name="T87">onfiguration<text:line-break/>→</text:span><text:span text:style-name="T91">target</text:span>ListGrouping<text:span text:style-name="T87"><text:line-break/>→</text:span><text:bookmark text:name="__DdeLink__922_200218090422"/><text:bookmark text:name="__DdeLink__918_200218090422"/><text:span text:style-name="T87">maxSingleLineLength<text:line-break/>.value</text:span></text:p>
          </table:table-cell>
          <table:table-cell table:style-name="Table11.B2" office:value-type="string">
            <text:p text:style-name="P41">When a <text:bookmark-start text:name="__DdeLink__957_20021809042"/><text:span text:style-name="T46">target list</text:span><text:bookmark-end text:name="__DdeLink__957_20021809042"/><text:span text:style-name="T46"> (for example is select statement)</text:span> does not exceed this number of characters, it will be written on a single line. Otherwise it will be split-up over several lines.</text:p>
            <text:p text:style-name="P41">Default: <text:span text:style-name="T48">8</text:span>0</text:p>
          </table:table-cell>
        </table:table-row>
        <table:table-row table:style-name="Table11.1">
          <table:table-cell table:style-name="Table11.A2" office:value-type="string">
            <text:p text:style-name="P29">configuration<text:line-break/>→<text:span text:style-name="T56">target</text:span><text:span text:style-name="T49">ListGrouping</text:span><text:line-break/>→<text:span text:style-name="T49">maxSingleLineLength<text:line-break/></text:span>.<text:span text:style-name="T15">weight</text:span></text:p>
          </table:table-cell>
          <table:table-cell table:style-name="Table11.B2" office:value-type="string">
            <text:p text:style-name="P41">Importance of this setting over conflicting options (if any).</text:p>
            <text:p text:style-name="P41">Default: 5</text:p>
          </table:table-cell>
        </table:table-row>
        <table:table-row table:style-name="Table11.1">
          <table:table-cell table:style-name="Table11.A2" office:value-type="string">
            <text:p text:style-name="P29">configuration<text:line-break/>→<text:span text:style-name="T56">target</text:span><text:span text:style-name="T49">ListGrouping<text:line-break/></text:span>.multilineOpeningParenBeforeArgument</text:p>
          </table:table-cell>
          <table:table-cell table:style-name="Table11.B2" office:value-type="string">
            <text:p text:style-name="P41">When a <text:span text:style-name="T46">target list</text:span> is split-up over several lines, will the opening parenthesis be written before the first argument (true) or will it be written after the function name (false).</text:p>
            <text:p text:style-name="P41">Possible values: true, false</text:p>
            <text:p text:style-name="P41">Default: <text:span text:style-name="T48">true</text:span></text:p>
          </table:table-cell>
        </table:table-row>
        <table:table-row table:style-name="Table11.1">
          <table:table-cell table:style-name="Table11.A2" office:value-type="string">
            <text:p text:style-name="P29">configuration<text:line-break/>→<text:span text:style-name="T56">target</text:span><text:span text:style-name="T49">ListGrouping<text:line-break/></text:span>.multilineClosingParenOnNewLine</text:p>
          </table:table-cell>
          <table:table-cell table:style-name="Table11.B2" office:value-type="string">
            <text:p text:style-name="P41">When a <text:span text:style-name="T46">target list</text:span> is split-up over several lines, will the closing parenthesis <text:span text:style-name="T48">b</text:span>e written on a new line (true) or will it be written directly after the last argument (false).</text:p>
            <text:p text:style-name="P41">Possible values: true, false</text:p>
            <text:p text:style-name="P41">Default: false</text:p>
          </table:table-cell>
        </table:table-row>
        <table:table-row table:style-name="Table11.1">
          <table:table-cell table:style-name="Table11.A2" office:value-type="string">
            <text:p text:style-name="P29">configuration<text:line-break/>→<text:span text:style-name="T56">target</text:span><text:span text:style-name="T49">ListGrouping</text:span><text:line-break/>→maxArgumentsPerGroup<text:line-break/>.value</text:p>
          </table:table-cell>
          <table:table-cell table:style-name="Table11.B2" office:value-type="string">
            <text:p text:style-name="P42">When a <text:span text:style-name="T46">target list</text:span> is split-up over several lines, then <text:span text:style-name="T48">how</text:span> many arguments are to be written per line.</text:p>
            <text:p text:style-name="P42">Default: 10</text:p>
          </table:table-cell>
        </table:table-row>
        <table:table-row table:style-name="Table11.1">
          <table:table-cell table:style-name="Table11.A2" office:value-type="string">
            <text:p text:style-name="P29">configuration<text:line-break/>→<text:span text:style-name="T56">target</text:span><text:span text:style-name="T49">ListGrouping</text:span><text:line-break/>→maxArgumentsPerGroup<text:line-break/>.weight</text:p>
          </table:table-cell>
          <table:table-cell table:style-name="Table11.B2" office:value-type="string">
            <text:p text:style-name="P42">The importance of this setting for example compared with the maxLengthOfGroup setting.</text:p>
            <text:p text:style-name="P42">Default: 5</text:p>
          </table:table-cell>
        </table:table-row>
        <table:table-row table:style-name="Table11.1">
          <table:table-cell table:style-name="Table11.A2" office:value-type="string">
            <text:p text:style-name="P29">configuration<text:line-break/>→<text:span text:style-name="T56">target</text:span><text:span text:style-name="T49">ListGrouping</text:span><text:line-break/>→maxLengthOfGroup<text:line-break/>.value</text:p>
          </table:table-cell>
          <table:table-cell table:style-name="Table11.B2" office:value-type="string">
            <text:p text:style-name="P42">When a <text:span text:style-name="T46">target list</text:span> is split-up over several lines, then how long can a group of arguments on a single line be (in characters).</text:p>
            <text:p text:style-name="P42">Default: 50</text:p>
          </table:table-cell>
        </table:table-row>
        <text:soft-page-break/>
        <table:table-row table:style-name="Table11.1">
          <table:table-cell table:style-name="Table11.A2" office:value-type="string">
            <text:p text:style-name="P29">configuration<text:line-break/>→<text:span text:style-name="T56">target</text:span><text:span text:style-name="T49">ListGrouping</text:span><text:line-break/>→maxLengthOfGroup.weight</text:p>
          </table:table-cell>
          <table:table-cell table:style-name="Table11.B2" office:value-type="string">
            <text:p text:style-name="P42">The importance of this setting for example compared with the <text:span text:style-name="T15">maxArgumentsPerGroup</text:span> setting.</text:p>
            <text:p text:style-name="P42">Default: 10</text:p>
          </table:table-cell>
        </table:table-row>
        <table:table-row table:style-name="Table11.1">
          <table:table-cell table:style-name="Table11.A2" office:value-type="string">
            <text:p text:style-name="P29">Configuration<text:line-break/>→<text:span text:style-name="T56">target</text:span><text:span text:style-name="T49">ListGrouping</text:span><text:line-break/>→indent<text:line-break/>.value</text:p>
          </table:table-cell>
          <table:table-cell table:style-name="Table11.B2" office:value-type="string">
            <text:p text:style-name="P42">When a <text:span text:style-name="T46">target list</text:span> is split-up over several lines, then how will the arguments in following lines be indented.</text:p>
            <text:p text:style-name="P42">Possible values: underFirstArgument, indented, doubleIndented</text:p>
            <text:p text:style-name="P42">Default: underFirstArgument</text:p>
          </table:table-cell>
        </table:table-row>
        <table:table-row table:style-name="Table11.1">
          <table:table-cell table:style-name="Table11.A2" office:value-type="string">
            <text:p text:style-name="P29">configuration<text:line-break/>→<text:span text:style-name="T56">target</text:span><text:span text:style-name="T49">ListGrouping</text:span><text:line-break/>→indent<text:line-break/>.weight</text:p>
          </table:table-cell>
          <table:table-cell table:style-name="Table11.B2" office:value-type="string">
            <text:p text:style-name="P42">The importance of this setting, for example when competing with the max line length.</text:p>
            <text:p text:style-name="P42">Default: 10</text:p>
          </table:table-cell>
        </table:table-row>
        <table:table-row table:style-name="Table11.1">
          <table:table-cell table:style-name="Table11.A2" office:value-type="string">
            <text:p text:style-name="P29">configuration<text:line-break/>→<text:span text:style-name="T56">target</text:span><text:span text:style-name="T49">ListGrouping</text:span><text:line-break/>→<text:span text:style-name="T48">commaBeforeOrAfter</text:span></text:p>
          </table:table-cell>
          <table:table-cell table:style-name="Table11.B2" office:value-type="string">
            <text:p text:style-name="P35"><text:span text:style-name="T48">If</text:span> <text:span text:style-name="T48">the</text:span> target list<text:span text:style-name="T48"> </text:span>is to be split up over several lines, is the comma to be placed at the end of the previous line or at the beginning of the next line.</text:p>
            <text:p text:style-name="P35">The comma at the end of the line looks more “natural” than a comma at the begin of a line as that is the normal way of writing in texts. But especially in complex constructs, the comma at the beginning of the line appears to be a lot less error-prone.</text:p>
            <text:p text:style-name="P35">Possible values: before, after</text:p>
            <text:p text:style-name="P35">Default: before</text:p>
          </table:table-cell>
        </table:table-row>
      </table:table>
      <text:p text:style-name="P105"/>
      <text:p text:style-name="P105"/>
      <text:h text:style-name="P122" text:outline-level="3"><text:bookmark-start text:name="__RefHeading___Toc9056_1501141916"/>Logical operators (WHERE clause)<text:bookmark-end text:name="__RefHeading___Toc9056_1501141916"/></text:h>
      <text:p text:style-name="P10"/>
      <table:table table:name="Table20" table:style-name="Table20">
        <table:table-column table:style-name="Table20.A"/>
        <table:table-column table:style-name="Table20.B"/>
        <table:table-header-rows>
          <table:table-row table:style-name="Table20.1">
            <table:table-cell table:style-name="Table20.A1" office:value-type="string">
              <text:p text:style-name="P31"><text:span text:style-name="T93">c</text:span>onfiguration<text:line-break/>→<text:span text:style-name="T57">logicalOperatorsIndent</text:span>.indent</text:p>
            </table:table-cell>
            <table:table-cell table:style-name="Table20.B1" office:value-type="string">
              <text:p text:style-name="P51">When a WHERE clause is split-up over several lines and this clause contains logical operan<text:span text:style-name="T95">tors</text:span> AND/OR, then how will the <text:span text:style-name="T94">operands</text:span> in following lines be indented.</text:p>
              <text:p text:style-name="P43">Possible values: underFirstArgument, indented, doubleIndented</text:p>
              <text:p text:style-name="P43">Default: underFirstArgument</text:p>
            </table:table-cell>
          </table:table-row>
        </table:table-header-rows>
      </table:table>
      <text:h text:style-name="P123" text:outline-level="3" text:is-list-header="true"><text:soft-page-break/></text:h>
      <text:h text:style-name="P123" text:outline-level="3"><text:bookmark-start text:name="__RefHeading___Toc48431_2191359424"/>Case operand clause<text:bookmark-end text:name="__RefHeading___Toc48431_2191359424"/></text:h>
      <text:p text:style-name="P9">The caseOperand setting are for case clauses whereby the case keyword is immediately followed by an operand, so “CASE <text:span text:style-name="T19">&lt;some_operand&gt;</text:span> WHEN <text:span text:style-name="T19">&lt;another_operand&gt;</text:span> THEN ...”.</text:p>
      <table:table table:name="Table6" table:style-name="Table6">
        <table:table-column table:style-name="Table6.A"/>
        <table:table-column table:style-name="Table6.B"/>
        <table:table-header-rows>
          <table:table-row table:style-name="TableLine94433567185584">
            <table:table-cell table:style-name="Table6.A1" office:value-type="string">
              <text:p text:style-name="P95">Option</text:p>
            </table:table-cell>
            <table:table-cell table:style-name="Table6.B1" office:value-type="string">
              <text:p text:style-name="P95">Description</text:p>
            </table:table-cell>
          </table:table-row>
        </table:table-header-rows>
        <table:table-row table:style-name="TableLine94433567212944">
          <table:table-cell table:style-name="Table6.A2" office:value-type="string">
            <text:p text:style-name="P23">configuration<text:line-break/>→caseOperand<text:line-break/>→maxSingleLineClause<text:line-break/>.value</text:p>
          </table:table-cell>
          <table:table-cell table:style-name="Table6.B2" office:value-type="string">
            <text:p text:style-name="P46">When the total length of a case clause does not exceed this number of characters, it will be written on a single line.</text:p>
            <text:p text:style-name="P46">Default: 60</text:p>
          </table:table-cell>
        </table:table-row>
        <table:table-row table:style-name="TableLine94433567214464">
          <table:table-cell table:style-name="Table6.A2" office:value-type="string">
            <text:p text:style-name="P23">configuration<text:line-break/>→<text:bookmark-start text:name="__DdeLink__1027_2002180904"/>caseOperand<text:bookmark-end text:name="__DdeLink__1027_2002180904"/><text:line-break/>→maxSingleLineClause<text:line-break/>.weight</text:p>
          </table:table-cell>
          <table:table-cell table:style-name="Table6.B2" office:value-type="string">
            <text:p text:style-name="P46">Importance of this setting compared with for example the max line width or the maxSingleLineQuery setting.</text:p>
            <text:p text:style-name="P46">Default: 5</text:p>
          </table:table-cell>
        </table:table-row>
        <table:table-row table:style-name="TableLine94433567215104">
          <table:table-cell table:style-name="Table6.A2" office:value-type="string">
            <text:p text:style-name="P23">configuration<text:line-break/>→caseOperand<text:line-break/>→whenPosition<text:line-break/>.value</text:p>
          </table:table-cell>
          <table:table-cell table:style-name="Table6.B2" office:value-type="string">
            <text:p text:style-name="P46">In a “case operand” clause that is split-up over several lines, where is the first when clause to be positioned (following when clauses will be positioned under the first).</text:p>
            <text:p text:style-name="P47">Possible values: whenAfterCase, whenUnderCase, whenIndented</text:p>
            <text:p text:style-name="P47">Default: whenUnderCase</text:p>
          </table:table-cell>
        </table:table-row>
        <table:table-row table:style-name="TableLine94433567215744">
          <table:table-cell table:style-name="Table6.A2" office:value-type="string">
            <text:p text:style-name="P28">configuration<text:line-break/>→caseOperand<text:line-break/>→whenPosition<text:line-break/>.weight</text:p>
          </table:table-cell>
          <table:table-cell table:style-name="Table6.B2" office:value-type="string">
            <text:p text:style-name="P47">Importance of this setting over for example the max line length.</text:p>
            <text:p text:style-name="P47">Default: 10</text:p>
          </table:table-cell>
        </table:table-row>
        <table:table-row table:style-name="TableLine94433567216544">
          <table:table-cell table:style-name="Table6.A2" office:value-type="string">
            <text:p text:style-name="P23">configuration<text:line-break/>→caseOperand<text:line-break/>→thenPosition<text:line-break/>.value</text:p>
          </table:table-cell>
          <table:table-cell table:style-name="Table6.B2" office:value-type="string">
            <text:p text:style-name="P46">In a “case operand” clause that is split-up over several lines, where is the <text:span text:style-name="T21">t</text:span>hen clause to be positioned.</text:p>
            <text:p text:style-name="P47">Possible values: thenAfterWhenDirectly, thenAfterWhenAligned, thenUnderWhen, thenIndented</text:p>
            <text:p text:style-name="P47">Default: thenAfterWhenAligned</text:p>
          </table:table-cell>
        </table:table-row>
        <table:table-row table:style-name="TableLine94433567217296">
          <table:table-cell table:style-name="Table6.A2" office:value-type="string">
            <text:p text:style-name="P23">configuration<text:line-break/>→caseOperand<text:line-break/>→<text:span text:style-name="T21">t</text:span>henPosition<text:line-break/>.weight</text:p>
          </table:table-cell>
          <table:table-cell table:style-name="Table6.B2" office:value-type="string">
            <text:p text:style-name="P47">Importance of this setting over for example the max line length.</text:p>
            <text:p text:style-name="P47">Default: 10</text:p>
          </table:table-cell>
        </table:table-row>
        <table:table-row table:style-name="TableLine94433567218096">
          <table:table-cell table:style-name="Table6.A2" office:value-type="string">
            <text:p text:style-name="P23">configuration<text:line-break/>→caseOperand<text:line-break/>.elsePosition</text:p>
          </table:table-cell>
          <table:table-cell table:style-name="Table6.B2" office:value-type="string">
            <text:p text:style-name="P46">In a “case operand” clause that is split-up over several lines, where is the <text:span text:style-name="T21">else</text:span> clause to be positioned.</text:p>
            <text:p text:style-name="P47">Possible values: elseUnderWhen, elseUnderThen</text:p>
            <text:p text:style-name="P47">Default: elseUnderThen</text:p>
          </table:table-cell>
        </table:table-row>
      </table:table>
      <text:p text:style-name="Text_20_body"/>
      <table:table table:name="Table21" table:style-name="Table21">
        <table:table-column table:style-name="Table21.A"/>
        <table:table-column table:style-name="Table21.B"/>
        <table:table-header-rows>
          <table:table-row table:style-name="TableLine94433567219168">
            <table:table-cell table:style-name="Table21.A1" office:value-type="string">
              <text:p text:style-name="P95">Option</text:p>
            </table:table-cell>
            <table:table-cell table:style-name="Table21.B1" office:value-type="string">
              <text:p text:style-name="P95">Description</text:p>
            </table:table-cell>
          </table:table-row>
        </table:table-header-rows>
        <table:table-row table:style-name="TableLine94433567225248">
          <table:table-cell table:style-name="Table21.A2" office:value-type="string">
            <text:p text:style-name="P23">configuration<text:line-break/>→caseOperand<text:line-break/>.endPosition</text:p>
          </table:table-cell>
          <table:table-cell table:style-name="Table21.B2" office:value-type="string">
            <text:p text:style-name="P46">In a “case operand” clause that is split-up over several lines, where is the <text:span text:style-name="T21">end keyword</text:span> to be positioned.</text:p>
            <text:p text:style-name="P47">Possible values: endUnderCase, endUnderWhen, endAtSameLine</text:p>
            <text:p text:style-name="P48">Default: endUnderCase</text:p>
          </table:table-cell>
        </table:table-row>
      </table:table>
      <text:p text:style-name="P12"/>
      <text:h text:style-name="P124" text:outline-level="3"><text:bookmark-start text:name="__RefHeading___Toc48433_2191359424"/>Case <text:span text:style-name="T22">when</text:span> clause<text:bookmark-end text:name="__RefHeading___Toc48433_2191359424"/></text:h>
      <text:p text:style-name="P12">The case<text:span text:style-name="T22">When</text:span> setting are for case clauses whereby the case keyword is immediately followed by an operand, so “CASE WHEN <text:span text:style-name="T19">&lt;</text:span><text:span text:style-name="T20">some_condition</text:span><text:span text:style-name="T19">&gt;</text:span> THEN ...”.</text:p>
      <table:table table:name="Table10" table:style-name="Table10">
        <table:table-column table:style-name="Table10.A"/>
        <table:table-column table:style-name="Table10.B"/>
        <table:table-header-rows>
          <table:table-row table:style-name="TableLine94433567230000">
            <table:table-cell table:style-name="Table10.A1" office:value-type="string">
              <text:p text:style-name="P97">Option</text:p>
            </table:table-cell>
            <table:table-cell table:style-name="Table10.B1" office:value-type="string">
              <text:p text:style-name="P97">Description</text:p>
            </table:table-cell>
          </table:table-row>
        </table:table-header-rows>
        <table:table-row table:style-name="TableLine94433567252336">
          <table:table-cell table:style-name="Table10.A2" office:value-type="string">
            <text:p text:style-name="P58">configuration<text:line-break/>→caseWhen<text:line-break/>→maxSingleLineClause<text:line-break/>.value</text:p>
          </table:table-cell>
          <table:table-cell table:style-name="Table10.B2" office:value-type="string">
            <text:p text:style-name="P59">When the total length of a case clause does not exceed this number of characters, it will be written on a single line.</text:p>
            <text:p text:style-name="P59">Default: 60</text:p>
          </table:table-cell>
        </table:table-row>
        <table:table-row table:style-name="TableLine94433567253728">
          <table:table-cell table:style-name="Table10.A2" office:value-type="string">
            <text:p text:style-name="P58">configuration<text:line-break/>→caseWhen<text:line-break/>→maxSingleLineClause<text:line-break/>.weight</text:p>
          </table:table-cell>
          <table:table-cell table:style-name="Table10.B2" office:value-type="string">
            <text:p text:style-name="P59">Importance of this setting compared with for example the max line width or the maxSingleLineQuery setting.</text:p>
            <text:p text:style-name="P59">Default: 5</text:p>
          </table:table-cell>
        </table:table-row>
        <table:table-row table:style-name="TableLine94433567254368">
          <table:table-cell table:style-name="Table10.A2" office:value-type="string">
            <text:p text:style-name="P58">configuration<text:line-break/>→caseWhen<text:line-break/>→whenPosition<text:line-break/>.value</text:p>
          </table:table-cell>
          <table:table-cell table:style-name="Table10.B2" office:value-type="string">
            <text:p text:style-name="P59">In a “case operand” clause that is split-up over several lines, where is the first when clause to be positioned (following when clauses will be positioned under the first).</text:p>
            <text:p text:style-name="P60">Possible values: whenAfterCase, whenUnderCase, whenIndented</text:p>
            <text:p text:style-name="P60">Default: whenAfterCase</text:p>
          </table:table-cell>
        </table:table-row>
        <table:table-row table:style-name="TableLine94433567255168">
          <table:table-cell table:style-name="Table10.A2" office:value-type="string">
            <text:p text:style-name="P58">configuration<text:line-break/>→caseWhen<text:line-break/>→whenPosition<text:line-break/>.weight</text:p>
          </table:table-cell>
          <table:table-cell table:style-name="Table10.B2" office:value-type="string">
            <text:p text:style-name="P60">Importance of this setting over for example the max line length.</text:p>
            <text:p text:style-name="P60">Default: 10</text:p>
          </table:table-cell>
        </table:table-row>
        <table:table-row table:style-name="TableLine94433567255968">
          <table:table-cell table:style-name="Table10.A2" office:value-type="string">
            <text:p text:style-name="P58">configuration<text:line-break/>→caseWhen<text:line-break/>→thenPosition<text:line-break/>.value</text:p>
          </table:table-cell>
          <table:table-cell table:style-name="Table10.B2" office:value-type="string">
            <text:p text:style-name="P59">In a “case operand” clause that is split-up over several lines, where is the <text:span text:style-name="T21">t</text:span>hen clause to be positioned.</text:p>
            <text:p text:style-name="P60">Possible values: thenAfterWhenDirectly, thenAfterWhenAligned, thenUnderWhen, thenIndented</text:p>
            <text:p text:style-name="P60">Default: thenAfterWhenAligned</text:p>
          </table:table-cell>
        </table:table-row>
        <table:table-row table:style-name="TableLine94433567256720">
          <table:table-cell table:style-name="Table10.A2" office:value-type="string">
            <text:p text:style-name="P58">configuration<text:line-break/>→caseWhen<text:line-break/>→<text:span text:style-name="T21">t</text:span>henPosition<text:line-break/>.weight</text:p>
          </table:table-cell>
          <table:table-cell table:style-name="Table10.B2" office:value-type="string">
            <text:p text:style-name="P60">Importance of this setting over for example the max line length</text:p>
            <text:p text:style-name="P60">Default: 10</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Line94433567257792">
            <table:table-cell table:style-name="Table22.A1" office:value-type="string">
              <text:p text:style-name="P97">Option</text:p>
            </table:table-cell>
            <table:table-cell table:style-name="Table22.B1" office:value-type="string">
              <text:p text:style-name="P97">Description</text:p>
            </table:table-cell>
          </table:table-row>
        </table:table-header-rows>
        <table:table-row table:style-name="TableLine94433567266784">
          <table:table-cell table:style-name="Table22.A2" office:value-type="string">
            <text:p text:style-name="P58">configuration<text:line-break/>→caseWhen<text:line-break/>.elsePosition</text:p>
          </table:table-cell>
          <table:table-cell table:style-name="Table22.B2" office:value-type="string">
            <text:p text:style-name="P59">In a “case operand” clause that is split-up over several lines, where is the <text:span text:style-name="T21">else</text:span> clause to be positioned.</text:p>
            <text:p text:style-name="P60">Possible values: elseUnderWhen, elseUnderThen</text:p>
            <text:p text:style-name="P60">Default: elseUnderThen</text:p>
          </table:table-cell>
        </table:table-row>
        <table:table-row table:style-name="TableLine94433567268304">
          <table:table-cell table:style-name="Table22.A2" office:value-type="string">
            <text:p text:style-name="P58">configuration<text:line-break/>→caseWhen<text:line-break/>.endPosition</text:p>
          </table:table-cell>
          <table:table-cell table:style-name="Table22.B2" office:value-type="string">
            <text:p text:style-name="P59">In a “case operand” clause that is split-up over several lines, where is the <text:span text:style-name="T21">end keyword</text:span> to be positioned.</text:p>
            <text:p text:style-name="P60">Possible values: endUnderCase, endUnderWhen, endAtSameLine</text:p>
            <text:p text:style-name="P61">Default: endUnderCase</text:p>
          </table:table-cell>
        </table:table-row>
      </table:table>
      <text:p text:style-name="P9"/>
      <text:h text:style-name="P126" text:outline-level="3"><text:bookmark-start text:name="__RefHeading___Toc48435_2191359424"/>Declare section <text:span text:style-name="T69">and code section</text:span><text:bookmark-end text:name="__RefHeading___Toc48435_2191359424"/></text:h>
      <table:table table:name="Table14" table:style-name="Table14">
        <table:table-column table:style-name="Table14.A"/>
        <table:table-column table:style-name="Table14.B"/>
        <table:table-header-rows>
          <table:table-row table:style-name="TableLine94433567271120">
            <table:table-cell table:style-name="Table14.A1" office:value-type="string">
              <text:p text:style-name="P23">Option</text:p>
            </table:table-cell>
            <table:table-cell table:style-name="Table14.B1" office:value-type="string">
              <text:p text:style-name="P96">Description</text:p>
            </table:table-cell>
          </table:table-row>
        </table:table-header-rows>
        <table:table-row table:style-name="TableLine94433567300656">
          <table:table-cell table:style-name="Table14.A2" office:value-type="string">
            <text:p text:style-name="P26"><text:span text:style-name="T51">C</text:span><text:span text:style-name="T52">onfiguration<text:line-break/>→</text:span><text:bookmark-start text:name="__DdeLink__1697_1044030364"/><text:span text:style-name="T50">languagePlpgsql</text:span><text:bookmark-end text:name="__DdeLink__1697_1044030364"/><text:span text:style-name="T50"><text:line-break/>→declareSection<text:line-break/>→dataTypePosition<text:line-break/>.</text:span><text:span text:style-name="T52">alignment</text:span></text:p>
          </table:table-cell>
          <table:table-cell table:style-name="Table14.B2" office:value-type="string">
            <text:p text:style-name="P56">How should the <text:span text:style-name="T65">data type in a declare section</text:span> be aligned?</text:p>
            <text:p text:style-name="P56"><text:span text:style-name="T67">Relative position of </text:span>the <text:span text:style-name="T65">data type</text:span> <text:span text:style-name="T67">horizontally to its neighbouring items and vertically to data types</text:span></text:p>
            <text:p text:style-name="P78">Possible values : subsequent, atHorizontalPosition, verticallyAligned</text:p>
            <text:p text:style-name="P79"/>
            <text:p text:style-name="P79">Default : subsequent</text:p>
          </table:table-cell>
        </table:table-row>
        <table:table-row table:style-name="TableLine94433567311200">
          <table:table-cell table:style-name="Table14.A2" office:value-type="string">
            <text:p text:style-name="P23"><text:span text:style-name="T51">C</text:span><text:span text:style-name="T52">onfiguration<text:line-break/>→</text:span><text:span text:style-name="T50">languagePlpgsql<text:line-break/>→declareSection<text:line-break/>→dataTypePosition<text:line-break/>.</text:span><text:span text:style-name="T52">minPosition</text:span></text:p>
          </table:table-cell>
          <table:table-cell table:style-name="Table14.B2" office:value-type="string">
            <text:p text:style-name="P56">The minimum<text:span text:style-name="T61"> position where the data type in a declare section can be placed.</text:span></text:p>
            <text:p text:style-name="P77">Default : 3</text:p>
          </table:table-cell>
        </table:table-row>
        <table:table-row table:style-name="TableLine94433567311728">
          <table:table-cell table:style-name="Table14.A2" office:value-type="string">
            <text:p text:style-name="P23"><text:span text:style-name="T51">C</text:span><text:span text:style-name="T52">onfiguration<text:line-break/>→</text:span><text:span text:style-name="T50">languagePlpgsql<text:line-break/>→declareSection<text:line-break/>→</text:span><text:bookmark-start text:name="__DdeLink__1695_1044030364"/><text:span text:style-name="T50">dataTypePosition</text:span><text:bookmark-end text:name="__DdeLink__1695_1044030364"/><text:span text:style-name="T50"><text:line-break/>.</text:span><text:span text:style-name="T52">maxPosition</text:span></text:p>
          </table:table-cell>
          <table:table-cell table:style-name="Table14.B2" office:value-type="string">
            <text:p text:style-name="P49"><text:span text:style-name="T54">The maximum</text:span><text:span text:style-name="T55"> position where the data type in a declare section can be placed.</text:span></text:p>
            <text:p text:style-name="P77">Default : 3</text:p>
          </table:table-cell>
        </table:table-row>
        <table:table-row table:style-name="TableLine94433567312368">
          <table:table-cell table:style-name="Table14.A2" office:value-type="string">
            <text:p text:style-name="P23"><text:span text:style-name="T51">C</text:span><text:span text:style-name="T52">onfiguration<text:line-break/>→</text:span><text:span text:style-name="T50">languagePlpgsql<text:line-break/>→declareSection<text:line-break/>→dataTypePosition<text:line-break/>.</text:span><text:bookmark-start text:name="__DdeLink__1699_1044030364"/><text:span text:style-name="T52">constantPosition</text:span><text:bookmark-end text:name="__DdeLink__1699_1044030364"/></text:p>
          </table:table-cell>
          <table:table-cell table:style-name="Table14.B2" office:value-type="string">
            <text:p text:style-name="P80">The position of the keyword <text:span text:style-name="T70">"</text:span>constant<text:span text:style-name="T70">"</text:span> in a declare section.</text:p>
            <text:p text:style-name="P80"/>
            <text:p text:style-name="P78">Possible values : subsequent, alignedBeforeDataType, alignedWithDataType</text:p>
            <text:p text:style-name="P78"/>
            <text:p text:style-name="P80">Default : subsequent</text:p>
          </table:table-cell>
        </table:table-row>
        <table:table-row table:style-name="TableLine94433567313008">
          <table:table-cell table:style-name="Table14.A2" office:value-type="string">
            <text:p text:style-name="P23"><text:span text:style-name="T51">C</text:span><text:span text:style-name="T52">onfiguration<text:line-break/>→</text:span><text:span text:style-name="T50">languagePlpgsql<text:line-break/>→</text:span><text:span text:style-name="T51">codeSection<text:line-break/>→</text:span><text:bookmark-start text:name="__DdeLink__1701_1044030364"/><text:span text:style-name="T51">ifStatement</text:span><text:bookmark-end text:name="__DdeLink__1701_1044030364"/><text:span text:style-name="T51">.</text:span><text:span text:style-name="T53">then</text:span></text:p>
          </table:table-cell>
          <table:table-cell table:style-name="Table14.B2" office:value-type="string">
            <text:p text:style-name="P81">The position of the keyword "then" in an if statement.</text:p>
            <text:p text:style-name="P81"/>
            <text:p text:style-name="P82">Possible values : afterCondition, onNewLine, singleLineAfterMultiLineUnder</text:p>
            <text:p text:style-name="P82"/>
            <text:p text:style-name="P79">Default : afterCondition</text:p>
          </table:table-cell>
        </table:table-row>
        <table:table-row table:style-name="TableLine94433567313600">
          <table:table-cell table:style-name="Table14.A2" office:value-type="string">
            <text:p text:style-name="P23"><text:span text:style-name="T51">C</text:span><text:span text:style-name="T52">onfiguration<text:line-break/>→</text:span><text:span text:style-name="T50">languagePlpgsql →</text:span><text:span text:style-name="T51">codeSection<text:line-break/>→ifStatement<text:line-break/>.</text:span><text:span text:style-name="T53">conditionI</text:span><text:span text:style-name="T51">ndent</text:span></text:p>
          </table:table-cell>
          <table:table-cell table:style-name="Table14.B2" office:value-type="string">
            <text:p text:style-name="P81">The position of the condition in an if statement.</text:p>
            <text:p text:style-name="P81"/>
            <text:p text:style-name="P83">Possible values : underFirstArgument, indented, doubleIndented</text:p>
            <text:p text:style-name="P83"/>
            <text:p text:style-name="P79">Default : indented</text:p>
          </table:table-cell>
        </table:table-row>
      </table:table>
      <text:p text:style-name="P21"/>
      <table:table table:name="Table17" table:style-name="Table17">
        <table:table-column table:style-name="Table17.A"/>
        <table:table-column table:style-name="Table17.B"/>
        <table:table-header-rows>
          <table:table-row table:style-name="TableLine94433567314592">
            <table:table-cell table:style-name="Table17.A1" office:value-type="string">
              <text:p text:style-name="P58">Option</text:p>
            </table:table-cell>
            <table:table-cell table:style-name="Table17.B1" office:value-type="string">
              <text:p text:style-name="P98">Description</text:p>
            </table:table-cell>
          </table:table-row>
        </table:table-header-rows>
        <table:table-row table:style-name="TableLine94433567321744">
          <table:table-cell table:style-name="Table17.A2" office:value-type="string">
            <text:p text:style-name="P58"><text:span text:style-name="T51">C</text:span><text:span text:style-name="T52">onfiguration<text:line-break/>→</text:span><text:span text:style-name="T50">languagePlpgsql<text:line-break/>→</text:span><text:span text:style-name="T51">codeSection<text:line-break/>→forStatement.loop</text:span></text:p>
          </table:table-cell>
          <table:table-cell table:style-name="Table17.B2" office:value-type="string">
            <text:p text:style-name="P84">The position of the code in a for loop.</text:p>
            <text:p text:style-name="P84"/>
            <text:p text:style-name="P85">Possible values : afterCondition, onNewLine, singleLineAfterMultiLineUnder</text:p>
            <text:p text:style-name="P85"/>
            <text:p text:style-name="P86">Default : <text:span text:style-name="T71">singleLineAfterMultiLineUnder</text:span></text:p>
          </table:table-cell>
        </table:table-row>
      </table:table>
      <text:p text:style-name="P12"><text:soft-page-break/></text:p>
      <text:h text:style-name="P118" text:outline-level="3"><text:bookmark-start text:name="__RefHeading___Toc48437_2191359424"/><text:bookmark-start text:name="__RefNumPara__1704_1044030364"/>Default <text:span text:style-name="T72">xml file</text:span><text:bookmark-end text:name="__RefHeading___Toc48437_2191359424"/><text:bookmark-end text:name="__RefNumPara__1704_1044030364"/></text:h>
      <text:p text:style-name="P11">Below you can f<text:span text:style-name="T73">ind the default</text:span> config xml file. This is the default configuration used <text:span text:style-name="T74">for formatting </text:span>when no profile or config xml file is provided and no configuration file <text:span text:style-name="T75">could be found</text:span> in the preferences/registry. </text:p>
      <text:p text:style-name="P88"><text:span text:style-name="T18">&lt;?</text:span><text:span text:style-name="T76">xml version</text:span><text:span text:style-name="T78">="1.0" </text:span><text:span text:style-name="T76">encoding</text:span><text:span text:style-name="T78">="UTF-8" </text:span><text:span text:style-name="T76">standalone</text:span><text:span text:style-name="T78">="yes"</text:span><text:span text:style-name="T18">?&gt;</text:span></text:p>
      <text:p text:style-name="P89"><text:span text:style-name="T80">&lt;</text:span><text:span text:style-name="T35">ns2</text:span><text:span text:style-name="T38">:configuration </text:span><text:span text:style-name="T76">xmlns:</text:span><text:span text:style-name="T35">ns2</text:span><text:span text:style-name="T78">="http://www.splendiddata.com/pgcode_formatter/1.0/" </text:span><text:span text:style-name="T76">emptyLine</text:span><text:span text:style-name="T78">="preserveOne"</text:span><text:span text:style-name="T80">&gt;</text:span></text:p>
      <text:p text:style-name="P90"><text:s text:c="4"/><text:span text:style-name="T82">&lt;</text:span><text:span text:style-name="T36">lineWidth </text:span><text:span text:style-name="T77">value</text:span><text:span text:style-name="T79">="140" </text:span><text:span text:style-name="T77">weight</text:span><text:span text:style-name="T79">="10.0"</text:span><text:span text:style-name="T82">/&gt;</text:span></text:p>
      <text:p text:style-name="P90"><text:s text:c="4"/><text:span text:style-name="T82">&lt;</text:span><text:span text:style-name="T36">tabs </text:span><text:span text:style-name="T77">tabWidth</text:span><text:span text:style-name="T79">="4" </text:span><text:span text:style-name="T77">tabsOrSpaces</text:span><text:span text:style-name="T79">="spaces"</text:span><text:span text:style-name="T82">/&gt;</text:span></text:p>
      <text:p text:style-name="P90"><text:s text:c="4"/><text:span text:style-name="T82">&lt;</text:span><text:span text:style-name="T36">indent </text:span><text:span text:style-name="T77">indentWidth</text:span><text:span text:style-name="T79">="4" </text:span><text:span text:style-name="T77">tabsOrSpaces</text:span><text:span text:style-name="T79">="spaces"</text:span><text:span text:style-name="T82">/&gt;</text:span></text:p>
      <text:p text:style-name="P90"><text:s text:c="4"/><text:span text:style-name="T82">&lt;</text:span><text:span text:style-name="T36">queryConfig </text:span><text:span text:style-name="T77">majorKeywordsOnSeparateLine</text:span><text:span text:style-name="T79">="false" </text:span><text:span text:style-name="T77">indent</text:span><text:span text:style-name="T79">="false"</text:span><text:span text:style-name="T82">&gt;</text:span></text:p>
      <text:p text:style-name="P90"><text:s text:c="8"/><text:span text:style-name="T82">&lt;</text:span><text:span text:style-name="T36">maxSingleLineQuery </text:span><text:span text:style-name="T77">value</text:span><text:span text:style-name="T79">="60" </text:span><text:span text:style-name="T77">weight</text:span><text:span text:style-name="T79">="5.0"</text:span><text:span text:style-name="T82">/&gt;</text:span></text:p>
      <text:p text:style-name="P90"><text:s text:c="4"/><text:span text:style-name="T82">&lt;/</text:span><text:span text:style-name="T36">queryConfig</text:span><text:span text:style-name="T82">&gt;</text:span></text:p>
      <text:p text:style-name="P90"><text:s text:c="4"/><text:span text:style-name="T82">&lt;</text:span><text:span text:style-name="T36">commaSeparatedLis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90"><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90"><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90"><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90"><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90"><text:s text:c="4"/><text:span text:style-name="T82">&lt;/</text:span><text:span text:style-name="T36">commaSeparatedListGrouping</text:span><text:span text:style-name="T82">&gt;</text:span></text:p>
      <text:p text:style-name="P90"><text:s text:c="4"/><text:span text:style-name="T82">&lt;</text:span><text:span text:style-name="T36">functionCall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90"><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90"><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90"><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90"><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90"><text:s text:c="4"/><text:span text:style-name="T82">&lt;/</text:span><text:span text:style-name="T36">functionCallArgumentGrouping</text:span><text:span text:style-name="T82">&gt;</text:span></text:p>
      <text:p text:style-name="P90"><text:s text:c="4"/><text:span text:style-name="T82">&lt;</text:span><text:span text:style-name="T36">functionDefinitionArgumentGrouping </text:span><text:span text:style-name="T77">defaultIndicator</text:span><text:span text:style-name="T79">="asIs"</text:span><text:span text:style-name="T82">&gt;</text:span></text:p>
      <text:p text:style-name="P90"><text:s text:c="8"/><text:span text:style-name="T82">&lt;</text:span><text:span text:style-name="T36">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12"/><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90"><text:s text:c="12"/><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90"><text:s text:c="12"/><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90"><text:s text:c="12"/><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90"><text:s text:c="12"/><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90"><text:s text:c="8"/><text:span text:style-name="T82">&lt;/</text:span><text:span text:style-name="T36">argumentGrouping</text:span><text:span text:style-name="T82">&gt;</text:span></text:p>
      <text:p text:style-name="P90"><text:s text:c="8"/><text:span text:style-name="T82">&lt;</text:span><text:span text:style-name="T36">argumentName </text:span><text:span text:style-name="T77">alignment</text:span><text:span text:style-name="T79">="verticallyAligned" </text:span><text:span text:style-name="T77">minPosition</text:span><text:span text:style-name="T79">="0" </text:span><text:span text:style-name="T77">maxPosition</text:span><text:span text:style-name="T79">="9"</text:span><text:span text:style-name="T82">/&gt;</text:span></text:p>
      <text:p text:style-name="P90"><text:s text:c="8"/><text:span text:style-name="T82">&lt;</text:span><text:span text:style-name="T36">dataType </text:span><text:span text:style-name="T77">alignment</text:span><text:span text:style-name="T79">="verticallyAligned" </text:span><text:span text:style-name="T77">minPosition</text:span><text:span text:style-name="T79">="5" </text:span><text:span text:style-name="T77">maxPosition</text:span><text:span text:style-name="T79">="40"</text:span><text:span text:style-name="T82">/&gt;</text:span></text:p>
      <text:p text:style-name="P90"><text:s text:c="8"/><text:span text:style-name="T82">&lt;</text:span><text:span text:style-name="T36">defaultValue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90"><text:s text:c="4"/><text:span text:style-name="T82">&lt;/</text:span><text:span text:style-name="T36">functionDefinitionArgumentGrouping</text:span><text:span text:style-name="T82">&gt;</text:span></text:p>
      <text:p text:style-name="P90"><text:s text:c="4"/><text:span text:style-name="T82">&lt;</text:span><text:span text:style-name="T36">tableDefinition</text:span><text:span text:style-name="T82">&gt;</text:span></text:p>
      <text:p text:style-name="P90"><text:s text:c="8"/><text:span text:style-name="T82">&lt;</text:span><text:span text:style-name="T36">argumen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12"/><text:span text:style-name="T82">&lt;</text:span><text:span text:style-name="T36">maxSingleLineLength </text:span><text:span text:style-name="T77">value</text:span><text:span text:style-name="T79">="80" </text:span><text:span text:style-name="T77">weight</text:span><text:span text:style-name="T79">="1.0"</text:span><text:span text:style-name="T82">/&gt;</text:span></text:p>
      <text:p text:style-name="P90"><text:s text:c="12"/><text:span text:style-name="T82">&lt;</text:span><text:span text:style-name="T36">maxArgumentsPerGroup </text:span><text:span text:style-name="T77">value</text:span><text:span text:style-name="T79">="1" </text:span><text:span text:style-name="T77">weight</text:span><text:span text:style-name="T79">="10.0"</text:span><text:span text:style-name="T82">/&gt;</text:span></text:p>
      <text:p text:style-name="P90"><text:soft-page-break/><text:s text:c="12"/><text:span text:style-name="T82">&lt;</text:span><text:span text:style-name="T36">maxLengthOfGroup </text:span><text:span text:style-name="T77">value</text:span><text:span text:style-name="T79">="50" </text:span><text:span text:style-name="T77">weight</text:span><text:span text:style-name="T79">="1.0"</text:span><text:span text:style-name="T82">/&gt;</text:span></text:p>
      <text:p text:style-name="P90"><text:s text:c="12"/><text:span text:style-name="T82">&lt;</text:span><text:span text:style-name="T36">indent </text:span><text:span text:style-name="T77">value</text:span><text:span text:style-name="T79">="doubleIndented" </text:span><text:span text:style-name="T77">weight</text:span><text:span text:style-name="T79">="10.0"</text:span><text:span text:style-name="T82">/&gt;</text:span></text:p>
      <text:p text:style-name="P90"><text:s text:c="12"/><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90"><text:s text:c="8"/><text:span text:style-name="T82">&lt;/</text:span><text:span text:style-name="T36">argumentGrouping</text:span><text:span text:style-name="T82">&gt;</text:span></text:p>
      <text:p text:style-name="P90"><text:s text:c="8"/><text:span text:style-name="T82">&lt;</text:span><text:span text:style-name="T36">dataType </text:span><text:span text:style-name="T77">alignment</text:span><text:span text:style-name="T79">="verticallyAligned" </text:span><text:span text:style-name="T77">minPosition</text:span><text:span text:style-name="T79">="5" </text:span><text:span text:style-name="T77">maxPosition</text:span><text:span text:style-name="T79">="40"</text:span><text:span text:style-name="T82">/&gt;</text:span></text:p>
      <text:p text:style-name="P90"><text:s text:c="8"/><text:span text:style-name="T82">&lt;</text:span><text:span text:style-name="T36">columnContraint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90"><text:s text:c="4"/><text:span text:style-name="T82">&lt;/</text:span><text:span text:style-name="T36">tableDefinition</text:span><text:span text:style-name="T82">&gt;</text:span></text:p>
      <text:p text:style-name="P90"><text:s text:c="4"/><text:span text:style-name="T82">&lt;</text:span><text:span text:style-name="T36">fromItemGrouping </text:span><text:span text:style-name="T77">comma</text:span><text:span text:style-name="T79">="before"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8"/><text:span text:style-name="T82">&lt;</text:span><text:span text:style-name="T36">maxSingleLineLength </text:span><text:span text:style-name="T77">value</text:span><text:span text:style-name="T79">="100" </text:span><text:span text:style-name="T77">weight</text:span><text:span text:style-name="T79">="10.0"</text:span><text:span text:style-name="T82">/&gt;</text:span></text:p>
      <text:p text:style-name="P90"><text:s text:c="8"/><text:span text:style-name="T82">&lt;</text:span><text:span text:style-name="T36">aliasAlignment </text:span><text:span text:style-name="T77">alignment</text:span><text:span text:style-name="T79">="verticallyAligned" </text:span><text:span text:style-name="T77">minPosition</text:span><text:span text:style-name="T79">="10" </text:span><text:span text:style-name="T77">maxPosition</text:span><text:span text:style-name="T79">="60"</text:span><text:span text:style-name="T82">/&gt;</text:span></text:p>
      <text:p text:style-name="P90"><text:s text:c="4"/><text:span text:style-name="T82">&lt;/</text:span><text:span text:style-name="T36">fromItemGrouping</text:span><text:span text:style-name="T82">&gt;</text:span></text:p>
      <text:p text:style-name="P90"><text:s text:c="4"/><text:span text:style-name="T82">&lt;</text:span><text:span text:style-name="T36">targetListGrouping </text:span><text:span text:style-name="T77">multilineOpeningParenBeforeArgument</text:span><text:span text:style-name="T79">="true" </text:span><text:span text:style-name="T77">multilineClosingParenOnNewLine</text:span><text:span text:style-name="T79">="false"</text:span><text:span text:style-name="T82">&gt;</text:span></text:p>
      <text:p text:style-name="P90"><text:s text:c="8"/><text:span text:style-name="T82">&lt;</text:span><text:span text:style-name="T36">maxSingleLineLength </text:span><text:span text:style-name="T77">value</text:span><text:span text:style-name="T79">="80" </text:span><text:span text:style-name="T77">weight</text:span><text:span text:style-name="T79">="5.0"</text:span><text:span text:style-name="T82">/&gt;</text:span></text:p>
      <text:p text:style-name="P90"><text:s text:c="8"/><text:span text:style-name="T82">&lt;</text:span><text:span text:style-name="T36">maxArgumentsPerGroup </text:span><text:span text:style-name="T77">value</text:span><text:span text:style-name="T79">="10" </text:span><text:span text:style-name="T77">weight</text:span><text:span text:style-name="T79">="5.0"</text:span><text:span text:style-name="T82">/&gt;</text:span></text:p>
      <text:p text:style-name="P90"><text:s text:c="8"/><text:span text:style-name="T82">&lt;</text:span><text:span text:style-name="T36">maxLengthOfGroup </text:span><text:span text:style-name="T77">value</text:span><text:span text:style-name="T79">="50" </text:span><text:span text:style-name="T77">weight</text:span><text:span text:style-name="T79">="10.0"</text:span><text:span text:style-name="T82">/&gt;</text:span></text:p>
      <text:p text:style-name="P90"><text:s text:c="8"/><text:span text:style-name="T82">&lt;</text:span><text:span text:style-name="T36">indent </text:span><text:span text:style-name="T77">value</text:span><text:span text:style-name="T79">="underFirstArgument" </text:span><text:span text:style-name="T77">weight</text:span><text:span text:style-name="T79">="10.0"</text:span><text:span text:style-name="T82">/&gt;</text:span></text:p>
      <text:p text:style-name="P90"><text:s text:c="8"/><text:span text:style-name="T82">&lt;</text:span><text:span text:style-name="T36">commaBeforeOrAfter</text:span><text:span text:style-name="T82">&gt;</text:span><text:span text:style-name="T81">before</text:span><text:span text:style-name="T82">&lt;/</text:span><text:span text:style-name="T36">commaBeforeOrAfter</text:span><text:span text:style-name="T82">&gt;</text:span></text:p>
      <text:p text:style-name="P90"><text:s text:c="4"/><text:span text:style-name="T82">&lt;/</text:span><text:span text:style-name="T36">targetListGrouping</text:span><text:span text:style-name="T82">&gt;</text:span></text:p>
      <text:p text:style-name="P90"><text:s text:c="4"/><text:span text:style-name="T82">&lt;</text:span><text:span text:style-name="T36">caseOperand </text:span><text:span text:style-name="T77">elsePosition</text:span><text:span text:style-name="T79">="elseUnderThen" </text:span><text:span text:style-name="T77">endPosition</text:span><text:span text:style-name="T79">="endUnderCase"</text:span><text:span text:style-name="T82">&gt;</text:span></text:p>
      <text:p text:style-name="P90"><text:s text:c="8"/><text:span text:style-name="T82">&lt;</text:span><text:span text:style-name="T36">maxSingleLineClause </text:span><text:span text:style-name="T77">value</text:span><text:span text:style-name="T79">="60" </text:span><text:span text:style-name="T77">weight</text:span><text:span text:style-name="T79">="5.0"</text:span><text:span text:style-name="T82">/&gt;</text:span></text:p>
      <text:p text:style-name="P90"><text:s text:c="8"/><text:span text:style-name="T82">&lt;</text:span><text:span text:style-name="T36">whenPosition </text:span><text:span text:style-name="T77">value</text:span><text:span text:style-name="T79">="whenUnderCase" </text:span><text:span text:style-name="T77">weight</text:span><text:span text:style-name="T79">="10.0"</text:span><text:span text:style-name="T82">/&gt;</text:span></text:p>
      <text:p text:style-name="P90"><text:s text:c="8"/><text:span text:style-name="T82">&lt;</text:span><text:span text:style-name="T36">thenPosition </text:span><text:span text:style-name="T77">value</text:span><text:span text:style-name="T79">="thenAfterWhenAligned" </text:span><text:span text:style-name="T77">weight</text:span><text:span text:style-name="T79">="10.0"</text:span><text:span text:style-name="T82">/&gt;</text:span></text:p>
      <text:p text:style-name="P90"><text:s text:c="4"/><text:span text:style-name="T82">&lt;/</text:span><text:span text:style-name="T36">caseOperand</text:span><text:span text:style-name="T82">&gt;</text:span></text:p>
      <text:p text:style-name="P90"><text:s text:c="4"/><text:span text:style-name="T82">&lt;</text:span><text:span text:style-name="T36">caseWhen </text:span><text:span text:style-name="T77">elsePosition</text:span><text:span text:style-name="T79">="elseUnderThen" </text:span><text:span text:style-name="T77">endPosition</text:span><text:span text:style-name="T79">="endUnderCase"</text:span><text:span text:style-name="T82">&gt;</text:span></text:p>
      <text:p text:style-name="P90"><text:s text:c="8"/><text:span text:style-name="T82">&lt;</text:span><text:span text:style-name="T36">maxSingleLineClause </text:span><text:span text:style-name="T77">value</text:span><text:span text:style-name="T79">="60" </text:span><text:span text:style-name="T77">weight</text:span><text:span text:style-name="T79">="5.0"</text:span><text:span text:style-name="T82">/&gt;</text:span></text:p>
      <text:p text:style-name="P90"><text:s text:c="8"/><text:span text:style-name="T82">&lt;</text:span><text:span text:style-name="T36">whenPosition </text:span><text:span text:style-name="T77">value</text:span><text:span text:style-name="T79">="whenAfterCase" </text:span><text:span text:style-name="T77">weight</text:span><text:span text:style-name="T79">="10.0"</text:span><text:span text:style-name="T82">/&gt;</text:span></text:p>
      <text:p text:style-name="P90"><text:s text:c="8"/><text:span text:style-name="T82">&lt;</text:span><text:span text:style-name="T36">thenPosition </text:span><text:span text:style-name="T77">value</text:span><text:span text:style-name="T79">="thenAfterWhenAligned" </text:span><text:span text:style-name="T77">weight</text:span><text:span text:style-name="T79">="10.0"</text:span><text:span text:style-name="T82">/&gt;</text:span></text:p>
      <text:p text:style-name="P90"><text:s text:c="4"/><text:span text:style-name="T82">&lt;/</text:span><text:span text:style-name="T36">caseWhen</text:span><text:span text:style-name="T82">&gt;</text:span></text:p>
      <text:p text:style-name="P90"><text:s text:c="4"/><text:span text:style-name="T82">&lt;</text:span><text:span text:style-name="T36">letterCaseKeywords</text:span><text:span text:style-name="T82">&gt;</text:span><text:span text:style-name="T81">unchanged</text:span><text:span text:style-name="T82">&lt;/</text:span><text:span text:style-name="T36">letterCaseKeywords</text:span><text:span text:style-name="T82">&gt;</text:span></text:p>
      <text:p text:style-name="P90"><text:s text:c="4"/><text:span text:style-name="T82">&lt;</text:span><text:span text:style-name="T36">letterCaseFunctions</text:span><text:span text:style-name="T82">&gt;</text:span><text:span text:style-name="T81">unchanged</text:span><text:span text:style-name="T82">&lt;/</text:span><text:span text:style-name="T36">letterCaseFunctions</text:span><text:span text:style-name="T82">&gt;</text:span></text:p>
      <text:p text:style-name="P90"><text:s text:c="4"/><text:span text:style-name="T82">&lt;</text:span><text:span text:style-name="T36">languagePlpgsql</text:span><text:span text:style-name="T82">&gt;</text:span></text:p>
      <text:p text:style-name="P90"><text:s text:c="8"/><text:span text:style-name="T82">&lt;</text:span><text:bookmark-start text:name="__DdeLink__1682_1044030364"/><text:span text:style-name="T36">declareSection</text:span><text:bookmark-end text:name="__DdeLink__1682_1044030364"/><text:span text:style-name="T82">&gt;</text:span></text:p>
      <text:p text:style-name="P90"><text:s text:c="12"/><text:span text:style-name="T82">&lt;</text:span><text:span text:style-name="T36">dataTypePosition </text:span><text:span text:style-name="T77">alignment</text:span><text:span text:style-name="T79">="verticallyAligned" </text:span><text:span text:style-name="T77">minPosition</text:span><text:span text:style-name="T79">="30" </text:span><text:span text:style-name="T77">maxPosition</text:span><text:span text:style-name="T79">="60" </text:span><text:span text:style-name="T77">constantPosition</text:span><text:span text:style-name="T79">="alignedBeforeDataType"</text:span><text:span text:style-name="T82">/&gt;</text:span></text:p>
      <text:p text:style-name="P90"><text:s text:c="8"/><text:span text:style-name="T82">&lt;/</text:span><text:span text:style-name="T36">declareSection</text:span><text:span text:style-name="T82">&gt;</text:span></text:p>
      <text:p text:style-name="P90"><text:s text:c="8"/><text:span text:style-name="T82">&lt;</text:span><text:span text:style-name="T36">codeSection</text:span><text:span text:style-name="T82">&gt;</text:span></text:p>
      <text:p text:style-name="P90"><text:s text:c="12"/><text:span text:style-name="T82">&lt;</text:span><text:span text:style-name="T36">ifStatement </text:span><text:span text:style-name="T77">then</text:span><text:span text:style-name="T79">="singleLineAfterMultiLineUnder" </text:span><text:span text:style-name="T77">conditionIndent</text:span><text:span text:style-name="T79">="indented"</text:span><text:span text:style-name="T82">/&gt;</text:span></text:p>
      <text:p text:style-name="P90"><text:s text:c="12"/><text:span text:style-name="T82">&lt;</text:span><text:span text:style-name="T36">forStatement </text:span><text:span text:style-name="T77">loop</text:span><text:span text:style-name="T79">="singleLineAfterMultiLineUnder"</text:span><text:span text:style-name="T82">/&gt;</text:span></text:p>
      <text:p text:style-name="P90"><text:s text:c="8"/><text:span text:style-name="T82">&lt;/</text:span><text:span text:style-name="T36">codeSection</text:span><text:span text:style-name="T82">&gt;</text:span></text:p>
      <text:p text:style-name="P90"><text:s text:c="4"/><text:span text:style-name="T82">&lt;/</text:span><text:span text:style-name="T36">languagePlpgsql</text:span><text:span text:style-name="T82">&gt;</text:span></text:p>
      <text:p text:style-name="P5"><text:span text:style-name="T33">&lt;/</text:span><text:span text:style-name="T34">ns2</text:span><text:span text:style-name="T37">:configuration</text:span><text:span text:style-name="T33">&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monospace"/>
    <style:font-face style:name="Lohit Devanagari1" svg:font-family="'Lohit Devanagari'"/>
    <style:font-face style:name="Verdana2" svg:font-family="Verdana, sans-serif"/>
    <style:font-face style:name="Verdana" svg:font-family="Verdan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0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Verdana" fo:font-size="10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Verdana" fo:font-family="Verdan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11489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paragraph-rsid="0037fbd7"/>
    </style:style>
    <style:style style:name="MT1" style:family="text">
      <style:text-properties fo:font-variant="normal" fo:text-transform="none" fo:color="#000000" style:font-name="Verdana2" fo:font-size="10.5pt" fo:letter-spacing="normal" fo:font-style="normal" fo:font-weight="normal" officeooo:rsid="0033953e"/>
    </style:style>
    <style:style style:name="MT2" style:family="text">
      <style:text-properties fo:font-variant="normal" fo:text-transform="none" fo:color="#000000" style:font-name="Verdana2" fo:font-size="10.5pt" fo:letter-spacing="normal" fo:font-style="normal" fo:font-weight="normal" officeooo:rsid="00446394"/>
    </style:style>
    <style:style style:name="MT3" style:family="text">
      <style:text-properties officeooo:rsid="005638e0"/>
    </style:style>
    <style:style style:name="MT4" style:family="text">
      <style:text-properties fo:font-variant="normal" fo:text-transform="none" fo:color="#000000" style:font-name="Verdana2"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p</text:span><text:span text:style-name="MT2">g</text:span><text:span text:style-name="MT1">code_formatte</text:span><text:span text:style-name="MT3">r<text:tab/>verson 0.1 - </text:span><text:span text:style-name="MT3"><text:date style:data-style-name="N84" text:date-value="2021-01-26T13:40:45.773678063">2021-01-26</text:date></text:span><text:span text:style-name="MT4"><text:s text:c="27"/><text:tab/> </text:span><text:span text:style-name="MT4"><text:page-number text:select-page="current">27</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09:30:38.504309862</meta:creation-date>
    <dc:date>2021-01-26T13:40:45.731313041</dc:date>
    <meta:editing-duration>PT4H3M10S</meta:editing-duration>
    <meta:editing-cycles>28</meta:editing-cycles>
    <meta:generator>LibreOffice/6.4.7.2$Linux_X86_64 LibreOffice_project/40$Build-2</meta:generator>
    <meta:document-statistic meta:table-count="23" meta:image-count="0" meta:object-count="0" meta:page-count="27" meta:paragraph-count="640" meta:word-count="4373" meta:character-count="35272" meta:non-whitespace-character-count="30939"/>
  </office:meta>
</office:document-meta>
</file>